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/>
    <style:style style:name="ce4" style:family="table-cell" style:parent-style-name="Default" style:data-style-name="N40"/>
    <style:style style:name="ce5" style:family="table-cell" style:parent-style-name="Default" style:data-style-name="N0"/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44"/>
    <style:style style:name="ce9" style:family="table-cell" style:parent-style-name="Default" style:data-style-name="N0">
      <style:table-cell-properties fo:background-color="#4472C4"/>
    </style:style>
    <style:style style:name="ce10" style:family="table-cell" style:parent-style-name="Default" style:data-style-name="N0">
      <style:table-cell-properties fo:background-color="#4472C4"/>
      <style:text-properties fo:color="#FFFFFF" fo:font-size="36pt" style:font-size-asian="36pt" style:font-size-complex="36pt"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49766666666667cm" style:use-optimal-column-width="true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94216666666667cm"/>
    </style:style>
    <style:style style:name="co5" style:family="table-column">
      <style:table-column-properties fo:break-before="auto" style:column-width="4.16983333333333cm" style:use-optimal-column-width="true"/>
    </style:style>
    <style:style style:name="co6" style:family="table-column">
      <style:table-column-properties fo:break-before="auto" style:column-width="2.96333333333333cm" style:use-optimal-column-width="true"/>
    </style:style>
    <style:style style:name="co7" style:family="table-column">
      <style:table-column-properties fo:break-before="auto" style:column-width="0.719666666666667cm" style:use-optimal-column-width="true"/>
    </style:style>
    <style:style style:name="co8" style:family="table-column">
      <style:table-column-properties fo:break-before="auto" style:column-width="2.053166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ke_buyers" table:style-name="ta1">
        <table:table-column table:style-name="co1" table:number-columns-repeated="3" table:default-cell-style-name="ce1"/>
        <table:table-column table:style-name="co2" table:default-cell-style-name="ce4"/>
        <table:table-column table:style-name="co1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Marital Status</text:p>
          </table:table-cell>
          <table:table-cell office:value-type="string" table:style-name="ce1">
            <text:p>Gender</text:p>
          </table:table-cell>
          <table:table-cell office:value-type="string" table:style-name="ce4">
            <text:p>Income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Occupation</text:p>
          </table:table-cell>
          <table:table-cell office:value-type="string" table:style-name="ce1">
            <text:p>Home Owner</text:p>
          </table:table-cell>
          <table:table-cell office:value-type="string" table:style-name="ce1">
            <text:p>Cars</text:p>
          </table:table-cell>
          <table:table-cell office:value-type="string" table:style-name="ce1">
            <text:p>Commute Distanc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Age Brackets</text:p>
          </table:table-cell>
          <table:table-cell office:value-type="string" table:style-name="ce1">
            <text:p>Purchased Bike</text:p>
          </table:table-cell>
          <table:table-cell table:number-columns-repeated="16370"/>
        </table:table-row>
        <table:table-row table:style-name="ro1">
          <table:table-cell office:value-type="float" office:value="12496" table:style-name="ce1">
            <text:p>1249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2]&gt;54;&quot;Old&quot;; IF([.L2]&gt;=31;&quot;Middle Age&quot;; IF([.L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107" table:style-name="ce1">
            <text:p>2410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3]&gt;54;&quot;Old&quot;; IF([.L3]&gt;=31;&quot;Middle Age&quot;; IF([.L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177" table:style-name="ce1">
            <text:p>1417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4]&gt;54;&quot;Old&quot;; IF([.L4]&gt;=31;&quot;Middle Age&quot;; IF([.L4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381" table:style-name="ce1">
            <text:p>2438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5]&gt;54;&quot;Old&quot;; IF([.L5]&gt;=31;&quot;Middle Age&quot;; IF([.L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597" table:style-name="ce1">
            <text:p>2559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6]&gt;54;&quot;Old&quot;; IF([.L6]&gt;=31;&quot;Middle Age&quot;; IF([.L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507" table:style-name="ce1">
            <text:p>1350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7]&gt;54;&quot;Old&quot;; IF([.L7]&gt;=31;&quot;Middle Age&quot;; IF([.L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974" table:style-name="ce1">
            <text:p>2797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60000" table:style-name="ce4">
            <text:p>$1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8]&gt;54;&quot;Old&quot;; IF([.L8]&gt;=31;&quot;Middle Age&quot;; IF([.L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364" table:style-name="ce1">
            <text:p>1936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9]&gt;54;&quot;Old&quot;; IF([.L9]&gt;=31;&quot;Middle Age&quot;; IF([.L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155" table:style-name="ce1">
            <text:p>2215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10]&gt;54;&quot;Old&quot;; IF([.L10]&gt;=31;&quot;Middle Age&quot;; IF([.L1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280" table:style-name="ce1">
            <text:p>1928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11]&gt;54;&quot;Old&quot;; IF([.L11]&gt;=31;&quot;Middle Age&quot;; IF([.L1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173" table:style-name="ce1">
            <text:p>2217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12]&gt;54;&quot;Old&quot;; IF([.L12]&gt;=31;&quot;Middle Age&quot;; IF([.L1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697" table:style-name="ce1">
            <text:p>1269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13]&gt;54;&quot;Old&quot;; IF([.L13]&gt;=31;&quot;Middle Age&quot;; IF([.L1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434" table:style-name="ce1">
            <text:p>1143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70000" table:style-name="ce4">
            <text:p>$1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14]&gt;54;&quot;Old&quot;; IF([.L14]&gt;=31;&quot;Middle Age&quot;; IF([.L14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323" table:style-name="ce1">
            <text:p>2532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15]&gt;54;&quot;Old&quot;; IF([.L15]&gt;=31;&quot;Middle Age&quot;; IF([.L1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542" table:style-name="ce1">
            <text:p>2354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16]&gt;54;&quot;Old&quot;; IF([.L16]&gt;=31;&quot;Middle Age&quot;; IF([.L1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870" table:style-name="ce1">
            <text:p>2087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17]&gt;54;&quot;Old&quot;; IF([.L17]&gt;=31;&quot;Middle Age&quot;; IF([.L1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316" table:style-name="ce1">
            <text:p>2331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18]&gt;54;&quot;Old&quot;; IF([.L18]&gt;=31;&quot;Middle Age&quot;; IF([.L18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610" table:style-name="ce1">
            <text:p>1261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19]&gt;54;&quot;Old&quot;; IF([.L19]&gt;=31;&quot;Middle Age&quot;; IF([.L1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183" table:style-name="ce1">
            <text:p>2718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20]&gt;54;&quot;Old&quot;; IF([.L20]&gt;=31;&quot;Middle Age&quot;; IF([.L2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940" table:style-name="ce1">
            <text:p>2594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21]&gt;54;&quot;Old&quot;; IF([.L21]&gt;=31;&quot;Middle Age&quot;; IF([.L21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598" table:style-name="ce1">
            <text:p>2559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22]&gt;54;&quot;Old&quot;; IF([.L22]&gt;=31;&quot;Middle Age&quot;; IF([.L2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564" table:style-name="ce1">
            <text:p>2156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23]&gt;54;&quot;Old&quot;; IF([.L23]&gt;=31;&quot;Middle Age&quot;; IF([.L2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193" table:style-name="ce1">
            <text:p>1919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24]&gt;54;&quot;Old&quot;; IF([.L24]&gt;=31;&quot;Middle Age&quot;; IF([.L2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412" table:style-name="ce1">
            <text:p>2641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25]&gt;54;&quot;Old&quot;; IF([.L25]&gt;=31;&quot;Middle Age&quot;; IF([.L25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184" table:style-name="ce1">
            <text:p>2718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26]&gt;54;&quot;Old&quot;; IF([.L26]&gt;=31;&quot;Middle Age&quot;; IF([.L2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590" table:style-name="ce1">
            <text:p>1259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3" table:style-name="ce1">
            <text:p>63</text:p>
          </table:table-cell>
          <table:table-cell office:value-type="string" office:string-value="Old" table:formula="of:=IF([.L27]&gt;54;&quot;Old&quot;; IF([.L27]&gt;=31;&quot;Middle Age&quot;; IF([.L2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841" table:style-name="ce1">
            <text:p>1784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28]&gt;54;&quot;Old&quot;; IF([.L28]&gt;=31;&quot;Middle Age&quot;; IF([.L28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283" table:style-name="ce1">
            <text:p>1828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29]&gt;54;&quot;Old&quot;; IF([.L29]&gt;=31;&quot;Middle Age&quot;; IF([.L2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299" table:style-name="ce1">
            <text:p>1829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30]&gt;54;&quot;Old&quot;; IF([.L30]&gt;=31;&quot;Middle Age&quot;; IF([.L3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466" table:style-name="ce1">
            <text:p>1646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31]&gt;54;&quot;Old&quot;; IF([.L31]&gt;=31;&quot;Middle Age&quot;; IF([.L3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273" table:style-name="ce1">
            <text:p>1927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3" table:style-name="ce1">
            <text:p>63</text:p>
          </table:table-cell>
          <table:table-cell office:value-type="string" office:string-value="Old" table:formula="of:=IF([.L32]&gt;54;&quot;Old&quot;; IF([.L32]&gt;=31;&quot;Middle Age&quot;; IF([.L3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400" table:style-name="ce1">
            <text:p>2240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33]&gt;54;&quot;Old&quot;; IF([.L33]&gt;=31;&quot;Middle Age&quot;; IF([.L33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942" table:style-name="ce1">
            <text:p>2094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34]&gt;54;&quot;Old&quot;; IF([.L34]&gt;=31;&quot;Middle Age&quot;; IF([.L3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484" table:style-name="ce1">
            <text:p>1848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35]&gt;54;&quot;Old&quot;; IF([.L35]&gt;=31;&quot;Middle Age&quot;; IF([.L3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291" table:style-name="ce1">
            <text:p>1229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36]&gt;54;&quot;Old&quot;; IF([.L36]&gt;=31;&quot;Middle Age&quot;; IF([.L36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380" table:style-name="ce1">
            <text:p>2838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37]&gt;54;&quot;Old&quot;; IF([.L37]&gt;=31;&quot;Middle Age&quot;; IF([.L3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891" table:style-name="ce1">
            <text:p>1789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38]&gt;54;&quot;Old&quot;; IF([.L38]&gt;=31;&quot;Middle Age&quot;; IF([.L3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832" table:style-name="ce1">
            <text:p>2783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39]&gt;54;&quot;Old&quot;; IF([.L39]&gt;=31;&quot;Middle Age&quot;; IF([.L39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863" table:style-name="ce1">
            <text:p>2686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40]&gt;54;&quot;Old&quot;; IF([.L40]&gt;=31;&quot;Middle Age&quot;; IF([.L40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259" table:style-name="ce1">
            <text:p>1625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41]&gt;54;&quot;Old&quot;; IF([.L41]&gt;=31;&quot;Middle Age&quot;; IF([.L4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803" table:style-name="ce1">
            <text:p>2780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42]&gt;54;&quot;Old&quot;; IF([.L42]&gt;=31;&quot;Middle Age&quot;; IF([.L4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347" table:style-name="ce1">
            <text:p>1434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5" table:style-name="ce1">
            <text:p>65</text:p>
          </table:table-cell>
          <table:table-cell office:value-type="string" office:string-value="Old" table:formula="of:=IF([.L43]&gt;54;&quot;Old&quot;; IF([.L43]&gt;=31;&quot;Middle Age&quot;; IF([.L43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703" table:style-name="ce1">
            <text:p>1770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44]&gt;54;&quot;Old&quot;; IF([.L44]&gt;=31;&quot;Middle Age&quot;; IF([.L4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185" table:style-name="ce1">
            <text:p>1718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70000" table:style-name="ce4">
            <text:p>$1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45]&gt;54;&quot;Old&quot;; IF([.L45]&gt;=31;&quot;Middle Age&quot;; IF([.L4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9380" table:style-name="ce1">
            <text:p>2938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46]&gt;54;&quot;Old&quot;; IF([.L46]&gt;=31;&quot;Middle Age&quot;; IF([.L4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986" table:style-name="ce1">
            <text:p>2398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47]&gt;54;&quot;Old&quot;; IF([.L47]&gt;=31;&quot;Middle Age&quot;; IF([.L47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466" table:style-name="ce1">
            <text:p>2446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48]&gt;54;&quot;Old&quot;; IF([.L48]&gt;=31;&quot;Middle Age&quot;; IF([.L4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9097" table:style-name="ce1">
            <text:p>2909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49]&gt;54;&quot;Old&quot;; IF([.L49]&gt;=31;&quot;Middle Age&quot;; IF([.L4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487" table:style-name="ce1">
            <text:p>1948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50]&gt;54;&quot;Old&quot;; IF([.L50]&gt;=31;&quot;Middle Age&quot;; IF([.L5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939" table:style-name="ce1">
            <text:p>1493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51]&gt;54;&quot;Old&quot;; IF([.L51]&gt;=31;&quot;Middle Age&quot;; IF([.L5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826" table:style-name="ce1">
            <text:p>1382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52]&gt;54;&quot;Old&quot;; IF([.L52]&gt;=31;&quot;Middle Age&quot;; IF([.L52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619" table:style-name="ce1">
            <text:p>2061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53]&gt;54;&quot;Old&quot;; IF([.L53]&gt;=31;&quot;Middle Age&quot;; IF([.L5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558" table:style-name="ce1">
            <text:p>1255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5" table:style-name="ce1">
            <text:p>65</text:p>
          </table:table-cell>
          <table:table-cell office:value-type="string" office:string-value="Old" table:formula="of:=IF([.L54]&gt;54;&quot;Old&quot;; IF([.L54]&gt;=31;&quot;Middle Age&quot;; IF([.L54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871" table:style-name="ce1">
            <text:p>2487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55]&gt;54;&quot;Old&quot;; IF([.L55]&gt;=31;&quot;Middle Age&quot;; IF([.L55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319" table:style-name="ce1">
            <text:p>1731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56]&gt;54;&quot;Old&quot;; IF([.L56]&gt;=31;&quot;Middle Age&quot;; IF([.L5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906" table:style-name="ce1">
            <text:p>2890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57]&gt;54;&quot;Old&quot;; IF([.L57]&gt;=31;&quot;Middle Age&quot;; IF([.L5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808" table:style-name="ce1">
            <text:p>1280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58]&gt;54;&quot;Old&quot;; IF([.L58]&gt;=31;&quot;Middle Age&quot;; IF([.L5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567" table:style-name="ce1">
            <text:p>2056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61" table:style-name="ce1">
            <text:p>61</text:p>
          </table:table-cell>
          <table:table-cell office:value-type="string" office:string-value="Old" table:formula="of:=IF([.L59]&gt;54;&quot;Old&quot;; IF([.L59]&gt;=31;&quot;Middle Age&quot;; IF([.L59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502" table:style-name="ce1">
            <text:p>2550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60]&gt;54;&quot;Old&quot;; IF([.L60]&gt;=31;&quot;Middle Age&quot;; IF([.L6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580" table:style-name="ce1">
            <text:p>1558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61]&gt;54;&quot;Old&quot;; IF([.L61]&gt;=31;&quot;Middle Age&quot;; IF([.L6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185" table:style-name="ce1">
            <text:p>2418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62]&gt;54;&quot;Old&quot;; IF([.L62]&gt;=31;&quot;Middle Age&quot;; IF([.L6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291" table:style-name="ce1">
            <text:p>1929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63]&gt;54;&quot;Old&quot;; IF([.L63]&gt;=31;&quot;Middle Age&quot;; IF([.L6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713" table:style-name="ce1">
            <text:p>1671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64]&gt;54;&quot;Old&quot;; IF([.L64]&gt;=31;&quot;Middle Age&quot;; IF([.L6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185" table:style-name="ce1">
            <text:p>1618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65]&gt;54;&quot;Old&quot;; IF([.L65]&gt;=31;&quot;Middle Age&quot;; IF([.L6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927" table:style-name="ce1">
            <text:p>1492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66]&gt;54;&quot;Old&quot;; IF([.L66]&gt;=31;&quot;Middle Age&quot;; IF([.L6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9337" table:style-name="ce1">
            <text:p>2933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8" table:style-name="ce1">
            <text:p>68</text:p>
          </table:table-cell>
          <table:table-cell office:value-type="string" office:string-value="Old" table:formula="of:=IF([.L67]&gt;54;&quot;Old&quot;; IF([.L67]&gt;=31;&quot;Middle Age&quot;; IF([.L6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355" table:style-name="ce1">
            <text:p>2935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68]&gt;54;&quot;Old&quot;; IF([.L68]&gt;=31;&quot;Middle Age&quot;; IF([.L6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303" table:style-name="ce1">
            <text:p>2530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69]&gt;54;&quot;Old&quot;; IF([.L69]&gt;=31;&quot;Middle Age&quot;; IF([.L6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813" table:style-name="ce1">
            <text:p>1481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70]&gt;54;&quot;Old&quot;; IF([.L70]&gt;=31;&quot;Middle Age&quot;; IF([.L7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438" table:style-name="ce1">
            <text:p>1643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71]&gt;54;&quot;Old&quot;; IF([.L71]&gt;=31;&quot;Middle Age&quot;; IF([.L71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238" table:style-name="ce1">
            <text:p>1423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72]&gt;54;&quot;Old&quot;; IF([.L72]&gt;=31;&quot;Middle Age&quot;; IF([.L7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200" table:style-name="ce1">
            <text:p>1620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73]&gt;54;&quot;Old&quot;; IF([.L73]&gt;=31;&quot;Middle Age&quot;; IF([.L7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857" table:style-name="ce1">
            <text:p>2485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74]&gt;54;&quot;Old&quot;; IF([.L74]&gt;=31;&quot;Middle Age&quot;; IF([.L7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956" table:style-name="ce1">
            <text:p>2695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75]&gt;54;&quot;Old&quot;; IF([.L75]&gt;=31;&quot;Middle Age&quot;; IF([.L7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517" table:style-name="ce1">
            <text:p>1451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76]&gt;54;&quot;Old&quot;; IF([.L76]&gt;=31;&quot;Middle Age&quot;; IF([.L7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678" table:style-name="ce1">
            <text:p>1267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77]&gt;54;&quot;Old&quot;; IF([.L77]&gt;=31;&quot;Middle Age&quot;; IF([.L7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188" table:style-name="ce1">
            <text:p>1618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78]&gt;54;&quot;Old&quot;; IF([.L78]&gt;=31;&quot;Middle Age&quot;; IF([.L78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969" table:style-name="ce1">
            <text:p>2796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79]&gt;54;&quot;Old&quot;; IF([.L79]&gt;=31;&quot;Middle Age&quot;; IF([.L79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752" table:style-name="ce1">
            <text:p>1575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80]&gt;54;&quot;Old&quot;; IF([.L80]&gt;=31;&quot;Middle Age&quot;; IF([.L8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745" table:style-name="ce1">
            <text:p>2774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3" table:style-name="ce1">
            <text:p>63</text:p>
          </table:table-cell>
          <table:table-cell office:value-type="string" office:string-value="Old" table:formula="of:=IF([.L81]&gt;54;&quot;Old&quot;; IF([.L81]&gt;=31;&quot;Middle Age&quot;; IF([.L81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828" table:style-name="ce1">
            <text:p>2082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82]&gt;54;&quot;Old&quot;; IF([.L82]&gt;=31;&quot;Middle Age&quot;; IF([.L8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461" table:style-name="ce1">
            <text:p>1946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83]&gt;54;&quot;Old&quot;; IF([.L83]&gt;=31;&quot;Middle Age&quot;; IF([.L8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941" table:style-name="ce1">
            <text:p>2694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84]&gt;54;&quot;Old&quot;; IF([.L84]&gt;=31;&quot;Middle Age&quot;; IF([.L8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412" table:style-name="ce1">
            <text:p>2841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85]&gt;54;&quot;Old&quot;; IF([.L85]&gt;=31;&quot;Middle Age&quot;; IF([.L85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485" table:style-name="ce1">
            <text:p>2448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86]&gt;54;&quot;Old&quot;; IF([.L86]&gt;=31;&quot;Middle Age&quot;; IF([.L8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514" table:style-name="ce1">
            <text:p>1651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87]&gt;54;&quot;Old&quot;; IF([.L87]&gt;=31;&quot;Middle Age&quot;; IF([.L87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191" table:style-name="ce1">
            <text:p>1719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88]&gt;54;&quot;Old&quot;; IF([.L88]&gt;=31;&quot;Middle Age&quot;; IF([.L8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608" table:style-name="ce1">
            <text:p>1960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89]&gt;54;&quot;Old&quot;; IF([.L89]&gt;=31;&quot;Middle Age&quot;; IF([.L8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119" table:style-name="ce1">
            <text:p>2411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90]&gt;54;&quot;Old&quot;; IF([.L90]&gt;=31;&quot;Middle Age&quot;; IF([.L90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458" table:style-name="ce1">
            <text:p>2545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91]&gt;54;&quot;Old&quot;; IF([.L91]&gt;=31;&quot;Middle Age&quot;; IF([.L9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886" table:style-name="ce1">
            <text:p>2688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92]&gt;54;&quot;Old&quot;; IF([.L92]&gt;=31;&quot;Middle Age&quot;; IF([.L92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436" table:style-name="ce1">
            <text:p>2843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93]&gt;54;&quot;Old&quot;; IF([.L93]&gt;=31;&quot;Middle Age&quot;; IF([.L93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562" table:style-name="ce1">
            <text:p>1956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94]&gt;54;&quot;Old&quot;; IF([.L94]&gt;=31;&quot;Middle Age&quot;; IF([.L9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608" table:style-name="ce1">
            <text:p>1560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95]&gt;54;&quot;Old&quot;; IF([.L95]&gt;=31;&quot;Middle Age&quot;; IF([.L9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487" table:style-name="ce1">
            <text:p>1648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96]&gt;54;&quot;Old&quot;; IF([.L96]&gt;=31;&quot;Middle Age&quot;; IF([.L9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197" table:style-name="ce1">
            <text:p>1719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97]&gt;54;&quot;Old&quot;; IF([.L97]&gt;=31;&quot;Middle Age&quot;; IF([.L9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507" table:style-name="ce1">
            <text:p>1250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98]&gt;54;&quot;Old&quot;; IF([.L98]&gt;=31;&quot;Middle Age&quot;; IF([.L9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940" table:style-name="ce1">
            <text:p>2394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99]&gt;54;&quot;Old&quot;; IF([.L99]&gt;=31;&quot;Middle Age&quot;; IF([.L9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441" table:style-name="ce1">
            <text:p>1944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25" table:style-name="ce1">
            <text:p>25</text:p>
          </table:table-cell>
          <table:table-cell office:value-type="string" office:string-value="Adolscent" table:formula="of:=IF([.L100]&gt;54;&quot;Old&quot;; IF([.L100]&gt;=31;&quot;Middle Age&quot;; IF([.L100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852" table:style-name="ce1">
            <text:p>2685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101]&gt;54;&quot;Old&quot;; IF([.L101]&gt;=31;&quot;Middle Age&quot;; IF([.L10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274" table:style-name="ce1">
            <text:p>1227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102]&gt;54;&quot;Old&quot;; IF([.L102]&gt;=31;&quot;Middle Age&quot;; IF([.L10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236" table:style-name="ce1">
            <text:p>2023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103]&gt;54;&quot;Old&quot;; IF([.L103]&gt;=31;&quot;Middle Age&quot;; IF([.L10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149" table:style-name="ce1">
            <text:p>2414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104]&gt;54;&quot;Old&quot;; IF([.L104]&gt;=31;&quot;Middle Age&quot;; IF([.L10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139" table:style-name="ce1">
            <text:p>2613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105]&gt;54;&quot;Old&quot;; IF([.L105]&gt;=31;&quot;Middle Age&quot;; IF([.L10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491" table:style-name="ce1">
            <text:p>1849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106]&gt;54;&quot;Old&quot;; IF([.L106]&gt;=31;&quot;Middle Age&quot;; IF([.L10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707" table:style-name="ce1">
            <text:p>2270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107]&gt;54;&quot;Old&quot;; IF([.L107]&gt;=31;&quot;Middle Age&quot;; IF([.L107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430" table:style-name="ce1">
            <text:p>2043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108]&gt;54;&quot;Old&quot;; IF([.L108]&gt;=31;&quot;Middle Age&quot;; IF([.L10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494" table:style-name="ce1">
            <text:p>2749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109]&gt;54;&quot;Old&quot;; IF([.L109]&gt;=31;&quot;Middle Age&quot;; IF([.L10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829" table:style-name="ce1">
            <text:p>2682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110]&gt;54;&quot;Old&quot;; IF([.L110]&gt;=31;&quot;Middle Age&quot;; IF([.L11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395" table:style-name="ce1">
            <text:p>2839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111]&gt;54;&quot;Old&quot;; IF([.L111]&gt;=31;&quot;Middle Age&quot;; IF([.L11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006" table:style-name="ce1">
            <text:p>2100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112]&gt;54;&quot;Old&quot;; IF([.L112]&gt;=31;&quot;Middle Age&quot;; IF([.L11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682" table:style-name="ce1">
            <text:p>1468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113]&gt;54;&quot;Old&quot;; IF([.L113]&gt;=31;&quot;Middle Age&quot;; IF([.L11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650" table:style-name="ce1">
            <text:p>1765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114]&gt;54;&quot;Old&quot;; IF([.L114]&gt;=31;&quot;Middle Age&quot;; IF([.L11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191" table:style-name="ce1">
            <text:p>2919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115]&gt;54;&quot;Old&quot;; IF([.L115]&gt;=31;&quot;Middle Age&quot;; IF([.L11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030" table:style-name="ce1">
            <text:p>1503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116]&gt;54;&quot;Old&quot;; IF([.L116]&gt;=31;&quot;Middle Age&quot;; IF([.L116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140" table:style-name="ce1">
            <text:p>2414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117]&gt;54;&quot;Old&quot;; IF([.L117]&gt;=31;&quot;Middle Age&quot;; IF([.L117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496" table:style-name="ce1">
            <text:p>2249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118]&gt;54;&quot;Old&quot;; IF([.L118]&gt;=31;&quot;Middle Age&quot;; IF([.L11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065" table:style-name="ce1">
            <text:p>2406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119]&gt;54;&quot;Old&quot;; IF([.L119]&gt;=31;&quot;Middle Age&quot;; IF([.L11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914" table:style-name="ce1">
            <text:p>1991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120]&gt;54;&quot;Old&quot;; IF([.L120]&gt;=31;&quot;Middle Age&quot;; IF([.L12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871" table:style-name="ce1">
            <text:p>1287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121]&gt;54;&quot;Old&quot;; IF([.L121]&gt;=31;&quot;Middle Age&quot;; IF([.L121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988" table:style-name="ce1">
            <text:p>2298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122]&gt;54;&quot;Old&quot;; IF([.L122]&gt;=31;&quot;Middle Age&quot;; IF([.L122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922" table:style-name="ce1">
            <text:p>1592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50000" table:style-name="ce4">
            <text:p>$15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123]&gt;54;&quot;Old&quot;; IF([.L123]&gt;=31;&quot;Middle Age&quot;; IF([.L12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344" table:style-name="ce1">
            <text:p>1234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124]&gt;54;&quot;Old&quot;; IF([.L124]&gt;=31;&quot;Middle Age&quot;; IF([.L12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627" table:style-name="ce1">
            <text:p>2362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125]&gt;54;&quot;Old&quot;; IF([.L125]&gt;=31;&quot;Middle Age&quot;; IF([.L125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775" table:style-name="ce1">
            <text:p>2777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126]&gt;54;&quot;Old&quot;; IF([.L126]&gt;=31;&quot;Middle Age&quot;; IF([.L12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9301" table:style-name="ce1">
            <text:p>2930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127]&gt;54;&quot;Old&quot;; IF([.L127]&gt;=31;&quot;Middle Age&quot;; IF([.L12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716" table:style-name="ce1">
            <text:p>1271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128]&gt;54;&quot;Old&quot;; IF([.L128]&gt;=31;&quot;Middle Age&quot;; IF([.L12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472" table:style-name="ce1">
            <text:p>1247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129]&gt;54;&quot;Old&quot;; IF([.L129]&gt;=31;&quot;Middle Age&quot;; IF([.L12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970" table:style-name="ce1">
            <text:p>2097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130]&gt;54;&quot;Old&quot;; IF([.L130]&gt;=31;&quot;Middle Age&quot;; IF([.L13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818" table:style-name="ce1">
            <text:p>2681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131]&gt;54;&quot;Old&quot;; IF([.L131]&gt;=31;&quot;Middle Age&quot;; IF([.L13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993" table:style-name="ce1">
            <text:p>1299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132]&gt;54;&quot;Old&quot;; IF([.L132]&gt;=31;&quot;Middle Age&quot;; IF([.L13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192" table:style-name="ce1">
            <text:p>1419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133]&gt;54;&quot;Old&quot;; IF([.L133]&gt;=31;&quot;Middle Age&quot;; IF([.L133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477" table:style-name="ce1">
            <text:p>1947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134]&gt;54;&quot;Old&quot;; IF([.L134]&gt;=31;&quot;Middle Age&quot;; IF([.L13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796" table:style-name="ce1">
            <text:p>2679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5" table:style-name="ce1">
            <text:p>65</text:p>
          </table:table-cell>
          <table:table-cell office:value-type="string" office:string-value="Old" table:formula="of:=IF([.L135]&gt;54;&quot;Old&quot;; IF([.L135]&gt;=31;&quot;Middle Age&quot;; IF([.L135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094" table:style-name="ce1">
            <text:p>2109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136]&gt;54;&quot;Old&quot;; IF([.L136]&gt;=31;&quot;Middle Age&quot;; IF([.L13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234" table:style-name="ce1">
            <text:p>1223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137]&gt;54;&quot;Old&quot;; IF([.L137]&gt;=31;&quot;Middle Age&quot;; IF([.L13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683" table:style-name="ce1">
            <text:p>2868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138]&gt;54;&quot;Old&quot;; IF([.L138]&gt;=31;&quot;Middle Age&quot;; IF([.L13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994" table:style-name="ce1">
            <text:p>1799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139]&gt;54;&quot;Old&quot;; IF([.L139]&gt;=31;&quot;Middle Age&quot;; IF([.L13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273" table:style-name="ce1">
            <text:p>2427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140]&gt;54;&quot;Old&quot;; IF([.L140]&gt;=31;&quot;Middle Age&quot;; IF([.L140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547" table:style-name="ce1">
            <text:p>2654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141]&gt;54;&quot;Old&quot;; IF([.L141]&gt;=31;&quot;Middle Age&quot;; IF([.L141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500" table:style-name="ce1">
            <text:p>2250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142]&gt;54;&quot;Old&quot;; IF([.L142]&gt;=31;&quot;Middle Age&quot;; IF([.L14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993" table:style-name="ce1">
            <text:p>2399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143]&gt;54;&quot;Old&quot;; IF([.L143]&gt;=31;&quot;Middle Age&quot;; IF([.L143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832" table:style-name="ce1">
            <text:p>1483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144]&gt;54;&quot;Old&quot;; IF([.L144]&gt;=31;&quot;Middle Age&quot;; IF([.L14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614" table:style-name="ce1">
            <text:p>1661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145]&gt;54;&quot;Old&quot;; IF([.L145]&gt;=31;&quot;Middle Age&quot;; IF([.L14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877" table:style-name="ce1">
            <text:p>2087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146]&gt;54;&quot;Old&quot;; IF([.L146]&gt;=31;&quot;Middle Age&quot;; IF([.L14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729" table:style-name="ce1">
            <text:p>2072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147]&gt;54;&quot;Old&quot;; IF([.L147]&gt;=31;&quot;Middle Age&quot;; IF([.L14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464" table:style-name="ce1">
            <text:p>2246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148]&gt;54;&quot;Old&quot;; IF([.L148]&gt;=31;&quot;Middle Age&quot;; IF([.L14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475" table:style-name="ce1">
            <text:p>1947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149]&gt;54;&quot;Old&quot;; IF([.L149]&gt;=31;&quot;Middle Age&quot;; IF([.L14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675" table:style-name="ce1">
            <text:p>1967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150]&gt;54;&quot;Old&quot;; IF([.L150]&gt;=31;&quot;Middle Age&quot;; IF([.L15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728" table:style-name="ce1">
            <text:p>1272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151]&gt;54;&quot;Old&quot;; IF([.L151]&gt;=31;&quot;Middle Age&quot;; IF([.L151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154" table:style-name="ce1">
            <text:p>2615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152]&gt;54;&quot;Old&quot;; IF([.L152]&gt;=31;&quot;Middle Age&quot;; IF([.L15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9117" table:style-name="ce1">
            <text:p>2911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153]&gt;54;&quot;Old&quot;; IF([.L153]&gt;=31;&quot;Middle Age&quot;; IF([.L15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845" table:style-name="ce1">
            <text:p>1784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154]&gt;54;&quot;Old&quot;; IF([.L154]&gt;=31;&quot;Middle Age&quot;; IF([.L15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058" table:style-name="ce1">
            <text:p>2505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155]&gt;54;&quot;Old&quot;; IF([.L155]&gt;=31;&quot;Middle Age&quot;; IF([.L15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426" table:style-name="ce1">
            <text:p>2342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156]&gt;54;&quot;Old&quot;; IF([.L156]&gt;=31;&quot;Middle Age&quot;; IF([.L15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798" table:style-name="ce1">
            <text:p>1479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157]&gt;54;&quot;Old&quot;; IF([.L157]&gt;=31;&quot;Middle Age&quot;; IF([.L15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664" table:style-name="ce1">
            <text:p>1266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158]&gt;54;&quot;Old&quot;; IF([.L158]&gt;=31;&quot;Middle Age&quot;; IF([.L158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979" table:style-name="ce1">
            <text:p>2397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159]&gt;54;&quot;Old&quot;; IF([.L159]&gt;=31;&quot;Middle Age&quot;; IF([.L15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605" table:style-name="ce1">
            <text:p>2560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160]&gt;54;&quot;Old&quot;; IF([.L160]&gt;=31;&quot;Middle Age&quot;; IF([.L16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797" table:style-name="ce1">
            <text:p>2079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161]&gt;54;&quot;Old&quot;; IF([.L161]&gt;=31;&quot;Middle Age&quot;; IF([.L16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980" table:style-name="ce1">
            <text:p>2198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162]&gt;54;&quot;Old&quot;; IF([.L162]&gt;=31;&quot;Middle Age&quot;; IF([.L16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460" table:style-name="ce1">
            <text:p>2546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163]&gt;54;&quot;Old&quot;; IF([.L163]&gt;=31;&quot;Middle Age&quot;; IF([.L16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9181" table:style-name="ce1">
            <text:p>2918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164]&gt;54;&quot;Old&quot;; IF([.L164]&gt;=31;&quot;Middle Age&quot;; IF([.L16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279" table:style-name="ce1">
            <text:p>2427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165]&gt;54;&quot;Old&quot;; IF([.L165]&gt;=31;&quot;Middle Age&quot;; IF([.L16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402" table:style-name="ce1">
            <text:p>2240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25" table:style-name="ce1">
            <text:p>25</text:p>
          </table:table-cell>
          <table:table-cell office:value-type="string" office:string-value="Adolscent" table:formula="of:=IF([.L166]&gt;54;&quot;Old&quot;; IF([.L166]&gt;=31;&quot;Middle Age&quot;; IF([.L166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465" table:style-name="ce1">
            <text:p>1546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5" table:style-name="ce1">
            <text:p>25</text:p>
          </table:table-cell>
          <table:table-cell office:value-type="string" office:string-value="Adolscent" table:formula="of:=IF([.L167]&gt;54;&quot;Old&quot;; IF([.L167]&gt;=31;&quot;Middle Age&quot;; IF([.L167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757" table:style-name="ce1">
            <text:p>2675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168]&gt;54;&quot;Old&quot;; IF([.L168]&gt;=31;&quot;Middle Age&quot;; IF([.L16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233" table:style-name="ce1">
            <text:p>1423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169]&gt;54;&quot;Old&quot;; IF([.L169]&gt;=31;&quot;Middle Age&quot;; IF([.L16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058" table:style-name="ce1">
            <text:p>1405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170]&gt;54;&quot;Old&quot;; IF([.L170]&gt;=31;&quot;Middle Age&quot;; IF([.L17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273" table:style-name="ce1">
            <text:p>1227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171]&gt;54;&quot;Old&quot;; IF([.L171]&gt;=31;&quot;Middle Age&quot;; IF([.L17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203" table:style-name="ce1">
            <text:p>1720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61" table:style-name="ce1">
            <text:p>61</text:p>
          </table:table-cell>
          <table:table-cell office:value-type="string" office:string-value="Old" table:formula="of:=IF([.L172]&gt;54;&quot;Old&quot;; IF([.L172]&gt;=31;&quot;Middle Age&quot;; IF([.L172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144" table:style-name="ce1">
            <text:p>1814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61" table:style-name="ce1">
            <text:p>61</text:p>
          </table:table-cell>
          <table:table-cell office:value-type="string" office:string-value="Old" table:formula="of:=IF([.L173]&gt;54;&quot;Old&quot;; IF([.L173]&gt;=31;&quot;Middle Age&quot;; IF([.L17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963" table:style-name="ce1">
            <text:p>2396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174]&gt;54;&quot;Old&quot;; IF([.L174]&gt;=31;&quot;Middle Age&quot;; IF([.L17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907" table:style-name="ce1">
            <text:p>1790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175]&gt;54;&quot;Old&quot;; IF([.L175]&gt;=31;&quot;Middle Age&quot;; IF([.L175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442" table:style-name="ce1">
            <text:p>1944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176]&gt;54;&quot;Old&quot;; IF([.L176]&gt;=31;&quot;Middle Age&quot;; IF([.L17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504" table:style-name="ce1">
            <text:p>1750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177]&gt;54;&quot;Old&quot;; IF([.L177]&gt;=31;&quot;Middle Age&quot;; IF([.L17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253" table:style-name="ce1">
            <text:p>1225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178]&gt;54;&quot;Old&quot;; IF([.L178]&gt;=31;&quot;Middle Age&quot;; IF([.L178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304" table:style-name="ce1">
            <text:p>2730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179]&gt;54;&quot;Old&quot;; IF([.L179]&gt;=31;&quot;Middle Age&quot;; IF([.L17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191" table:style-name="ce1">
            <text:p>1419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60000" table:style-name="ce4">
            <text:p>$1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180]&gt;54;&quot;Old&quot;; IF([.L180]&gt;=31;&quot;Middle Age&quot;; IF([.L180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212" table:style-name="ce1">
            <text:p>1221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181]&gt;54;&quot;Old&quot;; IF([.L181]&gt;=31;&quot;Middle Age&quot;; IF([.L18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529" table:style-name="ce1">
            <text:p>2552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182]&gt;54;&quot;Old&quot;; IF([.L182]&gt;=31;&quot;Middle Age&quot;; IF([.L18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170" table:style-name="ce1">
            <text:p>2217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183]&gt;54;&quot;Old&quot;; IF([.L183]&gt;=31;&quot;Middle Age&quot;; IF([.L183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445" table:style-name="ce1">
            <text:p>1944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184]&gt;54;&quot;Old&quot;; IF([.L184]&gt;=31;&quot;Middle Age&quot;; IF([.L18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265" table:style-name="ce1">
            <text:p>1526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185]&gt;54;&quot;Old&quot;; IF([.L185]&gt;=31;&quot;Middle Age&quot;; IF([.L185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918" table:style-name="ce1">
            <text:p>2891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186]&gt;54;&quot;Old&quot;; IF([.L186]&gt;=31;&quot;Middle Age&quot;; IF([.L18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799" table:style-name="ce1">
            <text:p>1579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187]&gt;54;&quot;Old&quot;; IF([.L187]&gt;=31;&quot;Middle Age&quot;; IF([.L18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047" table:style-name="ce1">
            <text:p>1104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188]&gt;54;&quot;Old&quot;; IF([.L188]&gt;=31;&quot;Middle Age&quot;; IF([.L188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151" table:style-name="ce1">
            <text:p>1815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189]&gt;54;&quot;Old&quot;; IF([.L189]&gt;=31;&quot;Middle Age&quot;; IF([.L18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606" table:style-name="ce1">
            <text:p>2060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190]&gt;54;&quot;Old&quot;; IF([.L190]&gt;=31;&quot;Middle Age&quot;; IF([.L19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482" table:style-name="ce1">
            <text:p>1948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191]&gt;54;&quot;Old&quot;; IF([.L191]&gt;=31;&quot;Middle Age&quot;; IF([.L19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489" table:style-name="ce1">
            <text:p>1648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192]&gt;54;&quot;Old&quot;; IF([.L192]&gt;=31;&quot;Middle Age&quot;; IF([.L19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944" table:style-name="ce1">
            <text:p>2694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193]&gt;54;&quot;Old&quot;; IF([.L193]&gt;=31;&quot;Middle Age&quot;; IF([.L19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682" table:style-name="ce1">
            <text:p>1568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194]&gt;54;&quot;Old&quot;; IF([.L194]&gt;=31;&quot;Middle Age&quot;; IF([.L194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032" table:style-name="ce1">
            <text:p>2603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195]&gt;54;&quot;Old&quot;; IF([.L195]&gt;=31;&quot;Middle Age&quot;; IF([.L19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843" table:style-name="ce1">
            <text:p>1784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196]&gt;54;&quot;Old&quot;; IF([.L196]&gt;=31;&quot;Middle Age&quot;; IF([.L19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559" table:style-name="ce1">
            <text:p>2555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5" table:style-name="ce1">
            <text:p>25</text:p>
          </table:table-cell>
          <table:table-cell office:value-type="string" office:string-value="Adolscent" table:formula="of:=IF([.L197]&gt;54;&quot;Old&quot;; IF([.L197]&gt;=31;&quot;Middle Age&quot;; IF([.L197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209" table:style-name="ce1">
            <text:p>1620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198]&gt;54;&quot;Old&quot;; IF([.L198]&gt;=31;&quot;Middle Age&quot;; IF([.L19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147" table:style-name="ce1">
            <text:p>1114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67" table:style-name="ce1">
            <text:p>67</text:p>
          </table:table-cell>
          <table:table-cell office:value-type="string" office:string-value="Old" table:formula="of:=IF([.L199]&gt;54;&quot;Old&quot;; IF([.L199]&gt;=31;&quot;Middle Age&quot;; IF([.L199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214" table:style-name="ce1">
            <text:p>1521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200]&gt;54;&quot;Old&quot;; IF([.L200]&gt;=31;&quot;Middle Age&quot;; IF([.L20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453" table:style-name="ce1">
            <text:p>1145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201]&gt;54;&quot;Old&quot;; IF([.L201]&gt;=31;&quot;Middle Age&quot;; IF([.L20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584" table:style-name="ce1">
            <text:p>2458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202]&gt;54;&quot;Old&quot;; IF([.L202]&gt;=31;&quot;Middle Age&quot;; IF([.L20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585" table:style-name="ce1">
            <text:p>1258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203]&gt;54;&quot;Old&quot;; IF([.L203]&gt;=31;&quot;Middle Age&quot;; IF([.L203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626" table:style-name="ce1">
            <text:p>1862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204]&gt;54;&quot;Old&quot;; IF([.L204]&gt;=31;&quot;Middle Age&quot;; IF([.L20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9298" table:style-name="ce1">
            <text:p>2929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205]&gt;54;&quot;Old&quot;; IF([.L205]&gt;=31;&quot;Middle Age&quot;; IF([.L20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842" table:style-name="ce1">
            <text:p>2484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206]&gt;54;&quot;Old&quot;; IF([.L206]&gt;=31;&quot;Middle Age&quot;; IF([.L20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657" table:style-name="ce1">
            <text:p>1565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207]&gt;54;&quot;Old&quot;; IF([.L207]&gt;=31;&quot;Middle Age&quot;; IF([.L20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415" table:style-name="ce1">
            <text:p>1141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208]&gt;54;&quot;Old&quot;; IF([.L208]&gt;=31;&quot;Middle Age&quot;; IF([.L208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729" table:style-name="ce1">
            <text:p>2872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209]&gt;54;&quot;Old&quot;; IF([.L209]&gt;=31;&quot;Middle Age&quot;; IF([.L209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633" table:style-name="ce1">
            <text:p>2263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210]&gt;54;&quot;Old&quot;; IF([.L210]&gt;=31;&quot;Middle Age&quot;; IF([.L21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649" table:style-name="ce1">
            <text:p>2564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211]&gt;54;&quot;Old&quot;; IF([.L211]&gt;=31;&quot;Middle Age&quot;; IF([.L21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669" table:style-name="ce1">
            <text:p>1466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212]&gt;54;&quot;Old&quot;; IF([.L212]&gt;=31;&quot;Middle Age&quot;; IF([.L21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299" table:style-name="ce1">
            <text:p>1929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213]&gt;54;&quot;Old&quot;; IF([.L213]&gt;=31;&quot;Middle Age&quot;; IF([.L21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946" table:style-name="ce1">
            <text:p>2094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214]&gt;54;&quot;Old&quot;; IF([.L214]&gt;=31;&quot;Middle Age&quot;; IF([.L214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451" table:style-name="ce1">
            <text:p>1145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215]&gt;54;&quot;Old&quot;; IF([.L215]&gt;=31;&quot;Middle Age&quot;; IF([.L21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553" table:style-name="ce1">
            <text:p>2555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5" table:style-name="ce1">
            <text:p>65</text:p>
          </table:table-cell>
          <table:table-cell office:value-type="string" office:string-value="Old" table:formula="of:=IF([.L216]&gt;54;&quot;Old&quot;; IF([.L216]&gt;=31;&quot;Middle Age&quot;; IF([.L216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951" table:style-name="ce1">
            <text:p>2795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217]&gt;54;&quot;Old&quot;; IF([.L217]&gt;=31;&quot;Middle Age&quot;; IF([.L21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026" table:style-name="ce1">
            <text:p>2502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218]&gt;54;&quot;Old&quot;; IF([.L218]&gt;=31;&quot;Middle Age&quot;; IF([.L21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673" table:style-name="ce1">
            <text:p>1367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25" table:style-name="ce1">
            <text:p>25</text:p>
          </table:table-cell>
          <table:table-cell office:value-type="string" office:string-value="Adolscent" table:formula="of:=IF([.L219]&gt;54;&quot;Old&quot;; IF([.L219]&gt;=31;&quot;Middle Age&quot;; IF([.L219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043" table:style-name="ce1">
            <text:p>1604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220]&gt;54;&quot;Old&quot;; IF([.L220]&gt;=31;&quot;Middle Age&quot;; IF([.L22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399" table:style-name="ce1">
            <text:p>2239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221]&gt;54;&quot;Old&quot;; IF([.L221]&gt;=31;&quot;Middle Age&quot;; IF([.L221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696" table:style-name="ce1">
            <text:p>2769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222]&gt;54;&quot;Old&quot;; IF([.L222]&gt;=31;&quot;Middle Age&quot;; IF([.L22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313" table:style-name="ce1">
            <text:p>2531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223]&gt;54;&quot;Old&quot;; IF([.L223]&gt;=31;&quot;Middle Age&quot;; IF([.L22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813" table:style-name="ce1">
            <text:p>1381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224]&gt;54;&quot;Old&quot;; IF([.L224]&gt;=31;&quot;Middle Age&quot;; IF([.L22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711" table:style-name="ce1">
            <text:p>1871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225]&gt;54;&quot;Old&quot;; IF([.L225]&gt;=31;&quot;Middle Age&quot;; IF([.L22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650" table:style-name="ce1">
            <text:p>1965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67" table:style-name="ce1">
            <text:p>67</text:p>
          </table:table-cell>
          <table:table-cell office:value-type="string" office:string-value="Old" table:formula="of:=IF([.L226]&gt;54;&quot;Old&quot;; IF([.L226]&gt;=31;&quot;Middle Age&quot;; IF([.L22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135" table:style-name="ce1">
            <text:p>1413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227]&gt;54;&quot;Old&quot;; IF([.L227]&gt;=31;&quot;Middle Age&quot;; IF([.L22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833" table:style-name="ce1">
            <text:p>1283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228]&gt;54;&quot;Old&quot;; IF([.L228]&gt;=31;&quot;Middle Age&quot;; IF([.L22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849" table:style-name="ce1">
            <text:p>2684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229]&gt;54;&quot;Old&quot;; IF([.L229]&gt;=31;&quot;Middle Age&quot;; IF([.L22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962" table:style-name="ce1">
            <text:p>2096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230]&gt;54;&quot;Old&quot;; IF([.L230]&gt;=31;&quot;Middle Age&quot;; IF([.L23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915" table:style-name="ce1">
            <text:p>2891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7" table:style-name="ce1">
            <text:p>57</text:p>
          </table:table-cell>
          <table:table-cell office:value-type="string" office:string-value="Old" table:formula="of:=IF([.L231]&gt;54;&quot;Old&quot;; IF([.L231]&gt;=31;&quot;Middle Age&quot;; IF([.L23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830" table:style-name="ce1">
            <text:p>2283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232]&gt;54;&quot;Old&quot;; IF([.L232]&gt;=31;&quot;Middle Age&quot;; IF([.L23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777" table:style-name="ce1">
            <text:p>1477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233]&gt;54;&quot;Old&quot;; IF([.L233]&gt;=31;&quot;Middle Age&quot;; IF([.L23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591" table:style-name="ce1">
            <text:p>1259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234]&gt;54;&quot;Old&quot;; IF([.L234]&gt;=31;&quot;Middle Age&quot;; IF([.L23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174" table:style-name="ce1">
            <text:p>2417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235]&gt;54;&quot;Old&quot;; IF([.L235]&gt;=31;&quot;Middle Age&quot;; IF([.L235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611" table:style-name="ce1">
            <text:p>2461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236]&gt;54;&quot;Old&quot;; IF([.L236]&gt;=31;&quot;Middle Age&quot;; IF([.L23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340" table:style-name="ce1">
            <text:p>1134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70" table:style-name="ce1">
            <text:p>70</text:p>
          </table:table-cell>
          <table:table-cell office:value-type="string" office:string-value="Old" table:formula="of:=IF([.L237]&gt;54;&quot;Old&quot;; IF([.L237]&gt;=31;&quot;Middle Age&quot;; IF([.L237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693" table:style-name="ce1">
            <text:p>2569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238]&gt;54;&quot;Old&quot;; IF([.L238]&gt;=31;&quot;Middle Age&quot;; IF([.L23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555" table:style-name="ce1">
            <text:p>2555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239]&gt;54;&quot;Old&quot;; IF([.L239]&gt;=31;&quot;Middle Age&quot;; IF([.L239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006" table:style-name="ce1">
            <text:p>2200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240]&gt;54;&quot;Old&quot;; IF([.L240]&gt;=31;&quot;Middle Age&quot;; IF([.L24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060" table:style-name="ce1">
            <text:p>2006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241]&gt;54;&quot;Old&quot;; IF([.L241]&gt;=31;&quot;Middle Age&quot;; IF([.L24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702" table:style-name="ce1">
            <text:p>1770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242]&gt;54;&quot;Old&quot;; IF([.L242]&gt;=31;&quot;Middle Age&quot;; IF([.L24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503" table:style-name="ce1">
            <text:p>1250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243]&gt;54;&quot;Old&quot;; IF([.L243]&gt;=31;&quot;Middle Age&quot;; IF([.L243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908" table:style-name="ce1">
            <text:p>2390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244]&gt;54;&quot;Old&quot;; IF([.L244]&gt;=31;&quot;Middle Age&quot;; IF([.L24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527" table:style-name="ce1">
            <text:p>2252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245]&gt;54;&quot;Old&quot;; IF([.L245]&gt;=31;&quot;Middle Age&quot;; IF([.L245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057" table:style-name="ce1">
            <text:p>1905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246]&gt;54;&quot;Old&quot;; IF([.L246]&gt;=31;&quot;Middle Age&quot;; IF([.L24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494" table:style-name="ce1">
            <text:p>1849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247]&gt;54;&quot;Old&quot;; IF([.L247]&gt;=31;&quot;Middle Age&quot;; IF([.L24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249" table:style-name="ce1">
            <text:p>1124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248]&gt;54;&quot;Old&quot;; IF([.L248]&gt;=31;&quot;Middle Age&quot;; IF([.L24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568" table:style-name="ce1">
            <text:p>2156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249]&gt;54;&quot;Old&quot;; IF([.L249]&gt;=31;&quot;Middle Age&quot;; IF([.L24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981" table:style-name="ce1">
            <text:p>1398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250]&gt;54;&quot;Old&quot;; IF([.L250]&gt;=31;&quot;Middle Age&quot;; IF([.L25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432" table:style-name="ce1">
            <text:p>2343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251]&gt;54;&quot;Old&quot;; IF([.L251]&gt;=31;&quot;Middle Age&quot;; IF([.L25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931" table:style-name="ce1">
            <text:p>2293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78" table:style-name="ce1">
            <text:p>78</text:p>
          </table:table-cell>
          <table:table-cell office:value-type="string" office:string-value="Old" table:formula="of:=IF([.L252]&gt;54;&quot;Old&quot;; IF([.L252]&gt;=31;&quot;Middle Age&quot;; IF([.L252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172" table:style-name="ce1">
            <text:p>1817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253]&gt;54;&quot;Old&quot;; IF([.L253]&gt;=31;&quot;Middle Age&quot;; IF([.L25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666" table:style-name="ce1">
            <text:p>1266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254]&gt;54;&quot;Old&quot;; IF([.L254]&gt;=31;&quot;Middle Age&quot;; IF([.L25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598" table:style-name="ce1">
            <text:p>2059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255]&gt;54;&quot;Old&quot;; IF([.L255]&gt;=31;&quot;Middle Age&quot;; IF([.L255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375" table:style-name="ce1">
            <text:p>2137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7" table:style-name="ce1">
            <text:p>57</text:p>
          </table:table-cell>
          <table:table-cell office:value-type="string" office:string-value="Old" table:formula="of:=IF([.L256]&gt;54;&quot;Old&quot;; IF([.L256]&gt;=31;&quot;Middle Age&quot;; IF([.L25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839" table:style-name="ce1">
            <text:p>2083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257]&gt;54;&quot;Old&quot;; IF([.L257]&gt;=31;&quot;Middle Age&quot;; IF([.L25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738" table:style-name="ce1">
            <text:p>2173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258]&gt;54;&quot;Old&quot;; IF([.L258]&gt;=31;&quot;Middle Age&quot;; IF([.L25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164" table:style-name="ce1">
            <text:p>1416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259]&gt;54;&quot;Old&quot;; IF([.L259]&gt;=31;&quot;Middle Age&quot;; IF([.L25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193" table:style-name="ce1">
            <text:p>1419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260]&gt;54;&quot;Old&quot;; IF([.L260]&gt;=31;&quot;Middle Age&quot;; IF([.L26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705" table:style-name="ce1">
            <text:p>1270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50000" table:style-name="ce4">
            <text:p>$1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261]&gt;54;&quot;Old&quot;; IF([.L261]&gt;=31;&quot;Middle Age&quot;; IF([.L26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672" table:style-name="ce1">
            <text:p>2267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262]&gt;54;&quot;Old&quot;; IF([.L262]&gt;=31;&quot;Middle Age&quot;; IF([.L26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219" table:style-name="ce1">
            <text:p>2621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263]&gt;54;&quot;Old&quot;; IF([.L263]&gt;=31;&quot;Middle Age&quot;; IF([.L26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468" table:style-name="ce1">
            <text:p>2846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264]&gt;54;&quot;Old&quot;; IF([.L264]&gt;=31;&quot;Middle Age&quot;; IF([.L26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419" table:style-name="ce1">
            <text:p>2341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265]&gt;54;&quot;Old&quot;; IF([.L265]&gt;=31;&quot;Middle Age&quot;; IF([.L26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964" table:style-name="ce1">
            <text:p>1796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266]&gt;54;&quot;Old&quot;; IF([.L266]&gt;=31;&quot;Middle Age&quot;; IF([.L26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919" table:style-name="ce1">
            <text:p>2091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267]&gt;54;&quot;Old&quot;; IF([.L267]&gt;=31;&quot;Middle Age&quot;; IF([.L26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927" table:style-name="ce1">
            <text:p>2092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268]&gt;54;&quot;Old&quot;; IF([.L268]&gt;=31;&quot;Middle Age&quot;; IF([.L268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133" table:style-name="ce1">
            <text:p>1313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269]&gt;54;&quot;Old&quot;; IF([.L269]&gt;=31;&quot;Middle Age&quot;; IF([.L26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626" table:style-name="ce1">
            <text:p>1962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270]&gt;54;&quot;Old&quot;; IF([.L270]&gt;=31;&quot;Middle Age&quot;; IF([.L27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039" table:style-name="ce1">
            <text:p>2103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271]&gt;54;&quot;Old&quot;; IF([.L271]&gt;=31;&quot;Middle Age&quot;; IF([.L27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231" table:style-name="ce1">
            <text:p>1223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272]&gt;54;&quot;Old&quot;; IF([.L272]&gt;=31;&quot;Middle Age&quot;; IF([.L27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665" table:style-name="ce1">
            <text:p>2566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273]&gt;54;&quot;Old&quot;; IF([.L273]&gt;=31;&quot;Middle Age&quot;; IF([.L273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061" table:style-name="ce1">
            <text:p>2406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274]&gt;54;&quot;Old&quot;; IF([.L274]&gt;=31;&quot;Middle Age&quot;; IF([.L27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879" table:style-name="ce1">
            <text:p>2687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275]&gt;54;&quot;Old&quot;; IF([.L275]&gt;=31;&quot;Middle Age&quot;; IF([.L275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284" table:style-name="ce1">
            <text:p>1228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276]&gt;54;&quot;Old&quot;; IF([.L276]&gt;=31;&quot;Middle Age&quot;; IF([.L27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654" table:style-name="ce1">
            <text:p>2665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277]&gt;54;&quot;Old&quot;; IF([.L277]&gt;=31;&quot;Middle Age&quot;; IF([.L27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545" table:style-name="ce1">
            <text:p>1454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278]&gt;54;&quot;Old&quot;; IF([.L278]&gt;=31;&quot;Middle Age&quot;; IF([.L27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201" table:style-name="ce1">
            <text:p>2420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279]&gt;54;&quot;Old&quot;; IF([.L279]&gt;=31;&quot;Middle Age&quot;; IF([.L27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625" table:style-name="ce1">
            <text:p>2062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280]&gt;54;&quot;Old&quot;; IF([.L280]&gt;=31;&quot;Middle Age&quot;; IF([.L28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390" table:style-name="ce1">
            <text:p>1639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281]&gt;54;&quot;Old&quot;; IF([.L281]&gt;=31;&quot;Middle Age&quot;; IF([.L28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804" table:style-name="ce1">
            <text:p>1480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282]&gt;54;&quot;Old&quot;; IF([.L282]&gt;=31;&quot;Middle Age&quot;; IF([.L28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629" table:style-name="ce1">
            <text:p>1262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283]&gt;54;&quot;Old&quot;; IF([.L283]&gt;=31;&quot;Middle Age&quot;; IF([.L28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696" table:style-name="ce1">
            <text:p>1469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284]&gt;54;&quot;Old&quot;; IF([.L284]&gt;=31;&quot;Middle Age&quot;; IF([.L28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005" table:style-name="ce1">
            <text:p>2200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285]&gt;54;&quot;Old&quot;; IF([.L285]&gt;=31;&quot;Middle Age&quot;; IF([.L28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544" table:style-name="ce1">
            <text:p>1454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286]&gt;54;&quot;Old&quot;; IF([.L286]&gt;=31;&quot;Middle Age&quot;; IF([.L28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312" table:style-name="ce1">
            <text:p>1431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287]&gt;54;&quot;Old&quot;; IF([.L287]&gt;=31;&quot;Middle Age&quot;; IF([.L28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120" table:style-name="ce1">
            <text:p>2912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288]&gt;54;&quot;Old&quot;; IF([.L288]&gt;=31;&quot;Middle Age&quot;; IF([.L28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187" table:style-name="ce1">
            <text:p>2418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289]&gt;54;&quot;Old&quot;; IF([.L289]&gt;=31;&quot;Middle Age&quot;; IF([.L28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758" table:style-name="ce1">
            <text:p>1575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290]&gt;54;&quot;Old&quot;; IF([.L290]&gt;=31;&quot;Middle Age&quot;; IF([.L29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094" table:style-name="ce1">
            <text:p>2909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291]&gt;54;&quot;Old&quot;; IF([.L291]&gt;=31;&quot;Middle Age&quot;; IF([.L29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319" table:style-name="ce1">
            <text:p>2831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292]&gt;54;&quot;Old&quot;; IF([.L292]&gt;=31;&quot;Middle Age&quot;; IF([.L29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406" table:style-name="ce1">
            <text:p>1640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293]&gt;54;&quot;Old&quot;; IF([.L293]&gt;=31;&quot;Middle Age&quot;; IF([.L29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923" table:style-name="ce1">
            <text:p>2092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294]&gt;54;&quot;Old&quot;; IF([.L294]&gt;=31;&quot;Middle Age&quot;; IF([.L29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378" table:style-name="ce1">
            <text:p>1137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295]&gt;54;&quot;Old&quot;; IF([.L295]&gt;=31;&quot;Middle Age&quot;; IF([.L29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851" table:style-name="ce1">
            <text:p>2085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296]&gt;54;&quot;Old&quot;; IF([.L296]&gt;=31;&quot;Middle Age&quot;; IF([.L29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557" table:style-name="ce1">
            <text:p>2155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297]&gt;54;&quot;Old&quot;; IF([.L297]&gt;=31;&quot;Middle Age&quot;; IF([.L29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663" table:style-name="ce1">
            <text:p>2666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298]&gt;54;&quot;Old&quot;; IF([.L298]&gt;=31;&quot;Middle Age&quot;; IF([.L29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896" table:style-name="ce1">
            <text:p>1189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299]&gt;54;&quot;Old&quot;; IF([.L299]&gt;=31;&quot;Middle Age&quot;; IF([.L29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189" table:style-name="ce1">
            <text:p>1418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300]&gt;54;&quot;Old&quot;; IF([.L300]&gt;=31;&quot;Middle Age&quot;; IF([.L30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136" table:style-name="ce1">
            <text:p>1313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9" table:style-name="ce1">
            <text:p>69</text:p>
          </table:table-cell>
          <table:table-cell office:value-type="string" office:string-value="Old" table:formula="of:=IF([.L301]&gt;54;&quot;Old&quot;; IF([.L301]&gt;=31;&quot;Middle Age&quot;; IF([.L30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906" table:style-name="ce1">
            <text:p>2590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302]&gt;54;&quot;Old&quot;; IF([.L302]&gt;=31;&quot;Middle Age&quot;; IF([.L30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926" table:style-name="ce1">
            <text:p>1792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303]&gt;54;&quot;Old&quot;; IF([.L303]&gt;=31;&quot;Middle Age&quot;; IF([.L303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928" table:style-name="ce1">
            <text:p>2692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304]&gt;54;&quot;Old&quot;; IF([.L304]&gt;=31;&quot;Middle Age&quot;; IF([.L304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897" table:style-name="ce1">
            <text:p>2089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305]&gt;54;&quot;Old&quot;; IF([.L305]&gt;=31;&quot;Middle Age&quot;; IF([.L30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207" table:style-name="ce1">
            <text:p>2820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306]&gt;54;&quot;Old&quot;; IF([.L306]&gt;=31;&quot;Middle Age&quot;; IF([.L30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923" table:style-name="ce1">
            <text:p>2592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307]&gt;54;&quot;Old&quot;; IF([.L307]&gt;=31;&quot;Middle Age&quot;; IF([.L30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000" table:style-name="ce1">
            <text:p>1100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308]&gt;54;&quot;Old&quot;; IF([.L308]&gt;=31;&quot;Middle Age&quot;; IF([.L30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974" table:style-name="ce1">
            <text:p>2097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309]&gt;54;&quot;Old&quot;; IF([.L309]&gt;=31;&quot;Middle Age&quot;; IF([.L30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758" table:style-name="ce1">
            <text:p>2875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310]&gt;54;&quot;Old&quot;; IF([.L310]&gt;=31;&quot;Middle Age&quot;; IF([.L31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381" table:style-name="ce1">
            <text:p>1138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311]&gt;54;&quot;Old&quot;; IF([.L311]&gt;=31;&quot;Middle Age&quot;; IF([.L31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522" table:style-name="ce1">
            <text:p>1752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312]&gt;54;&quot;Old&quot;; IF([.L312]&gt;=31;&quot;Middle Age&quot;; IF([.L31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207" table:style-name="ce1">
            <text:p>2120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313]&gt;54;&quot;Old&quot;; IF([.L313]&gt;=31;&quot;Middle Age&quot;; IF([.L31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102" table:style-name="ce1">
            <text:p>2810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314]&gt;54;&quot;Old&quot;; IF([.L314]&gt;=31;&quot;Middle Age&quot;; IF([.L314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105" table:style-name="ce1">
            <text:p>2310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315]&gt;54;&quot;Old&quot;; IF([.L315]&gt;=31;&quot;Middle Age&quot;; IF([.L31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740" table:style-name="ce1">
            <text:p>1874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316]&gt;54;&quot;Old&quot;; IF([.L316]&gt;=31;&quot;Middle Age&quot;; IF([.L31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213" table:style-name="ce1">
            <text:p>2121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317]&gt;54;&quot;Old&quot;; IF([.L317]&gt;=31;&quot;Middle Age&quot;; IF([.L31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352" table:style-name="ce1">
            <text:p>1735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4" table:style-name="ce1">
            <text:p>64</text:p>
          </table:table-cell>
          <table:table-cell office:value-type="string" office:string-value="Old" table:formula="of:=IF([.L318]&gt;54;&quot;Old&quot;; IF([.L318]&gt;=31;&quot;Middle Age&quot;; IF([.L318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154" table:style-name="ce1">
            <text:p>1415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319]&gt;54;&quot;Old&quot;; IF([.L319]&gt;=31;&quot;Middle Age&quot;; IF([.L31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066" table:style-name="ce1">
            <text:p>1906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320]&gt;54;&quot;Old&quot;; IF([.L320]&gt;=31;&quot;Middle Age&quot;; IF([.L32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386" table:style-name="ce1">
            <text:p>1138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321]&gt;54;&quot;Old&quot;; IF([.L321]&gt;=31;&quot;Middle Age&quot;; IF([.L32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228" table:style-name="ce1">
            <text:p>2022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322]&gt;54;&quot;Old&quot;; IF([.L322]&gt;=31;&quot;Middle Age&quot;; IF([.L32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675" table:style-name="ce1">
            <text:p>1667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60000" table:style-name="ce4">
            <text:p>$1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323]&gt;54;&quot;Old&quot;; IF([.L323]&gt;=31;&quot;Middle Age&quot;; IF([.L32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410" table:style-name="ce1">
            <text:p>1641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324]&gt;54;&quot;Old&quot;; IF([.L324]&gt;=31;&quot;Middle Age&quot;; IF([.L32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760" table:style-name="ce1">
            <text:p>2776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325]&gt;54;&quot;Old&quot;; IF([.L325]&gt;=31;&quot;Middle Age&quot;; IF([.L32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930" table:style-name="ce1">
            <text:p>2293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326]&gt;54;&quot;Old&quot;; IF([.L326]&gt;=31;&quot;Middle Age&quot;; IF([.L32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780" table:style-name="ce1">
            <text:p>2378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327]&gt;54;&quot;Old&quot;; IF([.L327]&gt;=31;&quot;Middle Age&quot;; IF([.L32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994" table:style-name="ce1">
            <text:p>2099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328]&gt;54;&quot;Old&quot;; IF([.L328]&gt;=31;&quot;Middle Age&quot;; IF([.L328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379" table:style-name="ce1">
            <text:p>2837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329]&gt;54;&quot;Old&quot;; IF([.L329]&gt;=31;&quot;Middle Age&quot;; IF([.L32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865" table:style-name="ce1">
            <text:p>1486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330]&gt;54;&quot;Old&quot;; IF([.L330]&gt;=31;&quot;Middle Age&quot;; IF([.L33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663" table:style-name="ce1">
            <text:p>1266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331]&gt;54;&quot;Old&quot;; IF([.L331]&gt;=31;&quot;Middle Age&quot;; IF([.L33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898" table:style-name="ce1">
            <text:p>2489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332]&gt;54;&quot;Old&quot;; IF([.L332]&gt;=31;&quot;Middle Age&quot;; IF([.L33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508" table:style-name="ce1">
            <text:p>1950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333]&gt;54;&quot;Old&quot;; IF([.L333]&gt;=31;&quot;Middle Age&quot;; IF([.L333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489" table:style-name="ce1">
            <text:p>1148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334]&gt;54;&quot;Old&quot;; IF([.L334]&gt;=31;&quot;Middle Age&quot;; IF([.L33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160" table:style-name="ce1">
            <text:p>1816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335]&gt;54;&quot;Old&quot;; IF([.L335]&gt;=31;&quot;Middle Age&quot;; IF([.L33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241" table:style-name="ce1">
            <text:p>2524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336]&gt;54;&quot;Old&quot;; IF([.L336]&gt;=31;&quot;Middle Age&quot;; IF([.L33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369" table:style-name="ce1">
            <text:p>2436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337]&gt;54;&quot;Old&quot;; IF([.L337]&gt;=31;&quot;Middle Age&quot;; IF([.L33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165" table:style-name="ce1">
            <text:p>2716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338]&gt;54;&quot;Old&quot;; IF([.L338]&gt;=31;&quot;Middle Age&quot;; IF([.L33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424" table:style-name="ce1">
            <text:p>2942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339]&gt;54;&quot;Old&quot;; IF([.L339]&gt;=31;&quot;Middle Age&quot;; IF([.L33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926" table:style-name="ce1">
            <text:p>1592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340]&gt;54;&quot;Old&quot;; IF([.L340]&gt;=31;&quot;Middle Age&quot;; IF([.L34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554" table:style-name="ce1">
            <text:p>1455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341]&gt;54;&quot;Old&quot;; IF([.L341]&gt;=31;&quot;Middle Age&quot;; IF([.L34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468" table:style-name="ce1">
            <text:p>1646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342]&gt;54;&quot;Old&quot;; IF([.L342]&gt;=31;&quot;Middle Age&quot;; IF([.L342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174" table:style-name="ce1">
            <text:p>1917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343]&gt;54;&quot;Old&quot;; IF([.L343]&gt;=31;&quot;Middle Age&quot;; IF([.L34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183" table:style-name="ce1">
            <text:p>1918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344]&gt;54;&quot;Old&quot;; IF([.L344]&gt;=31;&quot;Middle Age&quot;; IF([.L34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683" table:style-name="ce1">
            <text:p>1368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345]&gt;54;&quot;Old&quot;; IF([.L345]&gt;=31;&quot;Middle Age&quot;; IF([.L34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848" table:style-name="ce1">
            <text:p>1784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346]&gt;54;&quot;Old&quot;; IF([.L346]&gt;=31;&quot;Middle Age&quot;; IF([.L34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894" table:style-name="ce1">
            <text:p>1789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347]&gt;54;&quot;Old&quot;; IF([.L347]&gt;=31;&quot;Middle Age&quot;; IF([.L34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651" table:style-name="ce1">
            <text:p>2565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348]&gt;54;&quot;Old&quot;; IF([.L348]&gt;=31;&quot;Middle Age&quot;; IF([.L34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936" table:style-name="ce1">
            <text:p>2293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349]&gt;54;&quot;Old&quot;; IF([.L349]&gt;=31;&quot;Middle Age&quot;; IF([.L34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915" table:style-name="ce1">
            <text:p>2391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350]&gt;54;&quot;Old&quot;; IF([.L350]&gt;=31;&quot;Middle Age&quot;; IF([.L35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121" table:style-name="ce1">
            <text:p>2412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351]&gt;54;&quot;Old&quot;; IF([.L351]&gt;=31;&quot;Middle Age&quot;; IF([.L351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878" table:style-name="ce1">
            <text:p>2787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352]&gt;54;&quot;Old&quot;; IF([.L352]&gt;=31;&quot;Middle Age&quot;; IF([.L352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572" table:style-name="ce1">
            <text:p>1357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353]&gt;54;&quot;Old&quot;; IF([.L353]&gt;=31;&quot;Middle Age&quot;; IF([.L35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941" table:style-name="ce1">
            <text:p>2794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354]&gt;54;&quot;Old&quot;; IF([.L354]&gt;=31;&quot;Middle Age&quot;; IF([.L35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354" table:style-name="ce1">
            <text:p>2635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355]&gt;54;&quot;Old&quot;; IF([.L355]&gt;=31;&quot;Middle Age&quot;; IF([.L35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785" table:style-name="ce1">
            <text:p>1478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356]&gt;54;&quot;Old&quot;; IF([.L356]&gt;=31;&quot;Middle Age&quot;; IF([.L35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238" table:style-name="ce1">
            <text:p>1723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357]&gt;54;&quot;Old&quot;; IF([.L357]&gt;=31;&quot;Middle Age&quot;; IF([.L35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608" table:style-name="ce1">
            <text:p>2360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50000" table:style-name="ce4">
            <text:p>$15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358]&gt;54;&quot;Old&quot;; IF([.L358]&gt;=31;&quot;Middle Age&quot;; IF([.L35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538" table:style-name="ce1">
            <text:p>2253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359]&gt;54;&quot;Old&quot;; IF([.L359]&gt;=31;&quot;Middle Age&quot;; IF([.L35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332" table:style-name="ce1">
            <text:p>1233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360]&gt;54;&quot;Old&quot;; IF([.L360]&gt;=31;&quot;Middle Age&quot;; IF([.L360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230" table:style-name="ce1">
            <text:p>1723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361]&gt;54;&quot;Old&quot;; IF([.L361]&gt;=31;&quot;Middle Age&quot;; IF([.L361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082" table:style-name="ce1">
            <text:p>1308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362]&gt;54;&quot;Old&quot;; IF([.L362]&gt;=31;&quot;Middle Age&quot;; IF([.L36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518" table:style-name="ce1">
            <text:p>2251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363]&gt;54;&quot;Old&quot;; IF([.L363]&gt;=31;&quot;Middle Age&quot;; IF([.L363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687" table:style-name="ce1">
            <text:p>1368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364]&gt;54;&quot;Old&quot;; IF([.L364]&gt;=31;&quot;Middle Age&quot;; IF([.L36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571" table:style-name="ce1">
            <text:p>2357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365]&gt;54;&quot;Old&quot;; IF([.L365]&gt;=31;&quot;Middle Age&quot;; IF([.L365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305" table:style-name="ce1">
            <text:p>1930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366]&gt;54;&quot;Old&quot;; IF([.L366]&gt;=31;&quot;Middle Age&quot;; IF([.L36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636" table:style-name="ce1">
            <text:p>2263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367]&gt;54;&quot;Old&quot;; IF([.L367]&gt;=31;&quot;Middle Age&quot;; IF([.L36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310" table:style-name="ce1">
            <text:p>1731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368]&gt;54;&quot;Old&quot;; IF([.L368]&gt;=31;&quot;Middle Age&quot;; IF([.L36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133" table:style-name="ce1">
            <text:p>1213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369]&gt;54;&quot;Old&quot;; IF([.L369]&gt;=31;&quot;Middle Age&quot;; IF([.L36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918" table:style-name="ce1">
            <text:p>2591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370]&gt;54;&quot;Old&quot;; IF([.L370]&gt;=31;&quot;Middle Age&quot;; IF([.L370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752" table:style-name="ce1">
            <text:p>2575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371]&gt;54;&quot;Old&quot;; IF([.L371]&gt;=31;&quot;Middle Age&quot;; IF([.L37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324" table:style-name="ce1">
            <text:p>1732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372]&gt;54;&quot;Old&quot;; IF([.L372]&gt;=31;&quot;Middle Age&quot;; IF([.L37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918" table:style-name="ce1">
            <text:p>2291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373]&gt;54;&quot;Old&quot;; IF([.L373]&gt;=31;&quot;Middle Age&quot;; IF([.L37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510" table:style-name="ce1">
            <text:p>1251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374]&gt;54;&quot;Old&quot;; IF([.L374]&gt;=31;&quot;Middle Age&quot;; IF([.L37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512" table:style-name="ce1">
            <text:p>2551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375]&gt;54;&quot;Old&quot;; IF([.L375]&gt;=31;&quot;Middle Age&quot;; IF([.L375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179" table:style-name="ce1">
            <text:p>1617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376]&gt;54;&quot;Old&quot;; IF([.L376]&gt;=31;&quot;Middle Age&quot;; IF([.L37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628" table:style-name="ce1">
            <text:p>1562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89" table:style-name="ce1">
            <text:p>89</text:p>
          </table:table-cell>
          <table:table-cell office:value-type="string" office:string-value="Old" table:formula="of:=IF([.L377]&gt;54;&quot;Old&quot;; IF([.L377]&gt;=31;&quot;Middle Age&quot;; IF([.L37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977" table:style-name="ce1">
            <text:p>2097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4" table:style-name="ce1">
            <text:p>64</text:p>
          </table:table-cell>
          <table:table-cell office:value-type="string" office:string-value="Old" table:formula="of:=IF([.L378]&gt;54;&quot;Old&quot;; IF([.L378]&gt;=31;&quot;Middle Age&quot;; IF([.L378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140" table:style-name="ce1">
            <text:p>1814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379]&gt;54;&quot;Old&quot;; IF([.L379]&gt;=31;&quot;Middle Age&quot;; IF([.L37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417" table:style-name="ce1">
            <text:p>2041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380]&gt;54;&quot;Old&quot;; IF([.L380]&gt;=31;&quot;Middle Age&quot;; IF([.L38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267" table:style-name="ce1">
            <text:p>1826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381]&gt;54;&quot;Old&quot;; IF([.L381]&gt;=31;&quot;Middle Age&quot;; IF([.L38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620" table:style-name="ce1">
            <text:p>1362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382]&gt;54;&quot;Old&quot;; IF([.L382]&gt;=31;&quot;Middle Age&quot;; IF([.L382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974" table:style-name="ce1">
            <text:p>2297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9" table:style-name="ce1">
            <text:p>69</text:p>
          </table:table-cell>
          <table:table-cell office:value-type="string" office:string-value="Old" table:formula="of:=IF([.L383]&gt;54;&quot;Old&quot;; IF([.L383]&gt;=31;&quot;Middle Age&quot;; IF([.L38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586" table:style-name="ce1">
            <text:p>1358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384]&gt;54;&quot;Old&quot;; IF([.L384]&gt;=31;&quot;Middle Age&quot;; IF([.L38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978" table:style-name="ce1">
            <text:p>1797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385]&gt;54;&quot;Old&quot;; IF([.L385]&gt;=31;&quot;Middle Age&quot;; IF([.L38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581" table:style-name="ce1">
            <text:p>1258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386]&gt;54;&quot;Old&quot;; IF([.L386]&gt;=31;&quot;Middle Age&quot;; IF([.L386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018" table:style-name="ce1">
            <text:p>1801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387]&gt;54;&quot;Old&quot;; IF([.L387]&gt;=31;&quot;Middle Age&quot;; IF([.L38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957" table:style-name="ce1">
            <text:p>2895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388]&gt;54;&quot;Old&quot;; IF([.L388]&gt;=31;&quot;Middle Age&quot;; IF([.L38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690" table:style-name="ce1">
            <text:p>1369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389]&gt;54;&quot;Old&quot;; IF([.L389]&gt;=31;&quot;Middle Age&quot;; IF([.L38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568" table:style-name="ce1">
            <text:p>1256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4" table:style-name="ce1">
            <text:p>64</text:p>
          </table:table-cell>
          <table:table-cell office:value-type="string" office:string-value="Old" table:formula="of:=IF([.L390]&gt;54;&quot;Old&quot;; IF([.L390]&gt;=31;&quot;Middle Age&quot;; IF([.L39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122" table:style-name="ce1">
            <text:p>1312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391]&gt;54;&quot;Old&quot;; IF([.L391]&gt;=31;&quot;Middle Age&quot;; IF([.L39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184" table:style-name="ce1">
            <text:p>2118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392]&gt;54;&quot;Old&quot;; IF([.L392]&gt;=31;&quot;Middle Age&quot;; IF([.L39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150" table:style-name="ce1">
            <text:p>2615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393]&gt;54;&quot;Old&quot;; IF([.L393]&gt;=31;&quot;Middle Age&quot;; IF([.L39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151" table:style-name="ce1">
            <text:p>2415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394]&gt;54;&quot;Old&quot;; IF([.L394]&gt;=31;&quot;Middle Age&quot;; IF([.L39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962" table:style-name="ce1">
            <text:p>2396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395]&gt;54;&quot;Old&quot;; IF([.L395]&gt;=31;&quot;Middle Age&quot;; IF([.L39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793" table:style-name="ce1">
            <text:p>1779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396]&gt;54;&quot;Old&quot;; IF([.L396]&gt;=31;&quot;Middle Age&quot;; IF([.L39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926" table:style-name="ce1">
            <text:p>1492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397]&gt;54;&quot;Old&quot;; IF([.L397]&gt;=31;&quot;Middle Age&quot;; IF([.L39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163" table:style-name="ce1">
            <text:p>1616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398]&gt;54;&quot;Old&quot;; IF([.L398]&gt;=31;&quot;Middle Age&quot;; IF([.L39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365" table:style-name="ce1">
            <text:p>2136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399]&gt;54;&quot;Old&quot;; IF([.L399]&gt;=31;&quot;Middle Age&quot;; IF([.L39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771" table:style-name="ce1">
            <text:p>2777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400]&gt;54;&quot;Old&quot;; IF([.L400]&gt;=31;&quot;Middle Age&quot;; IF([.L40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167" table:style-name="ce1">
            <text:p>2616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401]&gt;54;&quot;Old&quot;; IF([.L401]&gt;=31;&quot;Middle Age&quot;; IF([.L40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792" table:style-name="ce1">
            <text:p>2579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402]&gt;54;&quot;Old&quot;; IF([.L402]&gt;=31;&quot;Middle Age&quot;; IF([.L40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555" table:style-name="ce1">
            <text:p>1155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80" table:style-name="ce1">
            <text:p>80</text:p>
          </table:table-cell>
          <table:table-cell office:value-type="string" office:string-value="Old" table:formula="of:=IF([.L403]&gt;54;&quot;Old&quot;; IF([.L403]&gt;=31;&quot;Middle Age&quot;; IF([.L40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381" table:style-name="ce1">
            <text:p>2238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404]&gt;54;&quot;Old&quot;; IF([.L404]&gt;=31;&quot;Middle Age&quot;; IF([.L40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882" table:style-name="ce1">
            <text:p>1788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405]&gt;54;&quot;Old&quot;; IF([.L405]&gt;=31;&quot;Middle Age&quot;; IF([.L40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174" table:style-name="ce1">
            <text:p>2217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406]&gt;54;&quot;Old&quot;; IF([.L406]&gt;=31;&quot;Middle Age&quot;; IF([.L40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439" table:style-name="ce1">
            <text:p>2243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407]&gt;54;&quot;Old&quot;; IF([.L407]&gt;=31;&quot;Middle Age&quot;; IF([.L40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012" table:style-name="ce1">
            <text:p>1801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408]&gt;54;&quot;Old&quot;; IF([.L408]&gt;=31;&quot;Middle Age&quot;; IF([.L40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582" table:style-name="ce1">
            <text:p>2758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409]&gt;54;&quot;Old&quot;; IF([.L409]&gt;=31;&quot;Middle Age&quot;; IF([.L40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744" table:style-name="ce1">
            <text:p>1274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410]&gt;54;&quot;Old&quot;; IF([.L410]&gt;=31;&quot;Middle Age&quot;; IF([.L41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821" table:style-name="ce1">
            <text:p>2282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411]&gt;54;&quot;Old&quot;; IF([.L411]&gt;=31;&quot;Middle Age&quot;; IF([.L41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171" table:style-name="ce1">
            <text:p>2017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412]&gt;54;&quot;Old&quot;; IF([.L412]&gt;=31;&quot;Middle Age&quot;; IF([.L41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413]&gt;54;&quot;Old&quot;; IF([.L413]&gt;=31;&quot;Middle Age&quot;; IF([.L41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053" table:style-name="ce1">
            <text:p>2005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414]&gt;54;&quot;Old&quot;; IF([.L414]&gt;=31;&quot;Middle Age&quot;; IF([.L41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266" table:style-name="ce1">
            <text:p>2526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7" table:style-name="ce1">
            <text:p>67</text:p>
          </table:table-cell>
          <table:table-cell office:value-type="string" office:string-value="Old" table:formula="of:=IF([.L415]&gt;54;&quot;Old&quot;; IF([.L415]&gt;=31;&quot;Middle Age&quot;; IF([.L415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960" table:style-name="ce1">
            <text:p>1796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416]&gt;54;&quot;Old&quot;; IF([.L416]&gt;=31;&quot;Middle Age&quot;; IF([.L41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961" table:style-name="ce1">
            <text:p>1396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417]&gt;54;&quot;Old&quot;; IF([.L417]&gt;=31;&quot;Middle Age&quot;; IF([.L41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897" table:style-name="ce1">
            <text:p>1189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418]&gt;54;&quot;Old&quot;; IF([.L418]&gt;=31;&quot;Middle Age&quot;; IF([.L41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139" table:style-name="ce1">
            <text:p>1113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67" table:style-name="ce1">
            <text:p>67</text:p>
          </table:table-cell>
          <table:table-cell office:value-type="string" office:string-value="Old" table:formula="of:=IF([.L419]&gt;54;&quot;Old&quot;; IF([.L419]&gt;=31;&quot;Middle Age&quot;; IF([.L41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576" table:style-name="ce1">
            <text:p>1157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420]&gt;54;&quot;Old&quot;; IF([.L420]&gt;=31;&quot;Middle Age&quot;; IF([.L42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255" table:style-name="ce1">
            <text:p>1925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421]&gt;54;&quot;Old&quot;; IF([.L421]&gt;=31;&quot;Middle Age&quot;; IF([.L42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153" table:style-name="ce1">
            <text:p>1815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422]&gt;54;&quot;Old&quot;; IF([.L422]&gt;=31;&quot;Middle Age&quot;; IF([.L42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547" table:style-name="ce1">
            <text:p>1454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423]&gt;54;&quot;Old&quot;; IF([.L423]&gt;=31;&quot;Middle Age&quot;; IF([.L42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901" table:style-name="ce1">
            <text:p>2490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424]&gt;54;&quot;Old&quot;; IF([.L424]&gt;=31;&quot;Middle Age&quot;; IF([.L42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169" table:style-name="ce1">
            <text:p>2716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425]&gt;54;&quot;Old&quot;; IF([.L425]&gt;=31;&quot;Middle Age&quot;; IF([.L42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805" table:style-name="ce1">
            <text:p>1480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426]&gt;54;&quot;Old&quot;; IF([.L426]&gt;=31;&quot;Middle Age&quot;; IF([.L42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822" table:style-name="ce1">
            <text:p>1582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67" table:style-name="ce1">
            <text:p>67</text:p>
          </table:table-cell>
          <table:table-cell office:value-type="string" office:string-value="Old" table:formula="of:=IF([.L427]&gt;54;&quot;Old&quot;; IF([.L427]&gt;=31;&quot;Middle Age&quot;; IF([.L42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389" table:style-name="ce1">
            <text:p>1938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428]&gt;54;&quot;Old&quot;; IF([.L428]&gt;=31;&quot;Middle Age&quot;; IF([.L428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048" table:style-name="ce1">
            <text:p>1704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429]&gt;54;&quot;Old&quot;; IF([.L429]&gt;=31;&quot;Middle Age&quot;; IF([.L42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204" table:style-name="ce1">
            <text:p>2220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Pacific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430]&gt;54;&quot;Old&quot;; IF([.L430]&gt;=31;&quot;Middle Age&quot;; IF([.L43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718" table:style-name="ce1">
            <text:p>1271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431]&gt;54;&quot;Old&quot;; IF([.L431]&gt;=31;&quot;Middle Age&quot;; IF([.L43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019" table:style-name="ce1">
            <text:p>1501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432]&gt;54;&quot;Old&quot;; IF([.L432]&gt;=31;&quot;Middle Age&quot;; IF([.L43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488" table:style-name="ce1">
            <text:p>2848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433]&gt;54;&quot;Old&quot;; IF([.L433]&gt;=31;&quot;Middle Age&quot;; IF([.L433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891" table:style-name="ce1">
            <text:p>2189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434]&gt;54;&quot;Old&quot;; IF([.L434]&gt;=31;&quot;Middle Age&quot;; IF([.L43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814" table:style-name="ce1">
            <text:p>2781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435]&gt;54;&quot;Old&quot;; IF([.L435]&gt;=31;&quot;Middle Age&quot;; IF([.L435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175" table:style-name="ce1">
            <text:p>2217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436]&gt;54;&quot;Old&quot;; IF([.L436]&gt;=31;&quot;Middle Age&quot;; IF([.L43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9447" table:style-name="ce1">
            <text:p>2944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68" table:style-name="ce1">
            <text:p>68</text:p>
          </table:table-cell>
          <table:table-cell office:value-type="string" office:string-value="Old" table:formula="of:=IF([.L437]&gt;54;&quot;Old&quot;; IF([.L437]&gt;=31;&quot;Middle Age&quot;; IF([.L43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784" table:style-name="ce1">
            <text:p>1978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438]&gt;54;&quot;Old&quot;; IF([.L438]&gt;=31;&quot;Middle Age&quot;; IF([.L43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824" table:style-name="ce1">
            <text:p>2782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439]&gt;54;&quot;Old&quot;; IF([.L439]&gt;=31;&quot;Middle Age&quot;; IF([.L439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093" table:style-name="ce1">
            <text:p>2409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440]&gt;54;&quot;Old&quot;; IF([.L440]&gt;=31;&quot;Middle Age&quot;; IF([.L44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618" table:style-name="ce1">
            <text:p>1961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441]&gt;54;&quot;Old&quot;; IF([.L441]&gt;=31;&quot;Middle Age&quot;; IF([.L44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561" table:style-name="ce1">
            <text:p>2156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442]&gt;54;&quot;Old&quot;; IF([.L442]&gt;=31;&quot;Middle Age&quot;; IF([.L44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061" table:style-name="ce1">
            <text:p>1106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443]&gt;54;&quot;Old&quot;; IF([.L443]&gt;=31;&quot;Middle Age&quot;; IF([.L44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651" table:style-name="ce1">
            <text:p>2665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444]&gt;54;&quot;Old&quot;; IF([.L444]&gt;=31;&quot;Middle Age&quot;; IF([.L44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108" table:style-name="ce1">
            <text:p>2110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445]&gt;54;&quot;Old&quot;; IF([.L445]&gt;=31;&quot;Middle Age&quot;; IF([.L44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731" table:style-name="ce1">
            <text:p>1273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446]&gt;54;&quot;Old&quot;; IF([.L446]&gt;=31;&quot;Middle Age&quot;; IF([.L44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307" table:style-name="ce1">
            <text:p>2530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447]&gt;54;&quot;Old&quot;; IF([.L447]&gt;=31;&quot;Middle Age&quot;; IF([.L44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278" table:style-name="ce1">
            <text:p>1427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448]&gt;54;&quot;Old&quot;; IF([.L448]&gt;=31;&quot;Middle Age&quot;; IF([.L44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711" table:style-name="ce1">
            <text:p>2071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449]&gt;54;&quot;Old&quot;; IF([.L449]&gt;=31;&quot;Middle Age&quot;; IF([.L44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383" table:style-name="ce1">
            <text:p>1138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450]&gt;54;&quot;Old&quot;; IF([.L450]&gt;=31;&quot;Middle Age&quot;; IF([.L45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497" table:style-name="ce1">
            <text:p>1249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451]&gt;54;&quot;Old&quot;; IF([.L451]&gt;=31;&quot;Middle Age&quot;; IF([.L45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559" table:style-name="ce1">
            <text:p>1655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452]&gt;54;&quot;Old&quot;; IF([.L452]&gt;=31;&quot;Middle Age&quot;; IF([.L45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585" table:style-name="ce1">
            <text:p>1158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453]&gt;54;&quot;Old&quot;; IF([.L453]&gt;=31;&quot;Middle Age&quot;; IF([.L45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277" table:style-name="ce1">
            <text:p>2027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69" table:style-name="ce1">
            <text:p>69</text:p>
          </table:table-cell>
          <table:table-cell office:value-type="string" office:string-value="Old" table:formula="of:=IF([.L454]&gt;54;&quot;Old&quot;; IF([.L454]&gt;=31;&quot;Middle Age&quot;; IF([.L454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765" table:style-name="ce1">
            <text:p>2676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455]&gt;54;&quot;Old&quot;; IF([.L455]&gt;=31;&quot;Middle Age&quot;; IF([.L45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389" table:style-name="ce1">
            <text:p>1238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456]&gt;54;&quot;Old&quot;; IF([.L456]&gt;=31;&quot;Middle Age&quot;; IF([.L45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585" table:style-name="ce1">
            <text:p>1358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457]&gt;54;&quot;Old&quot;; IF([.L457]&gt;=31;&quot;Middle Age&quot;; IF([.L45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385" table:style-name="ce1">
            <text:p>2638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Europe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458]&gt;54;&quot;Old&quot;; IF([.L458]&gt;=31;&quot;Middle Age&quot;; IF([.L45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236" table:style-name="ce1">
            <text:p>1223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5" table:style-name="ce1">
            <text:p>65</text:p>
          </table:table-cell>
          <table:table-cell office:value-type="string" office:string-value="Old" table:formula="of:=IF([.L459]&gt;54;&quot;Old&quot;; IF([.L459]&gt;=31;&quot;Middle Age&quot;; IF([.L45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560" table:style-name="ce1">
            <text:p>2156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460]&gt;54;&quot;Old&quot;; IF([.L460]&gt;=31;&quot;Middle Age&quot;; IF([.L46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554" table:style-name="ce1">
            <text:p>2155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Pacific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461]&gt;54;&quot;Old&quot;; IF([.L461]&gt;=31;&quot;Middle Age&quot;; IF([.L46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662" table:style-name="ce1">
            <text:p>1366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462]&gt;54;&quot;Old&quot;; IF([.L462]&gt;=31;&quot;Middle Age&quot;; IF([.L46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089" table:style-name="ce1">
            <text:p>1308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463]&gt;54;&quot;Old&quot;; IF([.L463]&gt;=31;&quot;Middle Age&quot;; IF([.L46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791" table:style-name="ce1">
            <text:p>1479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464]&gt;54;&quot;Old&quot;; IF([.L464]&gt;=31;&quot;Middle Age&quot;; IF([.L46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331" table:style-name="ce1">
            <text:p>1933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465]&gt;54;&quot;Old&quot;; IF([.L465]&gt;=31;&quot;Middle Age&quot;; IF([.L46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754" table:style-name="ce1">
            <text:p>1775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466]&gt;54;&quot;Old&quot;; IF([.L466]&gt;=31;&quot;Middle Age&quot;; IF([.L46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149" table:style-name="ce1">
            <text:p>1114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65" table:style-name="ce1">
            <text:p>65</text:p>
          </table:table-cell>
          <table:table-cell office:value-type="string" office:string-value="Old" table:formula="of:=IF([.L467]&gt;54;&quot;Old&quot;; IF([.L467]&gt;=31;&quot;Middle Age&quot;; IF([.L46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549" table:style-name="ce1">
            <text:p>1654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468]&gt;54;&quot;Old&quot;; IF([.L468]&gt;=31;&quot;Middle Age&quot;; IF([.L46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305" table:style-name="ce1">
            <text:p>2430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469]&gt;54;&quot;Old&quot;; IF([.L469]&gt;=31;&quot;Middle Age&quot;; IF([.L46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253" table:style-name="ce1">
            <text:p>1825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470]&gt;54;&quot;Old&quot;; IF([.L470]&gt;=31;&quot;Middle Age&quot;; IF([.L47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147" table:style-name="ce1">
            <text:p>2014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65" table:style-name="ce1">
            <text:p>65</text:p>
          </table:table-cell>
          <table:table-cell office:value-type="string" office:string-value="Old" table:formula="of:=IF([.L471]&gt;54;&quot;Old&quot;; IF([.L471]&gt;=31;&quot;Middle Age&quot;; IF([.L47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612" table:style-name="ce1">
            <text:p>1561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472]&gt;54;&quot;Old&quot;; IF([.L472]&gt;=31;&quot;Middle Age&quot;; IF([.L472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323" table:style-name="ce1">
            <text:p>2832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473]&gt;54;&quot;Old&quot;; IF([.L473]&gt;=31;&quot;Middle Age&quot;; IF([.L47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634" table:style-name="ce1">
            <text:p>2263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474]&gt;54;&quot;Old&quot;; IF([.L474]&gt;=31;&quot;Middle Age&quot;; IF([.L47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665" table:style-name="ce1">
            <text:p>1566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475]&gt;54;&quot;Old&quot;; IF([.L475]&gt;=31;&quot;Middle Age&quot;; IF([.L47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585" table:style-name="ce1">
            <text:p>2758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476]&gt;54;&quot;Old&quot;; IF([.L476]&gt;=31;&quot;Middle Age&quot;; IF([.L47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748" table:style-name="ce1">
            <text:p>1974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477]&gt;54;&quot;Old&quot;; IF([.L477]&gt;=31;&quot;Middle Age&quot;; IF([.L47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974" table:style-name="ce1">
            <text:p>2197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478]&gt;54;&quot;Old&quot;; IF([.L478]&gt;=31;&quot;Middle Age&quot;; IF([.L47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032" table:style-name="ce1">
            <text:p>1403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Pacific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479]&gt;54;&quot;Old&quot;; IF([.L479]&gt;=31;&quot;Middle Age&quot;; IF([.L47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610" table:style-name="ce1">
            <text:p>2261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480]&gt;54;&quot;Old&quot;; IF([.L480]&gt;=31;&quot;Middle Age&quot;; IF([.L48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984" table:style-name="ce1">
            <text:p>2698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481]&gt;54;&quot;Old&quot;; IF([.L481]&gt;=31;&quot;Middle Age&quot;; IF([.L48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294" table:style-name="ce1">
            <text:p>1829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Pacific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482]&gt;54;&quot;Old&quot;; IF([.L482]&gt;=31;&quot;Middle Age&quot;; IF([.L48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564" table:style-name="ce1">
            <text:p>2856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483]&gt;54;&quot;Old&quot;; IF([.L483]&gt;=31;&quot;Middle Age&quot;; IF([.L48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521" table:style-name="ce1">
            <text:p>2852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484]&gt;54;&quot;Old&quot;; IF([.L484]&gt;=31;&quot;Middle Age&quot;; IF([.L48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450" table:style-name="ce1">
            <text:p>1545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70" table:style-name="ce1">
            <text:p>70</text:p>
          </table:table-cell>
          <table:table-cell office:value-type="string" office:string-value="Old" table:formula="of:=IF([.L485]&gt;54;&quot;Old&quot;; IF([.L485]&gt;=31;&quot;Middle Age&quot;; IF([.L485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681" table:style-name="ce1">
            <text:p>2568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486]&gt;54;&quot;Old&quot;; IF([.L486]&gt;=31;&quot;Middle Age&quot;; IF([.L48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491" table:style-name="ce1">
            <text:p>1949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487]&gt;54;&quot;Old&quot;; IF([.L487]&gt;=31;&quot;Middle Age&quot;; IF([.L48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415" table:style-name="ce1">
            <text:p>2641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Europe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488]&gt;54;&quot;Old&quot;; IF([.L488]&gt;=31;&quot;Middle Age&quot;; IF([.L488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821" table:style-name="ce1">
            <text:p>1282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489]&gt;54;&quot;Old&quot;; IF([.L489]&gt;=31;&quot;Middle Age&quot;; IF([.L48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629" table:style-name="ce1">
            <text:p>1562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Europe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490]&gt;54;&quot;Old&quot;; IF([.L490]&gt;=31;&quot;Middle Age&quot;; IF([.L49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835" table:style-name="ce1">
            <text:p>2783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Europe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491]&gt;54;&quot;Old&quot;; IF([.L491]&gt;=31;&quot;Middle Age&quot;; IF([.L49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738" table:style-name="ce1">
            <text:p>1173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492]&gt;54;&quot;Old&quot;; IF([.L492]&gt;=31;&quot;Middle Age&quot;; IF([.L49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065" table:style-name="ce1">
            <text:p>2506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493]&gt;54;&quot;Old&quot;; IF([.L493]&gt;=31;&quot;Middle Age&quot;; IF([.L49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238" table:style-name="ce1">
            <text:p>2623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494]&gt;54;&quot;Old&quot;; IF([.L494]&gt;=31;&quot;Middle Age&quot;; IF([.L49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707" table:style-name="ce1">
            <text:p>2370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495]&gt;54;&quot;Old&quot;; IF([.L495]&gt;=31;&quot;Middle Age&quot;; IF([.L495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650" table:style-name="ce1">
            <text:p>2765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496]&gt;54;&quot;Old&quot;; IF([.L496]&gt;=31;&quot;Middle Age&quot;; IF([.L49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981" table:style-name="ce1">
            <text:p>2498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497]&gt;54;&quot;Old&quot;; IF([.L497]&gt;=31;&quot;Middle Age&quot;; IF([.L49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678" table:style-name="ce1">
            <text:p>2067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498]&gt;54;&quot;Old&quot;; IF([.L498]&gt;=31;&quot;Middle Age&quot;; IF([.L49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302" table:style-name="ce1">
            <text:p>1530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499]&gt;54;&quot;Old&quot;; IF([.L499]&gt;=31;&quot;Middle Age&quot;; IF([.L49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012" table:style-name="ce1">
            <text:p>2601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500]&gt;54;&quot;Old&quot;; IF([.L500]&gt;=31;&quot;Middle Age&quot;; IF([.L50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575" table:style-name="ce1">
            <text:p>2657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501]&gt;54;&quot;Old&quot;; IF([.L501]&gt;=31;&quot;Middle Age&quot;; IF([.L50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559" table:style-name="ce1">
            <text:p>1555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502]&gt;54;&quot;Old&quot;; IF([.L502]&gt;=31;&quot;Middle Age&quot;; IF([.L50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235" table:style-name="ce1">
            <text:p>1923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503]&gt;54;&quot;Old&quot;; IF([.L503]&gt;=31;&quot;Middle Age&quot;; IF([.L50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275" table:style-name="ce1">
            <text:p>1527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504]&gt;54;&quot;Old&quot;; IF([.L504]&gt;=31;&quot;Middle Age&quot;; IF([.L504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339" table:style-name="ce1">
            <text:p>2033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505]&gt;54;&quot;Old&quot;; IF([.L505]&gt;=31;&quot;Middle Age&quot;; IF([.L50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405" table:style-name="ce1">
            <text:p>2540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506]&gt;54;&quot;Old&quot;; IF([.L506]&gt;=31;&quot;Middle Age&quot;; IF([.L50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940" table:style-name="ce1">
            <text:p>1594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507]&gt;54;&quot;Old&quot;; IF([.L507]&gt;=31;&quot;Middle Age&quot;; IF([.L50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074" table:style-name="ce1">
            <text:p>2507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508]&gt;54;&quot;Old&quot;; IF([.L508]&gt;=31;&quot;Middle Age&quot;; IF([.L50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738" table:style-name="ce1">
            <text:p>2473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509]&gt;54;&quot;Old&quot;; IF([.L509]&gt;=31;&quot;Middle Age&quot;; IF([.L50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337" table:style-name="ce1">
            <text:p>1633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510]&gt;54;&quot;Old&quot;; IF([.L510]&gt;=31;&quot;Middle Age&quot;; IF([.L510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357" table:style-name="ce1">
            <text:p>2435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511]&gt;54;&quot;Old&quot;; IF([.L511]&gt;=31;&quot;Middle Age&quot;; IF([.L51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613" table:style-name="ce1">
            <text:p>1861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512]&gt;54;&quot;Old&quot;; IF([.L512]&gt;=31;&quot;Middle Age&quot;; IF([.L51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207" table:style-name="ce1">
            <text:p>1220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513]&gt;54;&quot;Old&quot;; IF([.L513]&gt;=31;&quot;Middle Age&quot;; IF([.L513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052" table:style-name="ce1">
            <text:p>1805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514]&gt;54;&quot;Old&quot;; IF([.L514]&gt;=31;&quot;Middle Age&quot;; IF([.L51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353" table:style-name="ce1">
            <text:p>1335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1" table:style-name="ce1">
            <text:p>61</text:p>
          </table:table-cell>
          <table:table-cell office:value-type="string" office:string-value="Old" table:formula="of:=IF([.L515]&gt;54;&quot;Old&quot;; IF([.L515]&gt;=31;&quot;Middle Age&quot;; IF([.L515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399" table:style-name="ce1">
            <text:p>1939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516]&gt;54;&quot;Old&quot;; IF([.L516]&gt;=31;&quot;Middle Age&quot;; IF([.L51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154" table:style-name="ce1">
            <text:p>1615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517]&gt;54;&quot;Old&quot;; IF([.L517]&gt;=31;&quot;Middle Age&quot;; IF([.L51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219" table:style-name="ce1">
            <text:p>2221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518]&gt;54;&quot;Old&quot;; IF([.L518]&gt;=31;&quot;Middle Age&quot;; IF([.L51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269" table:style-name="ce1">
            <text:p>1726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519]&gt;54;&quot;Old&quot;; IF([.L519]&gt;=31;&quot;Middle Age&quot;; IF([.L51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586" table:style-name="ce1">
            <text:p>2358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520]&gt;54;&quot;Old&quot;; IF([.L520]&gt;=31;&quot;Middle Age&quot;; IF([.L52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740" table:style-name="ce1">
            <text:p>1574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64" table:style-name="ce1">
            <text:p>64</text:p>
          </table:table-cell>
          <table:table-cell office:value-type="string" office:string-value="Old" table:formula="of:=IF([.L521]&gt;54;&quot;Old&quot;; IF([.L521]&gt;=31;&quot;Middle Age&quot;; IF([.L52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638" table:style-name="ce1">
            <text:p>2763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522]&gt;54;&quot;Old&quot;; IF([.L522]&gt;=31;&quot;Middle Age&quot;; IF([.L52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976" table:style-name="ce1">
            <text:p>1897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523]&gt;54;&quot;Old&quot;; IF([.L523]&gt;=31;&quot;Middle Age&quot;; IF([.L523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413" table:style-name="ce1">
            <text:p>1941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524]&gt;54;&quot;Old&quot;; IF([.L524]&gt;=31;&quot;Middle Age&quot;; IF([.L52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283" table:style-name="ce1">
            <text:p>1328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525]&gt;54;&quot;Old&quot;; IF([.L525]&gt;=31;&quot;Middle Age&quot;; IF([.L52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471" table:style-name="ce1">
            <text:p>1747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67" table:style-name="ce1">
            <text:p>67</text:p>
          </table:table-cell>
          <table:table-cell office:value-type="string" office:string-value="Old" table:formula="of:=IF([.L526]&gt;54;&quot;Old&quot;; IF([.L526]&gt;=31;&quot;Middle Age&quot;; IF([.L52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791" table:style-name="ce1">
            <text:p>1679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527]&gt;54;&quot;Old&quot;; IF([.L527]&gt;=31;&quot;Middle Age&quot;; IF([.L527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382" table:style-name="ce1">
            <text:p>1538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528]&gt;54;&quot;Old&quot;; IF([.L528]&gt;=31;&quot;Middle Age&quot;; IF([.L52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641" table:style-name="ce1">
            <text:p>1164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529]&gt;54;&quot;Old&quot;; IF([.L529]&gt;=31;&quot;Middle Age&quot;; IF([.L52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935" table:style-name="ce1">
            <text:p>1193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530]&gt;54;&quot;Old&quot;; IF([.L530]&gt;=31;&quot;Middle Age&quot;; IF([.L530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233" table:style-name="ce1">
            <text:p>1323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7" table:style-name="ce1">
            <text:p>57</text:p>
          </table:table-cell>
          <table:table-cell office:value-type="string" office:string-value="Old" table:formula="of:=IF([.L531]&gt;54;&quot;Old&quot;; IF([.L531]&gt;=31;&quot;Middle Age&quot;; IF([.L531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909" table:style-name="ce1">
            <text:p>2590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532]&gt;54;&quot;Old&quot;; IF([.L532]&gt;=31;&quot;Middle Age&quot;; IF([.L532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092" table:style-name="ce1">
            <text:p>1409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533]&gt;54;&quot;Old&quot;; IF([.L533]&gt;=31;&quot;Middle Age&quot;; IF([.L533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143" table:style-name="ce1">
            <text:p>2914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534]&gt;54;&quot;Old&quot;; IF([.L534]&gt;=31;&quot;Middle Age&quot;; IF([.L53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941" table:style-name="ce1">
            <text:p>2494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535]&gt;54;&quot;Old&quot;; IF([.L535]&gt;=31;&quot;Middle Age&quot;; IF([.L535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637" table:style-name="ce1">
            <text:p>2463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4" table:style-name="ce1">
            <text:p>64</text:p>
          </table:table-cell>
          <table:table-cell office:value-type="string" office:string-value="Old" table:formula="of:=IF([.L536]&gt;54;&quot;Old&quot;; IF([.L536]&gt;=31;&quot;Middle Age&quot;; IF([.L53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893" table:style-name="ce1">
            <text:p>2389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537]&gt;54;&quot;Old&quot;; IF([.L537]&gt;=31;&quot;Middle Age&quot;; IF([.L53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907" table:style-name="ce1">
            <text:p>1390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538]&gt;54;&quot;Old&quot;; IF([.L538]&gt;=31;&quot;Middle Age&quot;; IF([.L53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900" table:style-name="ce1">
            <text:p>1490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539]&gt;54;&quot;Old&quot;; IF([.L539]&gt;=31;&quot;Middle Age&quot;; IF([.L53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262" table:style-name="ce1">
            <text:p>1126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540]&gt;54;&quot;Old&quot;; IF([.L540]&gt;=31;&quot;Middle Age&quot;; IF([.L54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294" table:style-name="ce1">
            <text:p>2229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541]&gt;54;&quot;Old&quot;; IF([.L541]&gt;=31;&quot;Middle Age&quot;; IF([.L54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195" table:style-name="ce1">
            <text:p>1219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542]&gt;54;&quot;Old&quot;; IF([.L542]&gt;=31;&quot;Middle Age&quot;; IF([.L54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375" table:style-name="ce1">
            <text:p>2537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543]&gt;54;&quot;Old&quot;; IF([.L543]&gt;=31;&quot;Middle Age&quot;; IF([.L54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143" table:style-name="ce1">
            <text:p>1114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544]&gt;54;&quot;Old&quot;; IF([.L544]&gt;=31;&quot;Middle Age&quot;; IF([.L544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898" table:style-name="ce1">
            <text:p>2589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545]&gt;54;&quot;Old&quot;; IF([.L545]&gt;=31;&quot;Middle Age&quot;; IF([.L54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397" table:style-name="ce1">
            <text:p>2439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546]&gt;54;&quot;Old&quot;; IF([.L546]&gt;=31;&quot;Middle Age&quot;; IF([.L54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758" table:style-name="ce1">
            <text:p>1975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547]&gt;54;&quot;Old&quot;; IF([.L547]&gt;=31;&quot;Middle Age&quot;; IF([.L547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529" table:style-name="ce1">
            <text:p>1552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548]&gt;54;&quot;Old&quot;; IF([.L548]&gt;=31;&quot;Middle Age&quot;; IF([.L54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884" table:style-name="ce1">
            <text:p>1988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549]&gt;54;&quot;Old&quot;; IF([.L549]&gt;=31;&quot;Middle Age&quot;; IF([.L549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674" table:style-name="ce1">
            <text:p>1867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550]&gt;54;&quot;Old&quot;; IF([.L550]&gt;=31;&quot;Middle Age&quot;; IF([.L55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453" table:style-name="ce1">
            <text:p>1345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551]&gt;54;&quot;Old&quot;; IF([.L551]&gt;=31;&quot;Middle Age&quot;; IF([.L55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063" table:style-name="ce1">
            <text:p>1406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Pacific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552]&gt;54;&quot;Old&quot;; IF([.L552]&gt;=31;&quot;Middle Age&quot;; IF([.L55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393" table:style-name="ce1">
            <text:p>2739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3" table:style-name="ce1">
            <text:p>63</text:p>
          </table:table-cell>
          <table:table-cell office:value-type="string" office:string-value="Old" table:formula="of:=IF([.L553]&gt;54;&quot;Old&quot;; IF([.L553]&gt;=31;&quot;Middle Age&quot;; IF([.L55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417" table:style-name="ce1">
            <text:p>1441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554]&gt;54;&quot;Old&quot;; IF([.L554]&gt;=31;&quot;Middle Age&quot;; IF([.L55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533" table:style-name="ce1">
            <text:p>1753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73" table:style-name="ce1">
            <text:p>73</text:p>
          </table:table-cell>
          <table:table-cell office:value-type="string" office:string-value="Old" table:formula="of:=IF([.L555]&gt;54;&quot;Old&quot;; IF([.L555]&gt;=31;&quot;Middle Age&quot;; IF([.L555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580" table:style-name="ce1">
            <text:p>1858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556]&gt;54;&quot;Old&quot;; IF([.L556]&gt;=31;&quot;Middle Age&quot;; IF([.L55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025" table:style-name="ce1">
            <text:p>1702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557]&gt;54;&quot;Old&quot;; IF([.L557]&gt;=31;&quot;Middle Age&quot;; IF([.L55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293" table:style-name="ce1">
            <text:p>2529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558]&gt;54;&quot;Old&quot;; IF([.L558]&gt;=31;&quot;Middle Age&quot;; IF([.L55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725" table:style-name="ce1">
            <text:p>2472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559]&gt;54;&quot;Old&quot;; IF([.L559]&gt;=31;&quot;Middle Age&quot;; IF([.L55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200" table:style-name="ce1">
            <text:p>2320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560]&gt;54;&quot;Old&quot;; IF([.L560]&gt;=31;&quot;Middle Age&quot;; IF([.L56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895" table:style-name="ce1">
            <text:p>1589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561]&gt;54;&quot;Old&quot;; IF([.L561]&gt;=31;&quot;Middle Age&quot;; IF([.L56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577" table:style-name="ce1">
            <text:p>1857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562]&gt;54;&quot;Old&quot;; IF([.L562]&gt;=31;&quot;Middle Age&quot;; IF([.L56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218" table:style-name="ce1">
            <text:p>2721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563]&gt;54;&quot;Old&quot;; IF([.L563]&gt;=31;&quot;Middle Age&quot;; IF([.L56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560" table:style-name="ce1">
            <text:p>1856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564]&gt;54;&quot;Old&quot;; IF([.L564]&gt;=31;&quot;Middle Age&quot;; IF([.L56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006" table:style-name="ce1">
            <text:p>2500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565]&gt;54;&quot;Old&quot;; IF([.L565]&gt;=31;&quot;Middle Age&quot;; IF([.L565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369" table:style-name="ce1">
            <text:p>1736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566]&gt;54;&quot;Old&quot;; IF([.L566]&gt;=31;&quot;Middle Age&quot;; IF([.L566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495" table:style-name="ce1">
            <text:p>1449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567]&gt;54;&quot;Old&quot;; IF([.L567]&gt;=31;&quot;Middle Age&quot;; IF([.L56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847" table:style-name="ce1">
            <text:p>1884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70" table:style-name="ce1">
            <text:p>70</text:p>
          </table:table-cell>
          <table:table-cell office:value-type="string" office:string-value="Old" table:formula="of:=IF([.L568]&gt;54;&quot;Old&quot;; IF([.L568]&gt;=31;&quot;Middle Age&quot;; IF([.L568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754" table:style-name="ce1">
            <text:p>1475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569]&gt;54;&quot;Old&quot;; IF([.L569]&gt;=31;&quot;Middle Age&quot;; IF([.L56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378" table:style-name="ce1">
            <text:p>2337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570]&gt;54;&quot;Old&quot;; IF([.L570]&gt;=31;&quot;Middle Age&quot;; IF([.L57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452" table:style-name="ce1">
            <text:p>2645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9" table:style-name="ce1">
            <text:p>69</text:p>
          </table:table-cell>
          <table:table-cell office:value-type="string" office:string-value="Old" table:formula="of:=IF([.L571]&gt;54;&quot;Old&quot;; IF([.L571]&gt;=31;&quot;Middle Age&quot;; IF([.L57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370" table:style-name="ce1">
            <text:p>2037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572]&gt;54;&quot;Old&quot;; IF([.L572]&gt;=31;&quot;Middle Age&quot;; IF([.L57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528" table:style-name="ce1">
            <text:p>2052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573]&gt;54;&quot;Old&quot;; IF([.L573]&gt;=31;&quot;Middle Age&quot;; IF([.L57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549" table:style-name="ce1">
            <text:p>2354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574]&gt;54;&quot;Old&quot;; IF([.L574]&gt;=31;&quot;Middle Age&quot;; IF([.L574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751" table:style-name="ce1">
            <text:p>2175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63" table:style-name="ce1">
            <text:p>63</text:p>
          </table:table-cell>
          <table:table-cell office:value-type="string" office:string-value="Old" table:formula="of:=IF([.L575]&gt;54;&quot;Old&quot;; IF([.L575]&gt;=31;&quot;Middle Age&quot;; IF([.L575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266" table:style-name="ce1">
            <text:p>2126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576]&gt;54;&quot;Old&quot;; IF([.L576]&gt;=31;&quot;Middle Age&quot;; IF([.L57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388" table:style-name="ce1">
            <text:p>1338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577]&gt;54;&quot;Old&quot;; IF([.L577]&gt;=31;&quot;Middle Age&quot;; IF([.L57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752" table:style-name="ce1">
            <text:p>1875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578]&gt;54;&quot;Old&quot;; IF([.L578]&gt;=31;&quot;Middle Age&quot;; IF([.L57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917" table:style-name="ce1">
            <text:p>1691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579]&gt;54;&quot;Old&quot;; IF([.L579]&gt;=31;&quot;Middle Age&quot;; IF([.L57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313" table:style-name="ce1">
            <text:p>1531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580]&gt;54;&quot;Old&quot;; IF([.L580]&gt;=31;&quot;Middle Age&quot;; IF([.L58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329" table:style-name="ce1">
            <text:p>2532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581]&gt;54;&quot;Old&quot;; IF([.L581]&gt;=31;&quot;Middle Age&quot;; IF([.L58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380" table:style-name="ce1">
            <text:p>2038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9" table:style-name="ce1">
            <text:p>69</text:p>
          </table:table-cell>
          <table:table-cell office:value-type="string" office:string-value="Old" table:formula="of:=IF([.L582]&gt;54;&quot;Old&quot;; IF([.L582]&gt;=31;&quot;Middle Age&quot;; IF([.L58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089" table:style-name="ce1">
            <text:p>2308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583]&gt;54;&quot;Old&quot;; IF([.L583]&gt;=31;&quot;Middle Age&quot;; IF([.L583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749" table:style-name="ce1">
            <text:p>1374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584]&gt;54;&quot;Old&quot;; IF([.L584]&gt;=31;&quot;Middle Age&quot;; IF([.L58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943" table:style-name="ce1">
            <text:p>2494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585]&gt;54;&quot;Old&quot;; IF([.L585]&gt;=31;&quot;Middle Age&quot;; IF([.L585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667" table:style-name="ce1">
            <text:p>2866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586]&gt;54;&quot;Old&quot;; IF([.L586]&gt;=31;&quot;Middle Age&quot;; IF([.L58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194" table:style-name="ce1">
            <text:p>1519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587]&gt;54;&quot;Old&quot;; IF([.L587]&gt;=31;&quot;Middle Age&quot;; IF([.L58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436" table:style-name="ce1">
            <text:p>1743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588]&gt;54;&quot;Old&quot;; IF([.L588]&gt;=31;&quot;Middle Age&quot;; IF([.L58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935" table:style-name="ce1">
            <text:p>1893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589]&gt;54;&quot;Old&quot;; IF([.L589]&gt;=31;&quot;Middle Age&quot;; IF([.L58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871" table:style-name="ce1">
            <text:p>1687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590]&gt;54;&quot;Old&quot;; IF([.L590]&gt;=31;&quot;Middle Age&quot;; IF([.L59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100" table:style-name="ce1">
            <text:p>1210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7" table:style-name="ce1">
            <text:p>57</text:p>
          </table:table-cell>
          <table:table-cell office:value-type="string" office:string-value="Old" table:formula="of:=IF([.L591]&gt;54;&quot;Old&quot;; IF([.L591]&gt;=31;&quot;Middle Age&quot;; IF([.L59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158" table:style-name="ce1">
            <text:p>2315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592]&gt;54;&quot;Old&quot;; IF([.L592]&gt;=31;&quot;Middle Age&quot;; IF([.L59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545" table:style-name="ce1">
            <text:p>1854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1" table:style-name="ce1">
            <text:p>61</text:p>
          </table:table-cell>
          <table:table-cell office:value-type="string" office:string-value="Old" table:formula="of:=IF([.L593]&gt;54;&quot;Old&quot;; IF([.L593]&gt;=31;&quot;Middle Age&quot;; IF([.L593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391" table:style-name="ce1">
            <text:p>1839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594]&gt;54;&quot;Old&quot;; IF([.L594]&gt;=31;&quot;Middle Age&quot;; IF([.L59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812" table:style-name="ce1">
            <text:p>1981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595]&gt;54;&quot;Old&quot;; IF([.L595]&gt;=31;&quot;Middle Age&quot;; IF([.L59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660" table:style-name="ce1">
            <text:p>2766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70" table:style-name="ce1">
            <text:p>70</text:p>
          </table:table-cell>
          <table:table-cell office:value-type="string" office:string-value="Old" table:formula="of:=IF([.L596]&gt;54;&quot;Old&quot;; IF([.L596]&gt;=31;&quot;Middle Age&quot;; IF([.L59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058" table:style-name="ce1">
            <text:p>1805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78" table:style-name="ce1">
            <text:p>78</text:p>
          </table:table-cell>
          <table:table-cell office:value-type="string" office:string-value="Old" table:formula="of:=IF([.L597]&gt;54;&quot;Old&quot;; IF([.L597]&gt;=31;&quot;Middle Age&quot;; IF([.L59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343" table:style-name="ce1">
            <text:p>2034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598]&gt;54;&quot;Old&quot;; IF([.L598]&gt;=31;&quot;Middle Age&quot;; IF([.L59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997" table:style-name="ce1">
            <text:p>2899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599]&gt;54;&quot;Old&quot;; IF([.L599]&gt;=31;&quot;Middle Age&quot;; IF([.L599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398" table:style-name="ce1">
            <text:p>2439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600]&gt;54;&quot;Old&quot;; IF([.L600]&gt;=31;&quot;Middle Age&quot;; IF([.L60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002" table:style-name="ce1">
            <text:p>1900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7" table:style-name="ce1">
            <text:p>57</text:p>
          </table:table-cell>
          <table:table-cell office:value-type="string" office:string-value="Old" table:formula="of:=IF([.L601]&gt;54;&quot;Old&quot;; IF([.L601]&gt;=31;&quot;Middle Age&quot;; IF([.L601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609" table:style-name="ce1">
            <text:p>2860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602]&gt;54;&quot;Old&quot;; IF([.L602]&gt;=31;&quot;Middle Age&quot;; IF([.L60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231" table:style-name="ce1">
            <text:p>2923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603]&gt;54;&quot;Old&quot;; IF([.L603]&gt;=31;&quot;Middle Age&quot;; IF([.L60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858" table:style-name="ce1">
            <text:p>1885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604]&gt;54;&quot;Old&quot;; IF([.L604]&gt;=31;&quot;Middle Age&quot;; IF([.L60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605]&gt;54;&quot;Old&quot;; IF([.L605]&gt;=31;&quot;Middle Age&quot;; IF([.L60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261" table:style-name="ce1">
            <text:p>2526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606]&gt;54;&quot;Old&quot;; IF([.L606]&gt;=31;&quot;Middle Age&quot;; IF([.L606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458" table:style-name="ce1">
            <text:p>1745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607]&gt;54;&quot;Old&quot;; IF([.L607]&gt;=31;&quot;Middle Age&quot;; IF([.L60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644" table:style-name="ce1">
            <text:p>1164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608]&gt;54;&quot;Old&quot;; IF([.L608]&gt;=31;&quot;Middle Age&quot;; IF([.L60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145" table:style-name="ce1">
            <text:p>1614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609]&gt;54;&quot;Old&quot;; IF([.L609]&gt;=31;&quot;Middle Age&quot;; IF([.L60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890" table:style-name="ce1">
            <text:p>1689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610]&gt;54;&quot;Old&quot;; IF([.L610]&gt;=31;&quot;Middle Age&quot;; IF([.L61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983" table:style-name="ce1">
            <text:p>2598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611]&gt;54;&quot;Old&quot;; IF([.L611]&gt;=31;&quot;Middle Age&quot;; IF([.L61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633" table:style-name="ce1">
            <text:p>1463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612]&gt;54;&quot;Old&quot;; IF([.L612]&gt;=31;&quot;Middle Age&quot;; IF([.L61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994" table:style-name="ce1">
            <text:p>2299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613]&gt;54;&quot;Old&quot;; IF([.L613]&gt;=31;&quot;Middle Age&quot;; IF([.L61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983" table:style-name="ce1">
            <text:p>2298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614]&gt;54;&quot;Old&quot;; IF([.L614]&gt;=31;&quot;Middle Age&quot;; IF([.L614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184" table:style-name="ce1">
            <text:p>2518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615]&gt;54;&quot;Old&quot;; IF([.L615]&gt;=31;&quot;Middle Age&quot;; IF([.L61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469" table:style-name="ce1">
            <text:p>1446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616]&gt;54;&quot;Old&quot;; IF([.L616]&gt;=31;&quot;Middle Age&quot;; IF([.L61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538" table:style-name="ce1">
            <text:p>1153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617]&gt;54;&quot;Old&quot;; IF([.L617]&gt;=31;&quot;Middle Age&quot;; IF([.L61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245" table:style-name="ce1">
            <text:p>1624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618]&gt;54;&quot;Old&quot;; IF([.L618]&gt;=31;&quot;Middle Age&quot;; IF([.L61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858" table:style-name="ce1">
            <text:p>1785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619]&gt;54;&quot;Old&quot;; IF([.L619]&gt;=31;&quot;Middle Age&quot;; IF([.L61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347" table:style-name="ce1">
            <text:p>2534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620]&gt;54;&quot;Old&quot;; IF([.L620]&gt;=31;&quot;Middle Age&quot;; IF([.L62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814" table:style-name="ce1">
            <text:p>1581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621]&gt;54;&quot;Old&quot;; IF([.L621]&gt;=31;&quot;Middle Age&quot;; IF([.L621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259" table:style-name="ce1">
            <text:p>1125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622]&gt;54;&quot;Old&quot;; IF([.L622]&gt;=31;&quot;Middle Age&quot;; IF([.L62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200" table:style-name="ce1">
            <text:p>1120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623]&gt;54;&quot;Old&quot;; IF([.L623]&gt;=31;&quot;Middle Age&quot;; IF([.L62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101" table:style-name="ce1">
            <text:p>2510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624]&gt;54;&quot;Old&quot;; IF([.L624]&gt;=31;&quot;Middle Age&quot;; IF([.L62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801" table:style-name="ce1">
            <text:p>2180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625]&gt;54;&quot;Old&quot;; IF([.L625]&gt;=31;&quot;Middle Age&quot;; IF([.L625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943" table:style-name="ce1">
            <text:p>2594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626]&gt;54;&quot;Old&quot;; IF([.L626]&gt;=31;&quot;Middle Age&quot;; IF([.L626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127" table:style-name="ce1">
            <text:p>2212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67" table:style-name="ce1">
            <text:p>67</text:p>
          </table:table-cell>
          <table:table-cell office:value-type="string" office:string-value="Old" table:formula="of:=IF([.L627]&gt;54;&quot;Old&quot;; IF([.L627]&gt;=31;&quot;Middle Age&quot;; IF([.L62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414" table:style-name="ce1">
            <text:p>2041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628]&gt;54;&quot;Old&quot;; IF([.L628]&gt;=31;&quot;Middle Age&quot;; IF([.L628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672" table:style-name="ce1">
            <text:p>2367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67" table:style-name="ce1">
            <text:p>67</text:p>
          </table:table-cell>
          <table:table-cell office:value-type="string" office:string-value="Old" table:formula="of:=IF([.L629]&gt;54;&quot;Old&quot;; IF([.L629]&gt;=31;&quot;Middle Age&quot;; IF([.L62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255" table:style-name="ce1">
            <text:p>2925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630]&gt;54;&quot;Old&quot;; IF([.L630]&gt;=31;&quot;Middle Age&quot;; IF([.L63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815" table:style-name="ce1">
            <text:p>2881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631]&gt;54;&quot;Old&quot;; IF([.L631]&gt;=31;&quot;Middle Age&quot;; IF([.L63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753" table:style-name="ce1">
            <text:p>2775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632]&gt;54;&quot;Old&quot;; IF([.L632]&gt;=31;&quot;Middle Age&quot;; IF([.L632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643" table:style-name="ce1">
            <text:p>2764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633]&gt;54;&quot;Old&quot;; IF([.L633]&gt;=31;&quot;Middle Age&quot;; IF([.L63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754" table:style-name="ce1">
            <text:p>1375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634]&gt;54;&quot;Old&quot;; IF([.L634]&gt;=31;&quot;Middle Age&quot;; IF([.L63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088" table:style-name="ce1">
            <text:p>2208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635]&gt;54;&quot;Old&quot;; IF([.L635]&gt;=31;&quot;Middle Age&quot;; IF([.L63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388" table:style-name="ce1">
            <text:p>2738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636]&gt;54;&quot;Old&quot;; IF([.L636]&gt;=31;&quot;Middle Age&quot;; IF([.L63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745" table:style-name="ce1">
            <text:p>2474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637]&gt;54;&quot;Old&quot;; IF([.L637]&gt;=31;&quot;Middle Age&quot;; IF([.L63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237" table:style-name="ce1">
            <text:p>2923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638]&gt;54;&quot;Old&quot;; IF([.L638]&gt;=31;&quot;Middle Age&quot;; IF([.L63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272" table:style-name="ce1">
            <text:p>1527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639]&gt;54;&quot;Old&quot;; IF([.L639]&gt;=31;&quot;Middle Age&quot;; IF([.L639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949" table:style-name="ce1">
            <text:p>1894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74" table:style-name="ce1">
            <text:p>74</text:p>
          </table:table-cell>
          <table:table-cell office:value-type="string" office:string-value="Old" table:formula="of:=IF([.L640]&gt;54;&quot;Old&quot;; IF([.L640]&gt;=31;&quot;Middle Age&quot;; IF([.L640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507" table:style-name="ce1">
            <text:p>1450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65" table:style-name="ce1">
            <text:p>65</text:p>
          </table:table-cell>
          <table:table-cell office:value-type="string" office:string-value="Old" table:formula="of:=IF([.L641]&gt;54;&quot;Old&quot;; IF([.L641]&gt;=31;&quot;Middle Age&quot;; IF([.L64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886" table:style-name="ce1">
            <text:p>2588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642]&gt;54;&quot;Old&quot;; IF([.L642]&gt;=31;&quot;Middle Age&quot;; IF([.L642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441" table:style-name="ce1">
            <text:p>2144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4" table:style-name="ce1">
            <text:p>64</text:p>
          </table:table-cell>
          <table:table-cell office:value-type="string" office:string-value="Old" table:formula="of:=IF([.L643]&gt;54;&quot;Old&quot;; IF([.L643]&gt;=31;&quot;Middle Age&quot;; IF([.L64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741" table:style-name="ce1">
            <text:p>2174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644]&gt;54;&quot;Old&quot;; IF([.L644]&gt;=31;&quot;Middle Age&quot;; IF([.L64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572" table:style-name="ce1">
            <text:p>1457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645]&gt;54;&quot;Old&quot;; IF([.L645]&gt;=31;&quot;Middle Age&quot;; IF([.L64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368" table:style-name="ce1">
            <text:p>2336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646]&gt;54;&quot;Old&quot;; IF([.L646]&gt;=31;&quot;Middle Age&quot;; IF([.L64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217" table:style-name="ce1">
            <text:p>1621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647]&gt;54;&quot;Old&quot;; IF([.L647]&gt;=31;&quot;Middle Age&quot;; IF([.L64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247" table:style-name="ce1">
            <text:p>1624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648]&gt;54;&quot;Old&quot;; IF([.L648]&gt;=31;&quot;Middle Age&quot;; IF([.L64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010" table:style-name="ce1">
            <text:p>2201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649]&gt;54;&quot;Old&quot;; IF([.L649]&gt;=31;&quot;Middle Age&quot;; IF([.L64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872" table:style-name="ce1">
            <text:p>2587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650]&gt;54;&quot;Old&quot;; IF([.L650]&gt;=31;&quot;Middle Age&quot;; IF([.L650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164" table:style-name="ce1">
            <text:p>1916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651]&gt;54;&quot;Old&quot;; IF([.L651]&gt;=31;&quot;Middle Age&quot;; IF([.L65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435" table:style-name="ce1">
            <text:p>1843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7" table:style-name="ce1">
            <text:p>67</text:p>
          </table:table-cell>
          <table:table-cell office:value-type="string" office:string-value="Old" table:formula="of:=IF([.L652]&gt;54;&quot;Old&quot;; IF([.L652]&gt;=31;&quot;Middle Age&quot;; IF([.L652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284" table:style-name="ce1">
            <text:p>1428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653]&gt;54;&quot;Old&quot;; IF([.L653]&gt;=31;&quot;Middle Age&quot;; IF([.L65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287" table:style-name="ce1">
            <text:p>1128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654]&gt;54;&quot;Old&quot;; IF([.L654]&gt;=31;&quot;Middle Age&quot;; IF([.L65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066" table:style-name="ce1">
            <text:p>1306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655]&gt;54;&quot;Old&quot;; IF([.L655]&gt;=31;&quot;Middle Age&quot;; IF([.L65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9106" table:style-name="ce1">
            <text:p>2910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656]&gt;54;&quot;Old&quot;; IF([.L656]&gt;=31;&quot;Middle Age&quot;; IF([.L65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236" table:style-name="ce1">
            <text:p>2623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657]&gt;54;&quot;Old&quot;; IF([.L657]&gt;=31;&quot;Middle Age&quot;; IF([.L65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531" table:style-name="ce1">
            <text:p>1753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658]&gt;54;&quot;Old&quot;; IF([.L658]&gt;=31;&quot;Middle Age&quot;; IF([.L65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964" table:style-name="ce1">
            <text:p>1296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659]&gt;54;&quot;Old&quot;; IF([.L659]&gt;=31;&quot;Middle Age&quot;; IF([.L65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133" table:style-name="ce1">
            <text:p>1913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660]&gt;54;&quot;Old&quot;; IF([.L660]&gt;=31;&quot;Middle Age&quot;; IF([.L66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643" table:style-name="ce1">
            <text:p>2464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3" table:style-name="ce1">
            <text:p>63</text:p>
          </table:table-cell>
          <table:table-cell office:value-type="string" office:string-value="Old" table:formula="of:=IF([.L661]&gt;54;&quot;Old&quot;; IF([.L661]&gt;=31;&quot;Middle Age&quot;; IF([.L66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599" table:style-name="ce1">
            <text:p>2159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662]&gt;54;&quot;Old&quot;; IF([.L662]&gt;=31;&quot;Middle Age&quot;; IF([.L66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976" table:style-name="ce1">
            <text:p>2297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663]&gt;54;&quot;Old&quot;; IF([.L663]&gt;=31;&quot;Middle Age&quot;; IF([.L663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637" table:style-name="ce1">
            <text:p>2763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664]&gt;54;&quot;Old&quot;; IF([.L664]&gt;=31;&quot;Middle Age&quot;; IF([.L66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890" table:style-name="ce1">
            <text:p>1189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665]&gt;54;&quot;Old&quot;; IF([.L665]&gt;=31;&quot;Middle Age&quot;; IF([.L66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580" table:style-name="ce1">
            <text:p>2858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666]&gt;54;&quot;Old&quot;; IF([.L666]&gt;=31;&quot;Middle Age&quot;; IF([.L66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443" table:style-name="ce1">
            <text:p>1444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667]&gt;54;&quot;Old&quot;; IF([.L667]&gt;=31;&quot;Middle Age&quot;; IF([.L66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864" table:style-name="ce1">
            <text:p>1786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668]&gt;54;&quot;Old&quot;; IF([.L668]&gt;=31;&quot;Middle Age&quot;; IF([.L66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505" table:style-name="ce1">
            <text:p>2050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1" table:style-name="ce1">
            <text:p>61</text:p>
          </table:table-cell>
          <table:table-cell office:value-type="string" office:string-value="Old" table:formula="of:=IF([.L669]&gt;54;&quot;Old&quot;; IF([.L669]&gt;=31;&quot;Middle Age&quot;; IF([.L66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592" table:style-name="ce1">
            <text:p>1459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670]&gt;54;&quot;Old&quot;; IF([.L670]&gt;=31;&quot;Middle Age&quot;; IF([.L67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227" table:style-name="ce1">
            <text:p>2222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671]&gt;54;&quot;Old&quot;; IF([.L671]&gt;=31;&quot;Middle Age&quot;; IF([.L67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471" table:style-name="ce1">
            <text:p>2147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672]&gt;54;&quot;Old&quot;; IF([.L672]&gt;=31;&quot;Middle Age&quot;; IF([.L67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252" table:style-name="ce1">
            <text:p>2225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673]&gt;54;&quot;Old&quot;; IF([.L673]&gt;=31;&quot;Middle Age&quot;; IF([.L67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260" table:style-name="ce1">
            <text:p>2126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674]&gt;54;&quot;Old&quot;; IF([.L674]&gt;=31;&quot;Middle Age&quot;; IF([.L674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817" table:style-name="ce1">
            <text:p>1181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675]&gt;54;&quot;Old&quot;; IF([.L675]&gt;=31;&quot;Middle Age&quot;; IF([.L67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223" table:style-name="ce1">
            <text:p>1922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676]&gt;54;&quot;Old&quot;; IF([.L676]&gt;=31;&quot;Middle Age&quot;; IF([.L67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517" table:style-name="ce1">
            <text:p>1851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677]&gt;54;&quot;Old&quot;; IF([.L677]&gt;=31;&quot;Middle Age&quot;; IF([.L67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717" table:style-name="ce1">
            <text:p>2171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678]&gt;54;&quot;Old&quot;; IF([.L678]&gt;=31;&quot;Middle Age&quot;; IF([.L67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760" table:style-name="ce1">
            <text:p>1376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679]&gt;54;&quot;Old&quot;; IF([.L679]&gt;=31;&quot;Middle Age&quot;; IF([.L67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145" table:style-name="ce1">
            <text:p>1814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Europe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680]&gt;54;&quot;Old&quot;; IF([.L680]&gt;=31;&quot;Middle Age&quot;; IF([.L68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770" table:style-name="ce1">
            <text:p>2177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681]&gt;54;&quot;Old&quot;; IF([.L681]&gt;=31;&quot;Middle Age&quot;; IF([.L68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165" table:style-name="ce1">
            <text:p>1116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682]&gt;54;&quot;Old&quot;; IF([.L682]&gt;=31;&quot;Middle Age&quot;; IF([.L68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377" table:style-name="ce1">
            <text:p>1637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683]&gt;54;&quot;Old&quot;; IF([.L683]&gt;=31;&quot;Middle Age&quot;; IF([.L68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248" table:style-name="ce1">
            <text:p>2624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684]&gt;54;&quot;Old&quot;; IF([.L684]&gt;=31;&quot;Middle Age&quot;; IF([.L68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461" table:style-name="ce1">
            <text:p>2346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685]&gt;54;&quot;Old&quot;; IF([.L685]&gt;=31;&quot;Middle Age&quot;; IF([.L68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133" table:style-name="ce1">
            <text:p>2913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686]&gt;54;&quot;Old&quot;; IF([.L686]&gt;=31;&quot;Middle Age&quot;; IF([.L68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673" table:style-name="ce1">
            <text:p>2767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687]&gt;54;&quot;Old&quot;; IF([.L687]&gt;=31;&quot;Middle Age&quot;; IF([.L68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774" table:style-name="ce1">
            <text:p>1277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688]&gt;54;&quot;Old&quot;; IF([.L688]&gt;=31;&quot;Middle Age&quot;; IF([.L68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910" table:style-name="ce1">
            <text:p>1891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689]&gt;54;&quot;Old&quot;; IF([.L689]&gt;=31;&quot;Middle Age&quot;; IF([.L689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699" table:style-name="ce1">
            <text:p>1169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690]&gt;54;&quot;Old&quot;; IF([.L690]&gt;=31;&quot;Middle Age&quot;; IF([.L690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725" table:style-name="ce1">
            <text:p>1672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691]&gt;54;&quot;Old&quot;; IF([.L691]&gt;=31;&quot;Middle Age&quot;; IF([.L691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269" table:style-name="ce1">
            <text:p>2826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692]&gt;54;&quot;Old&quot;; IF([.L692]&gt;=31;&quot;Middle Age&quot;; IF([.L69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144" table:style-name="ce1">
            <text:p>2314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693]&gt;54;&quot;Old&quot;; IF([.L693]&gt;=31;&quot;Middle Age&quot;; IF([.L69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376" table:style-name="ce1">
            <text:p>2337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694]&gt;54;&quot;Old&quot;; IF([.L694]&gt;=31;&quot;Middle Age&quot;; IF([.L69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970" table:style-name="ce1">
            <text:p>2597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695]&gt;54;&quot;Old&quot;; IF([.L695]&gt;=31;&quot;Middle Age&quot;; IF([.L69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068" table:style-name="ce1">
            <text:p>2806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696]&gt;54;&quot;Old&quot;; IF([.L696]&gt;=31;&quot;Middle Age&quot;; IF([.L69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390" table:style-name="ce1">
            <text:p>1839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697]&gt;54;&quot;Old&quot;; IF([.L697]&gt;=31;&quot;Middle Age&quot;; IF([.L69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112" table:style-name="ce1">
            <text:p>2911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698]&gt;54;&quot;Old&quot;; IF([.L698]&gt;=31;&quot;Middle Age&quot;; IF([.L698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090" table:style-name="ce1">
            <text:p>1409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699]&gt;54;&quot;Old&quot;; IF([.L699]&gt;=31;&quot;Middle Age&quot;; IF([.L699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040" table:style-name="ce1">
            <text:p>2704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700]&gt;54;&quot;Old&quot;; IF([.L700]&gt;=31;&quot;Middle Age&quot;; IF([.L70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479" table:style-name="ce1">
            <text:p>2347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701]&gt;54;&quot;Old&quot;; IF([.L701]&gt;=31;&quot;Middle Age&quot;; IF([.L70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795" table:style-name="ce1">
            <text:p>1679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702]&gt;54;&quot;Old&quot;; IF([.L702]&gt;=31;&quot;Middle Age&quot;; IF([.L70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014" table:style-name="ce1">
            <text:p>2201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703]&gt;54;&quot;Old&quot;; IF([.L703]&gt;=31;&quot;Middle Age&quot;; IF([.L703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314" table:style-name="ce1">
            <text:p>1331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704]&gt;54;&quot;Old&quot;; IF([.L704]&gt;=31;&quot;Middle Age&quot;; IF([.L70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619" table:style-name="ce1">
            <text:p>1161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705]&gt;54;&quot;Old&quot;; IF([.L705]&gt;=31;&quot;Middle Age&quot;; IF([.L70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132" table:style-name="ce1">
            <text:p>2913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706]&gt;54;&quot;Old&quot;; IF([.L706]&gt;=31;&quot;Middle Age&quot;; IF([.L70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199" table:style-name="ce1">
            <text:p>1119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707]&gt;54;&quot;Old&quot;; IF([.L707]&gt;=31;&quot;Middle Age&quot;; IF([.L70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296" table:style-name="ce1">
            <text:p>2029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708]&gt;54;&quot;Old&quot;; IF([.L708]&gt;=31;&quot;Middle Age&quot;; IF([.L70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546" table:style-name="ce1">
            <text:p>1754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709]&gt;54;&quot;Old&quot;; IF([.L709]&gt;=31;&quot;Middle Age&quot;; IF([.L70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069" table:style-name="ce1">
            <text:p>1806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710]&gt;54;&quot;Old&quot;; IF([.L710]&gt;=31;&quot;Middle Age&quot;; IF([.L71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712" table:style-name="ce1">
            <text:p>2371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711]&gt;54;&quot;Old&quot;; IF([.L711]&gt;=31;&quot;Middle Age&quot;; IF([.L71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358" table:style-name="ce1">
            <text:p>2335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712]&gt;54;&quot;Old&quot;; IF([.L712]&gt;=31;&quot;Middle Age&quot;; IF([.L71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518" table:style-name="ce1">
            <text:p>2051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8" table:style-name="ce1">
            <text:p>58</text:p>
          </table:table-cell>
          <table:table-cell office:value-type="string" office:string-value="Old" table:formula="of:=IF([.L713]&gt;54;&quot;Old&quot;; IF([.L713]&gt;=31;&quot;Middle Age&quot;; IF([.L71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026" table:style-name="ce1">
            <text:p>2802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714]&gt;54;&quot;Old&quot;; IF([.L714]&gt;=31;&quot;Middle Age&quot;; IF([.L714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669" table:style-name="ce1">
            <text:p>1166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715]&gt;54;&quot;Old&quot;; IF([.L715]&gt;=31;&quot;Middle Age&quot;; IF([.L71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020" table:style-name="ce1">
            <text:p>1602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716]&gt;54;&quot;Old&quot;; IF([.L716]&gt;=31;&quot;Middle Age&quot;; IF([.L716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717]&gt;54;&quot;Old&quot;; IF([.L717]&gt;=31;&quot;Middle Age&quot;; IF([.L71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198" table:style-name="ce1">
            <text:p>2719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718]&gt;54;&quot;Old&quot;; IF([.L718]&gt;=31;&quot;Middle Age&quot;; IF([.L71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661" table:style-name="ce1">
            <text:p>1966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719]&gt;54;&quot;Old&quot;; IF([.L719]&gt;=31;&quot;Middle Age&quot;; IF([.L71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327" table:style-name="ce1">
            <text:p>2632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720]&gt;54;&quot;Old&quot;; IF([.L720]&gt;=31;&quot;Middle Age&quot;; IF([.L72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341" table:style-name="ce1">
            <text:p>2634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721]&gt;54;&quot;Old&quot;; IF([.L721]&gt;=31;&quot;Middle Age&quot;; IF([.L72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958" table:style-name="ce1">
            <text:p>2495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722]&gt;54;&quot;Old&quot;; IF([.L722]&gt;=31;&quot;Middle Age&quot;; IF([.L722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287" table:style-name="ce1">
            <text:p>1328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723]&gt;54;&quot;Old&quot;; IF([.L723]&gt;=31;&quot;Middle Age&quot;; IF([.L72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493" table:style-name="ce1">
            <text:p>1449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724]&gt;54;&quot;Old&quot;; IF([.L724]&gt;=31;&quot;Middle Age&quot;; IF([.L72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678" table:style-name="ce1">
            <text:p>2667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725]&gt;54;&quot;Old&quot;; IF([.L725]&gt;=31;&quot;Middle Age&quot;; IF([.L72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275" table:style-name="ce1">
            <text:p>2327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726]&gt;54;&quot;Old&quot;; IF([.L726]&gt;=31;&quot;Middle Age&quot;; IF([.L72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270" table:style-name="ce1">
            <text:p>1127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727]&gt;54;&quot;Old&quot;; IF([.L727]&gt;=31;&quot;Middle Age&quot;; IF([.L72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084" table:style-name="ce1">
            <text:p>2008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728]&gt;54;&quot;Old&quot;; IF([.L728]&gt;=31;&quot;Middle Age&quot;; IF([.L72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144" table:style-name="ce1">
            <text:p>1614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729]&gt;54;&quot;Old&quot;; IF([.L729]&gt;=31;&quot;Middle Age&quot;; IF([.L72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730]&gt;54;&quot;Old&quot;; IF([.L730]&gt;=31;&quot;Middle Age&quot;; IF([.L730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886" table:style-name="ce1">
            <text:p>1188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731]&gt;54;&quot;Old&quot;; IF([.L731]&gt;=31;&quot;Middle Age&quot;; IF([.L73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324" table:style-name="ce1">
            <text:p>2432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732]&gt;54;&quot;Old&quot;; IF([.L732]&gt;=31;&quot;Middle Age&quot;; IF([.L73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220" table:style-name="ce1">
            <text:p>2222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733]&gt;54;&quot;Old&quot;; IF([.L733]&gt;=31;&quot;Middle Age&quot;; IF([.L73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625" table:style-name="ce1">
            <text:p>2662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734]&gt;54;&quot;Old&quot;; IF([.L734]&gt;=31;&quot;Middle Age&quot;; IF([.L73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027" table:style-name="ce1">
            <text:p>2302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735]&gt;54;&quot;Old&quot;; IF([.L735]&gt;=31;&quot;Middle Age&quot;; IF([.L73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736]&gt;54;&quot;Old&quot;; IF([.L736]&gt;=31;&quot;Middle Age&quot;; IF([.L73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514" table:style-name="ce1">
            <text:p>1451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737]&gt;54;&quot;Old&quot;; IF([.L737]&gt;=31;&quot;Middle Age&quot;; IF([.L737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634" table:style-name="ce1">
            <text:p>1963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738]&gt;54;&quot;Old&quot;; IF([.L738]&gt;=31;&quot;Middle Age&quot;; IF([.L73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504" table:style-name="ce1">
            <text:p>1850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739]&gt;54;&quot;Old&quot;; IF([.L739]&gt;=31;&quot;Middle Age&quot;; IF([.L73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799" table:style-name="ce1">
            <text:p>2879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740]&gt;54;&quot;Old&quot;; IF([.L740]&gt;=31;&quot;Middle Age&quot;; IF([.L74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225" table:style-name="ce1">
            <text:p>1122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741]&gt;54;&quot;Old&quot;; IF([.L741]&gt;=31;&quot;Middle Age&quot;; IF([.L74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657" table:style-name="ce1">
            <text:p>1765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742]&gt;54;&quot;Old&quot;; IF([.L742]&gt;=31;&quot;Middle Age&quot;; IF([.L742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913" table:style-name="ce1">
            <text:p>1491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743]&gt;54;&quot;Old&quot;; IF([.L743]&gt;=31;&quot;Middle Age&quot;; IF([.L74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077" table:style-name="ce1">
            <text:p>1407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744]&gt;54;&quot;Old&quot;; IF([.L744]&gt;=31;&quot;Middle Age&quot;; IF([.L744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296" table:style-name="ce1">
            <text:p>1329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745]&gt;54;&quot;Old&quot;; IF([.L745]&gt;=31;&quot;Middle Age&quot;; IF([.L74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535" table:style-name="ce1">
            <text:p>2053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746]&gt;54;&quot;Old&quot;; IF([.L746]&gt;=31;&quot;Middle Age&quot;; IF([.L74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452" table:style-name="ce1">
            <text:p>1245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747]&gt;54;&quot;Old&quot;; IF([.L747]&gt;=31;&quot;Middle Age&quot;; IF([.L74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043" table:style-name="ce1">
            <text:p>2804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748]&gt;54;&quot;Old&quot;; IF([.L748]&gt;=31;&quot;Middle Age&quot;; IF([.L748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957" table:style-name="ce1">
            <text:p>1295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749]&gt;54;&quot;Old&quot;; IF([.L749]&gt;=31;&quot;Middle Age&quot;; IF([.L74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412" table:style-name="ce1">
            <text:p>1541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69" table:style-name="ce1">
            <text:p>69</text:p>
          </table:table-cell>
          <table:table-cell office:value-type="string" office:string-value="Old" table:formula="of:=IF([.L750]&gt;54;&quot;Old&quot;; IF([.L750]&gt;=31;&quot;Middle Age&quot;; IF([.L75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514" table:style-name="ce1">
            <text:p>2051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751]&gt;54;&quot;Old&quot;; IF([.L751]&gt;=31;&quot;Middle Age&quot;; IF([.L75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758" table:style-name="ce1">
            <text:p>2075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752]&gt;54;&quot;Old&quot;; IF([.L752]&gt;=31;&quot;Middle Age&quot;; IF([.L75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801" table:style-name="ce1">
            <text:p>1180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753]&gt;54;&quot;Old&quot;; IF([.L753]&gt;=31;&quot;Middle Age&quot;; IF([.L75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211" table:style-name="ce1">
            <text:p>2221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754]&gt;54;&quot;Old&quot;; IF([.L754]&gt;=31;&quot;Middle Age&quot;; IF([.L75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087" table:style-name="ce1">
            <text:p>2808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755]&gt;54;&quot;Old&quot;; IF([.L755]&gt;=31;&quot;Middle Age&quot;; IF([.L755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668" table:style-name="ce1">
            <text:p>2366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756]&gt;54;&quot;Old&quot;; IF([.L756]&gt;=31;&quot;Middle Age&quot;; IF([.L756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441" table:style-name="ce1">
            <text:p>2744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757]&gt;54;&quot;Old&quot;; IF([.L757]&gt;=31;&quot;Middle Age&quot;; IF([.L75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261" table:style-name="ce1">
            <text:p>2726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758]&gt;54;&quot;Old&quot;; IF([.L758]&gt;=31;&quot;Middle Age&quot;; IF([.L75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649" table:style-name="ce1">
            <text:p>1864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759]&gt;54;&quot;Old&quot;; IF([.L759]&gt;=31;&quot;Middle Age&quot;; IF([.L75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714" table:style-name="ce1">
            <text:p>2171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760]&gt;54;&quot;Old&quot;; IF([.L760]&gt;=31;&quot;Middle Age&quot;; IF([.L76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217" table:style-name="ce1">
            <text:p>2321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761]&gt;54;&quot;Old&quot;; IF([.L761]&gt;=31;&quot;Middle Age&quot;; IF([.L76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797" table:style-name="ce1">
            <text:p>2379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762]&gt;54;&quot;Old&quot;; IF([.L762]&gt;=31;&quot;Middle Age&quot;; IF([.L76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216" table:style-name="ce1">
            <text:p>1321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763]&gt;54;&quot;Old&quot;; IF([.L763]&gt;=31;&quot;Middle Age&quot;; IF([.L76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657" table:style-name="ce1">
            <text:p>2065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764]&gt;54;&quot;Old&quot;; IF([.L764]&gt;=31;&quot;Middle Age&quot;; IF([.L76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882" table:style-name="ce1">
            <text:p>1288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765]&gt;54;&quot;Old&quot;; IF([.L765]&gt;=31;&quot;Middle Age&quot;; IF([.L76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908" table:style-name="ce1">
            <text:p>2590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766]&gt;54;&quot;Old&quot;; IF([.L766]&gt;=31;&quot;Middle Age&quot;; IF([.L766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753" table:style-name="ce1">
            <text:p>1675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767]&gt;54;&quot;Old&quot;; IF([.L767]&gt;=31;&quot;Middle Age&quot;; IF([.L76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608" table:style-name="ce1">
            <text:p>1460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768]&gt;54;&quot;Old&quot;; IF([.L768]&gt;=31;&quot;Middle Age&quot;; IF([.L76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979" table:style-name="ce1">
            <text:p>2497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7" table:style-name="ce1">
            <text:p>57</text:p>
          </table:table-cell>
          <table:table-cell office:value-type="string" office:string-value="Old" table:formula="of:=IF([.L769]&gt;54;&quot;Old&quot;; IF([.L769]&gt;=31;&quot;Middle Age&quot;; IF([.L769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313" table:style-name="ce1">
            <text:p>1331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770]&gt;54;&quot;Old&quot;; IF([.L770]&gt;=31;&quot;Middle Age&quot;; IF([.L77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952" table:style-name="ce1">
            <text:p>1895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771]&gt;54;&quot;Old&quot;; IF([.L771]&gt;=31;&quot;Middle Age&quot;; IF([.L77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699" table:style-name="ce1">
            <text:p>1769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772]&gt;54;&quot;Old&quot;; IF([.L772]&gt;=31;&quot;Middle Age&quot;; IF([.L77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657" table:style-name="ce1">
            <text:p>1465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773]&gt;54;&quot;Old&quot;; IF([.L773]&gt;=31;&quot;Middle Age&quot;; IF([.L77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540" table:style-name="ce1">
            <text:p>1154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774]&gt;54;&quot;Old&quot;; IF([.L774]&gt;=31;&quot;Middle Age&quot;; IF([.L77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783" table:style-name="ce1">
            <text:p>1178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775]&gt;54;&quot;Old&quot;; IF([.L775]&gt;=31;&quot;Middle Age&quot;; IF([.L77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602" table:style-name="ce1">
            <text:p>1460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776]&gt;54;&quot;Old&quot;; IF([.L776]&gt;=31;&quot;Middle Age&quot;; IF([.L77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9030" table:style-name="ce1">
            <text:p>2903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777]&gt;54;&quot;Old&quot;; IF([.L777]&gt;=31;&quot;Middle Age&quot;; IF([.L77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490" table:style-name="ce1">
            <text:p>2649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778]&gt;54;&quot;Old&quot;; IF([.L778]&gt;=31;&quot;Middle Age&quot;; IF([.L778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151" table:style-name="ce1">
            <text:p>1315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779]&gt;54;&quot;Old&quot;; IF([.L779]&gt;=31;&quot;Middle Age&quot;; IF([.L779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260" table:style-name="ce1">
            <text:p>1726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780]&gt;54;&quot;Old&quot;; IF([.L780]&gt;=31;&quot;Middle Age&quot;; IF([.L78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372" table:style-name="ce1">
            <text:p>1537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781]&gt;54;&quot;Old&quot;; IF([.L781]&gt;=31;&quot;Middle Age&quot;; IF([.L78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105" table:style-name="ce1">
            <text:p>1810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782]&gt;54;&quot;Old&quot;; IF([.L782]&gt;=31;&quot;Middle Age&quot;; IF([.L78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660" table:style-name="ce1">
            <text:p>1966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783]&gt;54;&quot;Old&quot;; IF([.L783]&gt;=31;&quot;Middle Age&quot;; IF([.L78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112" table:style-name="ce1">
            <text:p>1611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784]&gt;54;&quot;Old&quot;; IF([.L784]&gt;=31;&quot;Middle Age&quot;; IF([.L78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698" table:style-name="ce1">
            <text:p>2069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785]&gt;54;&quot;Old&quot;; IF([.L785]&gt;=31;&quot;Middle Age&quot;; IF([.L78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076" table:style-name="ce1">
            <text:p>2007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786]&gt;54;&quot;Old&quot;; IF([.L786]&gt;=31;&quot;Middle Age&quot;; IF([.L78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496" table:style-name="ce1">
            <text:p>2449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787]&gt;54;&quot;Old&quot;; IF([.L787]&gt;=31;&quot;Middle Age&quot;; IF([.L787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468" table:style-name="ce1">
            <text:p>1546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788]&gt;54;&quot;Old&quot;; IF([.L788]&gt;=31;&quot;Middle Age&quot;; IF([.L78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031" table:style-name="ce1">
            <text:p>2803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789]&gt;54;&quot;Old&quot;; IF([.L789]&gt;=31;&quot;Middle Age&quot;; IF([.L789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270" table:style-name="ce1">
            <text:p>2627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790]&gt;54;&quot;Old&quot;; IF([.L790]&gt;=31;&quot;Middle Age&quot;; IF([.L79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221" table:style-name="ce1">
            <text:p>2222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791]&gt;54;&quot;Old&quot;; IF([.L791]&gt;=31;&quot;Middle Age&quot;; IF([.L79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228" table:style-name="ce1">
            <text:p>2822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792]&gt;54;&quot;Old&quot;; IF([.L792]&gt;=31;&quot;Middle Age&quot;; IF([.L79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363" table:style-name="ce1">
            <text:p>1836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793]&gt;54;&quot;Old&quot;; IF([.L793]&gt;=31;&quot;Middle Age&quot;; IF([.L793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256" table:style-name="ce1">
            <text:p>2325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794]&gt;54;&quot;Old&quot;; IF([.L794]&gt;=31;&quot;Middle Age&quot;; IF([.L79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768" table:style-name="ce1">
            <text:p>1276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795]&gt;54;&quot;Old&quot;; IF([.L795]&gt;=31;&quot;Middle Age&quot;; IF([.L79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361" table:style-name="ce1">
            <text:p>2036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69" table:style-name="ce1">
            <text:p>69</text:p>
          </table:table-cell>
          <table:table-cell office:value-type="string" office:string-value="Old" table:formula="of:=IF([.L796]&gt;54;&quot;Old&quot;; IF([.L796]&gt;=31;&quot;Middle Age&quot;; IF([.L79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306" table:style-name="ce1">
            <text:p>2130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797]&gt;54;&quot;Old&quot;; IF([.L797]&gt;=31;&quot;Middle Age&quot;; IF([.L79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382" table:style-name="ce1">
            <text:p>1338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7" table:style-name="ce1">
            <text:p>57</text:p>
          </table:table-cell>
          <table:table-cell office:value-type="string" office:string-value="Old" table:formula="of:=IF([.L798]&gt;54;&quot;Old&quot;; IF([.L798]&gt;=31;&quot;Middle Age&quot;; IF([.L798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310" table:style-name="ce1">
            <text:p>2031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799]&gt;54;&quot;Old&quot;; IF([.L799]&gt;=31;&quot;Middle Age&quot;; IF([.L799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971" table:style-name="ce1">
            <text:p>2297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25" table:style-name="ce1">
            <text:p>25</text:p>
          </table:table-cell>
          <table:table-cell office:value-type="string" office:string-value="Adolscent" table:formula="of:=IF([.L800]&gt;54;&quot;Old&quot;; IF([.L800]&gt;=31;&quot;Middle Age&quot;; IF([.L800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287" table:style-name="ce1">
            <text:p>1528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801]&gt;54;&quot;Old&quot;; IF([.L801]&gt;=31;&quot;Middle Age&quot;; IF([.L80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532" table:style-name="ce1">
            <text:p>1553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802]&gt;54;&quot;Old&quot;; IF([.L802]&gt;=31;&quot;Middle Age&quot;; IF([.L80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255" table:style-name="ce1">
            <text:p>1125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73" table:style-name="ce1">
            <text:p>73</text:p>
          </table:table-cell>
          <table:table-cell office:value-type="string" office:string-value="Old" table:formula="of:=IF([.L803]&gt;54;&quot;Old&quot;; IF([.L803]&gt;=31;&quot;Middle Age&quot;; IF([.L80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090" table:style-name="ce1">
            <text:p>2809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804]&gt;54;&quot;Old&quot;; IF([.L804]&gt;=31;&quot;Middle Age&quot;; IF([.L804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255" table:style-name="ce1">
            <text:p>1525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805]&gt;54;&quot;Old&quot;; IF([.L805]&gt;=31;&quot;Middle Age&quot;; IF([.L805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154" table:style-name="ce1">
            <text:p>1315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806]&gt;54;&quot;Old&quot;; IF([.L806]&gt;=31;&quot;Middle Age&quot;; IF([.L806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778" table:style-name="ce1">
            <text:p>2677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807]&gt;54;&quot;Old&quot;; IF([.L807]&gt;=31;&quot;Middle Age&quot;; IF([.L80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248" table:style-name="ce1">
            <text:p>2324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0000" table:style-name="ce4">
            <text:p>$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808]&gt;54;&quot;Old&quot;; IF([.L808]&gt;=31;&quot;Middle Age&quot;; IF([.L80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417" table:style-name="ce1">
            <text:p>2141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809]&gt;54;&quot;Old&quot;; IF([.L809]&gt;=31;&quot;Middle Age&quot;; IF([.L80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668" table:style-name="ce1">
            <text:p>1766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810]&gt;54;&quot;Old&quot;; IF([.L810]&gt;=31;&quot;Middle Age&quot;; IF([.L81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994" table:style-name="ce1">
            <text:p>2799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69" table:style-name="ce1">
            <text:p>69</text:p>
          </table:table-cell>
          <table:table-cell office:value-type="string" office:string-value="Old" table:formula="of:=IF([.L811]&gt;54;&quot;Old&quot;; IF([.L811]&gt;=31;&quot;Middle Age&quot;; IF([.L81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376" table:style-name="ce1">
            <text:p>2037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812]&gt;54;&quot;Old&quot;; IF([.L812]&gt;=31;&quot;Middle Age&quot;; IF([.L81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954" table:style-name="ce1">
            <text:p>2595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813]&gt;54;&quot;Old&quot;; IF([.L813]&gt;=31;&quot;Middle Age&quot;; IF([.L81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749" table:style-name="ce1">
            <text:p>1574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1" table:style-name="ce1">
            <text:p>61</text:p>
          </table:table-cell>
          <table:table-cell office:value-type="string" office:string-value="Old" table:formula="of:=IF([.L814]&gt;54;&quot;Old&quot;; IF([.L814]&gt;=31;&quot;Middle Age&quot;; IF([.L814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899" table:style-name="ce1">
            <text:p>2589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815]&gt;54;&quot;Old&quot;; IF([.L815]&gt;=31;&quot;Middle Age&quot;; IF([.L81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351" table:style-name="ce1">
            <text:p>1335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816]&gt;54;&quot;Old&quot;; IF([.L816]&gt;=31;&quot;Middle Age&quot;; IF([.L816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333" table:style-name="ce1">
            <text:p>2333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817]&gt;54;&quot;Old&quot;; IF([.L817]&gt;=31;&quot;Middle Age&quot;; IF([.L817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660" table:style-name="ce1">
            <text:p>2166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818]&gt;54;&quot;Old&quot;; IF([.L818]&gt;=31;&quot;Middle Age&quot;; IF([.L81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012" table:style-name="ce1">
            <text:p>1701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819]&gt;54;&quot;Old&quot;; IF([.L819]&gt;=31;&quot;Middle Age&quot;; IF([.L81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514" table:style-name="ce1">
            <text:p>2451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820]&gt;54;&quot;Old&quot;; IF([.L820]&gt;=31;&quot;Middle Age&quot;; IF([.L820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505" table:style-name="ce1">
            <text:p>2750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821]&gt;54;&quot;Old&quot;; IF([.L821]&gt;=31;&quot;Middle Age&quot;; IF([.L821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243" table:style-name="ce1">
            <text:p>2924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822]&gt;54;&quot;Old&quot;; IF([.L822]&gt;=31;&quot;Middle Age&quot;; IF([.L82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582" table:style-name="ce1">
            <text:p>2658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823]&gt;54;&quot;Old&quot;; IF([.L823]&gt;=31;&quot;Middle Age&quot;; IF([.L82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271" table:style-name="ce1">
            <text:p>1427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824]&gt;54;&quot;Old&quot;; IF([.L824]&gt;=31;&quot;Middle Age&quot;; IF([.L82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041" table:style-name="ce1">
            <text:p>2304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825]&gt;54;&quot;Old&quot;; IF([.L825]&gt;=31;&quot;Middle Age&quot;; IF([.L82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9048" table:style-name="ce1">
            <text:p>2904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826]&gt;54;&quot;Old&quot;; IF([.L826]&gt;=31;&quot;Middle Age&quot;; IF([.L82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827]&gt;54;&quot;Old&quot;; IF([.L827]&gt;=31;&quot;Middle Age&quot;; IF([.L82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501" table:style-name="ce1">
            <text:p>1550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828]&gt;54;&quot;Old&quot;; IF([.L828]&gt;=31;&quot;Middle Age&quot;; IF([.L82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911" table:style-name="ce1">
            <text:p>1391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829]&gt;54;&quot;Old&quot;; IF([.L829]&gt;=31;&quot;Middle Age&quot;; IF([.L82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421" table:style-name="ce1">
            <text:p>2042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830]&gt;54;&quot;Old&quot;; IF([.L830]&gt;=31;&quot;Middle Age&quot;; IF([.L830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009" table:style-name="ce1">
            <text:p>1600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70000" table:style-name="ce4">
            <text:p>$17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831]&gt;54;&quot;Old&quot;; IF([.L831]&gt;=31;&quot;Middle Age&quot;; IF([.L83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411" table:style-name="ce1">
            <text:p>1841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832]&gt;54;&quot;Old&quot;; IF([.L832]&gt;=31;&quot;Middle Age&quot;; IF([.L83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163" table:style-name="ce1">
            <text:p>1916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833]&gt;54;&quot;Old&quot;; IF([.L833]&gt;=31;&quot;Middle Age&quot;; IF([.L83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572" table:style-name="ce1">
            <text:p>1857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834]&gt;54;&quot;Old&quot;; IF([.L834]&gt;=31;&quot;Middle Age&quot;; IF([.L83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540" table:style-name="ce1">
            <text:p>2754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835]&gt;54;&quot;Old&quot;; IF([.L835]&gt;=31;&quot;Middle Age&quot;; IF([.L83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889" table:style-name="ce1">
            <text:p>1988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836]&gt;54;&quot;Old&quot;; IF([.L836]&gt;=31;&quot;Middle Age&quot;; IF([.L83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922" table:style-name="ce1">
            <text:p>1292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837]&gt;54;&quot;Old&quot;; IF([.L837]&gt;=31;&quot;Middle Age&quot;; IF([.L83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891" table:style-name="ce1">
            <text:p>1889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838]&gt;54;&quot;Old&quot;; IF([.L838]&gt;=31;&quot;Middle Age&quot;; IF([.L838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773" table:style-name="ce1">
            <text:p>1677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839]&gt;54;&quot;Old&quot;; IF([.L839]&gt;=31;&quot;Middle Age&quot;; IF([.L83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143" table:style-name="ce1">
            <text:p>1914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840]&gt;54;&quot;Old&quot;; IF([.L840]&gt;=31;&quot;Middle Age&quot;; IF([.L84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882" table:style-name="ce1">
            <text:p>2388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841]&gt;54;&quot;Old&quot;; IF([.L841]&gt;=31;&quot;Middle Age&quot;; IF([.L84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233" table:style-name="ce1">
            <text:p>1123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842]&gt;54;&quot;Old&quot;; IF([.L842]&gt;=31;&quot;Middle Age&quot;; IF([.L84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056" table:style-name="ce1">
            <text:p>1205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64" table:style-name="ce1">
            <text:p>64</text:p>
          </table:table-cell>
          <table:table-cell office:value-type="string" office:string-value="Old" table:formula="of:=IF([.L843]&gt;54;&quot;Old&quot;; IF([.L843]&gt;=31;&quot;Middle Age&quot;; IF([.L84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555" table:style-name="ce1">
            <text:p>1555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844]&gt;54;&quot;Old&quot;; IF([.L844]&gt;=31;&quot;Middle Age&quot;; IF([.L84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423" table:style-name="ce1">
            <text:p>1842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845]&gt;54;&quot;Old&quot;; IF([.L845]&gt;=31;&quot;Middle Age&quot;; IF([.L84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743" table:style-name="ce1">
            <text:p>2274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846]&gt;54;&quot;Old&quot;; IF([.L846]&gt;=31;&quot;Middle Age&quot;; IF([.L84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343" table:style-name="ce1">
            <text:p>2534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847]&gt;54;&quot;Old&quot;; IF([.L847]&gt;=31;&quot;Middle Age&quot;; IF([.L84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390" table:style-name="ce1">
            <text:p>1339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848]&gt;54;&quot;Old&quot;; IF([.L848]&gt;=31;&quot;Middle Age&quot;; IF([.L848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482" table:style-name="ce1">
            <text:p>1748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849]&gt;54;&quot;Old&quot;; IF([.L849]&gt;=31;&quot;Middle Age&quot;; IF([.L849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176" table:style-name="ce1">
            <text:p>1317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850]&gt;54;&quot;Old&quot;; IF([.L850]&gt;=31;&quot;Middle Age&quot;; IF([.L85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504" table:style-name="ce1">
            <text:p>2050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851]&gt;54;&quot;Old&quot;; IF([.L851]&gt;=31;&quot;Middle Age&quot;; IF([.L85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205" table:style-name="ce1">
            <text:p>1220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67" table:style-name="ce1">
            <text:p>67</text:p>
          </table:table-cell>
          <table:table-cell office:value-type="string" office:string-value="Old" table:formula="of:=IF([.L852]&gt;54;&quot;Old&quot;; IF([.L852]&gt;=31;&quot;Middle Age&quot;; IF([.L852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751" table:style-name="ce1">
            <text:p>1675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853]&gt;54;&quot;Old&quot;; IF([.L853]&gt;=31;&quot;Middle Age&quot;; IF([.L85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613" table:style-name="ce1">
            <text:p>2161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854]&gt;54;&quot;Old&quot;; IF([.L854]&gt;=31;&quot;Middle Age&quot;; IF([.L85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4801" table:style-name="ce1">
            <text:p>2480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855]&gt;54;&quot;Old&quot;; IF([.L855]&gt;=31;&quot;Middle Age&quot;; IF([.L85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519" table:style-name="ce1">
            <text:p>1751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856]&gt;54;&quot;Old&quot;; IF([.L856]&gt;=31;&quot;Middle Age&quot;; IF([.L85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347" table:style-name="ce1">
            <text:p>1834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857]&gt;54;&quot;Old&quot;; IF([.L857]&gt;=31;&quot;Middle Age&quot;; IF([.L85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052" table:style-name="ce1">
            <text:p>2905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858]&gt;54;&quot;Old&quot;; IF([.L858]&gt;=31;&quot;Middle Age&quot;; IF([.L858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745" table:style-name="ce1">
            <text:p>1174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859]&gt;54;&quot;Old&quot;; IF([.L859]&gt;=31;&quot;Middle Age&quot;; IF([.L85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147" table:style-name="ce1">
            <text:p>1914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860]&gt;54;&quot;Old&quot;; IF([.L860]&gt;=31;&quot;Middle Age&quot;; IF([.L86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217" table:style-name="ce1">
            <text:p>1921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861]&gt;54;&quot;Old&quot;; IF([.L861]&gt;=31;&quot;Middle Age&quot;; IF([.L86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839" table:style-name="ce1">
            <text:p>1583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862]&gt;54;&quot;Old&quot;; IF([.L862]&gt;=31;&quot;Middle Age&quot;; IF([.L86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714" table:style-name="ce1">
            <text:p>1371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863]&gt;54;&quot;Old&quot;; IF([.L863]&gt;=31;&quot;Middle Age&quot;; IF([.L86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330" table:style-name="ce1">
            <text:p>2233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864]&gt;54;&quot;Old&quot;; IF([.L864]&gt;=31;&quot;Middle Age&quot;; IF([.L86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783" table:style-name="ce1">
            <text:p>1878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865]&gt;54;&quot;Old&quot;; IF([.L865]&gt;=31;&quot;Middle Age&quot;; IF([.L86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041" table:style-name="ce1">
            <text:p>2504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866]&gt;54;&quot;Old&quot;; IF([.L866]&gt;=31;&quot;Middle Age&quot;; IF([.L86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046" table:style-name="ce1">
            <text:p>2204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867]&gt;54;&quot;Old&quot;; IF([.L867]&gt;=31;&quot;Middle Age&quot;; IF([.L86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052" table:style-name="ce1">
            <text:p>2805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868]&gt;54;&quot;Old&quot;; IF([.L868]&gt;=31;&quot;Middle Age&quot;; IF([.L868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693" table:style-name="ce1">
            <text:p>2669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869]&gt;54;&quot;Old&quot;; IF([.L869]&gt;=31;&quot;Middle Age&quot;; IF([.L86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955" table:style-name="ce1">
            <text:p>2495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870]&gt;54;&quot;Old&quot;; IF([.L870]&gt;=31;&quot;Middle Age&quot;; IF([.L870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065" table:style-name="ce1">
            <text:p>2606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871]&gt;54;&quot;Old&quot;; IF([.L871]&gt;=31;&quot;Middle Age&quot;; IF([.L87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942" table:style-name="ce1">
            <text:p>1394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872]&gt;54;&quot;Old&quot;; IF([.L872]&gt;=31;&quot;Middle Age&quot;; IF([.L87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219" table:style-name="ce1">
            <text:p>1121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873]&gt;54;&quot;Old&quot;; IF([.L873]&gt;=31;&quot;Middle Age&quot;; IF([.L87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118" table:style-name="ce1">
            <text:p>2211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874]&gt;54;&quot;Old&quot;; IF([.L874]&gt;=31;&quot;Middle Age&quot;; IF([.L87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197" table:style-name="ce1">
            <text:p>2319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875]&gt;54;&quot;Old&quot;; IF([.L875]&gt;=31;&quot;Middle Age&quot;; IF([.L87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883" table:style-name="ce1">
            <text:p>1488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876]&gt;54;&quot;Old&quot;; IF([.L876]&gt;=31;&quot;Middle Age&quot;; IF([.L87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279" table:style-name="ce1">
            <text:p>2727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877]&gt;54;&quot;Old&quot;; IF([.L877]&gt;=31;&quot;Middle Age&quot;; IF([.L87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322" table:style-name="ce1">
            <text:p>1832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878]&gt;54;&quot;Old&quot;; IF([.L878]&gt;=31;&quot;Middle Age&quot;; IF([.L878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879" table:style-name="ce1">
            <text:p>1587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61" table:style-name="ce1">
            <text:p>61</text:p>
          </table:table-cell>
          <table:table-cell office:value-type="string" office:string-value="Old" table:formula="of:=IF([.L879]&gt;54;&quot;Old&quot;; IF([.L879]&gt;=31;&quot;Middle Age&quot;; IF([.L87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278" table:style-name="ce1">
            <text:p>2827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71" table:style-name="ce1">
            <text:p>71</text:p>
          </table:table-cell>
          <table:table-cell office:value-type="string" office:string-value="Old" table:formula="of:=IF([.L880]&gt;54;&quot;Old&quot;; IF([.L880]&gt;=31;&quot;Middle Age&quot;; IF([.L88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416" table:style-name="ce1">
            <text:p>2441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881]&gt;54;&quot;Old&quot;; IF([.L881]&gt;=31;&quot;Middle Age&quot;; IF([.L88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066" table:style-name="ce1">
            <text:p>2806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7" table:style-name="ce1">
            <text:p>37</text:p>
          </table:table-cell>
          <table:table-cell office:value-type="string" office:string-value="Middle Age" table:formula="of:=IF([.L882]&gt;54;&quot;Old&quot;; IF([.L882]&gt;=31;&quot;Middle Age&quot;; IF([.L88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275" table:style-name="ce1">
            <text:p>1127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72" table:style-name="ce1">
            <text:p>72</text:p>
          </table:table-cell>
          <table:table-cell office:value-type="string" office:string-value="Old" table:formula="of:=IF([.L883]&gt;54;&quot;Old&quot;; IF([.L883]&gt;=31;&quot;Middle Age&quot;; IF([.L883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872" table:style-name="ce1">
            <text:p>1487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884]&gt;54;&quot;Old&quot;; IF([.L884]&gt;=31;&quot;Middle Age&quot;; IF([.L88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151" table:style-name="ce1">
            <text:p>1615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885]&gt;54;&quot;Old&quot;; IF([.L885]&gt;=31;&quot;Middle Age&quot;; IF([.L88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731" table:style-name="ce1">
            <text:p>1973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68" table:style-name="ce1">
            <text:p>68</text:p>
          </table:table-cell>
          <table:table-cell office:value-type="string" office:string-value="Old" table:formula="of:=IF([.L886]&gt;54;&quot;Old&quot;; IF([.L886]&gt;=31;&quot;Middle Age&quot;; IF([.L88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801" table:style-name="ce1">
            <text:p>2380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20000" table:style-name="ce4">
            <text:p>$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887]&gt;54;&quot;Old&quot;; IF([.L887]&gt;=31;&quot;Middle Age&quot;; IF([.L88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807" table:style-name="ce1">
            <text:p>1180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888]&gt;54;&quot;Old&quot;; IF([.L888]&gt;=31;&quot;Middle Age&quot;; IF([.L888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622" table:style-name="ce1">
            <text:p>1162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889]&gt;54;&quot;Old&quot;; IF([.L889]&gt;=31;&quot;Middle Age&quot;; IF([.L88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597" table:style-name="ce1">
            <text:p>2659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890]&gt;54;&quot;Old&quot;; IF([.L890]&gt;=31;&quot;Middle Age&quot;; IF([.L89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074" table:style-name="ce1">
            <text:p>2707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891]&gt;54;&quot;Old&quot;; IF([.L891]&gt;=31;&quot;Middle Age&quot;; IF([.L89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228" table:style-name="ce1">
            <text:p>1922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892]&gt;54;&quot;Old&quot;; IF([.L892]&gt;=31;&quot;Middle Age&quot;; IF([.L89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415" table:style-name="ce1">
            <text:p>1341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73" table:style-name="ce1">
            <text:p>73</text:p>
          </table:table-cell>
          <table:table-cell office:value-type="string" office:string-value="Old" table:formula="of:=IF([.L893]&gt;54;&quot;Old&quot;; IF([.L893]&gt;=31;&quot;Middle Age&quot;; IF([.L893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000" table:style-name="ce1">
            <text:p>1700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894]&gt;54;&quot;Old&quot;; IF([.L894]&gt;=31;&quot;Middle Age&quot;; IF([.L89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569" table:style-name="ce1">
            <text:p>1456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895]&gt;54;&quot;Old&quot;; IF([.L895]&gt;=31;&quot;Middle Age&quot;; IF([.L89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873" table:style-name="ce1">
            <text:p>1387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896]&gt;54;&quot;Old&quot;; IF([.L896]&gt;=31;&quot;Middle Age&quot;; IF([.L89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401" table:style-name="ce1">
            <text:p>2040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64" table:style-name="ce1">
            <text:p>64</text:p>
          </table:table-cell>
          <table:table-cell office:value-type="string" office:string-value="Old" table:formula="of:=IF([.L897]&gt;54;&quot;Old&quot;; IF([.L897]&gt;=31;&quot;Middle Age&quot;; IF([.L897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583" table:style-name="ce1">
            <text:p>2158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898]&gt;54;&quot;Old&quot;; IF([.L898]&gt;=31;&quot;Middle Age&quot;; IF([.L89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029" table:style-name="ce1">
            <text:p>1202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28" table:style-name="ce1">
            <text:p>28</text:p>
          </table:table-cell>
          <table:table-cell office:value-type="string" office:string-value="Adolscent" table:formula="of:=IF([.L899]&gt;54;&quot;Old&quot;; IF([.L899]&gt;=31;&quot;Middle Age&quot;; IF([.L899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066" table:style-name="ce1">
            <text:p>1806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900]&gt;54;&quot;Old&quot;; IF([.L900]&gt;=31;&quot;Middle Age&quot;; IF([.L900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192" table:style-name="ce1">
            <text:p>2819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901]&gt;54;&quot;Old&quot;; IF([.L901]&gt;=31;&quot;Middle Age&quot;; IF([.L90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122" table:style-name="ce1">
            <text:p>1612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902]&gt;54;&quot;Old&quot;; IF([.L902]&gt;=31;&quot;Middle Age&quot;; IF([.L90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8607" table:style-name="ce1">
            <text:p>1860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903]&gt;54;&quot;Old&quot;; IF([.L903]&gt;=31;&quot;Middle Age&quot;; IF([.L90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858" table:style-name="ce1">
            <text:p>2885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904]&gt;54;&quot;Old&quot;; IF([.L904]&gt;=31;&quot;Middle Age&quot;; IF([.L90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432" table:style-name="ce1">
            <text:p>1443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73" table:style-name="ce1">
            <text:p>73</text:p>
          </table:table-cell>
          <table:table-cell office:value-type="string" office:string-value="Old" table:formula="of:=IF([.L905]&gt;54;&quot;Old&quot;; IF([.L905]&gt;=31;&quot;Middle Age&quot;; IF([.L905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305" table:style-name="ce1">
            <text:p>2630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906]&gt;54;&quot;Old&quot;; IF([.L906]&gt;=31;&quot;Middle Age&quot;; IF([.L90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050" table:style-name="ce1">
            <text:p>2205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907]&gt;54;&quot;Old&quot;; IF([.L907]&gt;=31;&quot;Middle Age&quot;; IF([.L90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394" table:style-name="ce1">
            <text:p>2539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908]&gt;54;&quot;Old&quot;; IF([.L908]&gt;=31;&quot;Middle Age&quot;; IF([.L90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747" table:style-name="ce1">
            <text:p>1974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3" table:style-name="ce1">
            <text:p>63</text:p>
          </table:table-cell>
          <table:table-cell office:value-type="string" office:string-value="Old" table:formula="of:=IF([.L909]&gt;54;&quot;Old&quot;; IF([.L909]&gt;=31;&quot;Middle Age&quot;; IF([.L90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195" table:style-name="ce1">
            <text:p>2319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910]&gt;54;&quot;Old&quot;; IF([.L910]&gt;=31;&quot;Middle Age&quot;; IF([.L91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695" table:style-name="ce1">
            <text:p>2169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911]&gt;54;&quot;Old&quot;; IF([.L911]&gt;=31;&quot;Middle Age&quot;; IF([.L91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934" table:style-name="ce1">
            <text:p>1393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912]&gt;54;&quot;Old&quot;; IF([.L912]&gt;=31;&quot;Middle Age&quot;; IF([.L91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337" table:style-name="ce1">
            <text:p>1333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64" table:style-name="ce1">
            <text:p>64</text:p>
          </table:table-cell>
          <table:table-cell office:value-type="string" office:string-value="Old" table:formula="of:=IF([.L913]&gt;54;&quot;Old&quot;; IF([.L913]&gt;=31;&quot;Middle Age&quot;; IF([.L91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190" table:style-name="ce1">
            <text:p>2719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2" table:style-name="ce1">
            <text:p>32</text:p>
          </table:table-cell>
          <table:table-cell office:value-type="string" office:string-value="Middle Age" table:formula="of:=IF([.L914]&gt;54;&quot;Old&quot;; IF([.L914]&gt;=31;&quot;Middle Age&quot;; IF([.L91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657" table:style-name="ce1">
            <text:p>2865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915]&gt;54;&quot;Old&quot;; IF([.L915]&gt;=31;&quot;Middle Age&quot;; IF([.L91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713" table:style-name="ce1">
            <text:p>2171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916]&gt;54;&quot;Old&quot;; IF([.L916]&gt;=31;&quot;Middle Age&quot;; IF([.L91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752" table:style-name="ce1">
            <text:p>2175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4" table:style-name="ce1">
            <text:p>64</text:p>
          </table:table-cell>
          <table:table-cell office:value-type="string" office:string-value="Old" table:formula="of:=IF([.L917]&gt;54;&quot;Old&quot;; IF([.L917]&gt;=31;&quot;Middle Age&quot;; IF([.L917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273" table:style-name="ce1">
            <text:p>2727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918]&gt;54;&quot;Old&quot;; IF([.L918]&gt;=31;&quot;Middle Age&quot;; IF([.L91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719" table:style-name="ce1">
            <text:p>2271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919]&gt;54;&quot;Old&quot;; IF([.L919]&gt;=31;&quot;Middle Age&quot;; IF([.L91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2042" table:style-name="ce1">
            <text:p>2204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920]&gt;54;&quot;Old&quot;; IF([.L920]&gt;=31;&quot;Middle Age&quot;; IF([.L92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451" table:style-name="ce1">
            <text:p>2145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1" table:style-name="ce1">
            <text:p>61</text:p>
          </table:table-cell>
          <table:table-cell office:value-type="string" office:string-value="Old" table:formula="of:=IF([.L921]&gt;54;&quot;Old&quot;; IF([.L921]&gt;=31;&quot;Middle Age&quot;; IF([.L921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0754" table:style-name="ce1">
            <text:p>2075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922]&gt;54;&quot;Old&quot;; IF([.L922]&gt;=31;&quot;Middle Age&quot;; IF([.L92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153" table:style-name="ce1">
            <text:p>1215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923]&gt;54;&quot;Old&quot;; IF([.L923]&gt;=31;&quot;Middle Age&quot;; IF([.L92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895" table:style-name="ce1">
            <text:p>16895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924]&gt;54;&quot;Old&quot;; IF([.L924]&gt;=31;&quot;Middle Age&quot;; IF([.L92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728" table:style-name="ce1">
            <text:p>2672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925]&gt;54;&quot;Old&quot;; IF([.L925]&gt;=31;&quot;Middle Age&quot;; IF([.L92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090" table:style-name="ce1">
            <text:p>1109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926]&gt;54;&quot;Old&quot;; IF([.L926]&gt;=31;&quot;Middle Age&quot;; IF([.L92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862" table:style-name="ce1">
            <text:p>1586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927]&gt;54;&quot;Old&quot;; IF([.L927]&gt;=31;&quot;Middle Age&quot;; IF([.L92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6495" table:style-name="ce1">
            <text:p>2649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7" table:style-name="ce1">
            <text:p>57</text:p>
          </table:table-cell>
          <table:table-cell office:value-type="string" office:string-value="Old" table:formula="of:=IF([.L928]&gt;54;&quot;Old&quot;; IF([.L928]&gt;=31;&quot;Middle Age&quot;; IF([.L928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823" table:style-name="ce1">
            <text:p>1182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929]&gt;54;&quot;Old&quot;; IF([.L929]&gt;=31;&quot;Middle Age&quot;; IF([.L929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449" table:style-name="ce1">
            <text:p>2344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930]&gt;54;&quot;Old&quot;; IF([.L930]&gt;=31;&quot;Middle Age&quot;; IF([.L93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459" table:style-name="ce1">
            <text:p>2345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931]&gt;54;&quot;Old&quot;; IF([.L931]&gt;=31;&quot;Middle Age&quot;; IF([.L93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543" table:style-name="ce1">
            <text:p>1954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932]&gt;54;&quot;Old&quot;; IF([.L932]&gt;=31;&quot;Middle Age&quot;; IF([.L93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914" table:style-name="ce1">
            <text:p>1491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933]&gt;54;&quot;Old&quot;; IF([.L933]&gt;=31;&quot;Middle Age&quot;; IF([.L93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2033" table:style-name="ce1">
            <text:p>1203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934]&gt;54;&quot;Old&quot;; IF([.L934]&gt;=31;&quot;Middle Age&quot;; IF([.L934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941" table:style-name="ce1">
            <text:p>1194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9" table:style-name="ce1">
            <text:p>29</text:p>
          </table:table-cell>
          <table:table-cell office:value-type="string" office:string-value="Adolscent" table:formula="of:=IF([.L935]&gt;54;&quot;Old&quot;; IF([.L935]&gt;=31;&quot;Middle Age&quot;; IF([.L935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389" table:style-name="ce1">
            <text:p>1438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936]&gt;54;&quot;Old&quot;; IF([.L936]&gt;=31;&quot;Middle Age&quot;; IF([.L93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050" table:style-name="ce1">
            <text:p>1805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937]&gt;54;&quot;Old&quot;; IF([.L937]&gt;=31;&quot;Middle Age&quot;; IF([.L93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856" table:style-name="ce1">
            <text:p>1985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938]&gt;54;&quot;Old&quot;; IF([.L938]&gt;=31;&quot;Middle Age&quot;; IF([.L938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663" table:style-name="ce1">
            <text:p>1166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939]&gt;54;&quot;Old&quot;; IF([.L939]&gt;=31;&quot;Middle Age&quot;; IF([.L93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740" table:style-name="ce1">
            <text:p>2774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940]&gt;54;&quot;Old&quot;; IF([.L940]&gt;=31;&quot;Middle Age&quot;; IF([.L940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455" table:style-name="ce1">
            <text:p>2345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0" table:style-name="ce1">
            <text:p>50</text:p>
          </table:table-cell>
          <table:table-cell office:value-type="string" office:string-value="Middle Age" table:formula="of:=IF([.L941]&gt;54;&quot;Old&quot;; IF([.L941]&gt;=31;&quot;Middle Age&quot;; IF([.L94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292" table:style-name="ce1">
            <text:p>1529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942]&gt;54;&quot;Old&quot;; IF([.L942]&gt;=31;&quot;Middle Age&quot;; IF([.L94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587" table:style-name="ce1">
            <text:p>2158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943]&gt;54;&quot;Old&quot;; IF([.L943]&gt;=31;&quot;Middle Age&quot;; IF([.L94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513" table:style-name="ce1">
            <text:p>2351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944]&gt;54;&quot;Old&quot;; IF([.L944]&gt;=31;&quot;Middle Age&quot;; IF([.L94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4322" table:style-name="ce1">
            <text:p>2432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945]&gt;54;&quot;Old&quot;; IF([.L945]&gt;=31;&quot;Middle Age&quot;; IF([.L94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298" table:style-name="ce1">
            <text:p>2629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946]&gt;54;&quot;Old&quot;; IF([.L946]&gt;=31;&quot;Middle Age&quot;; IF([.L94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5419" table:style-name="ce1">
            <text:p>2541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947]&gt;54;&quot;Old&quot;; IF([.L947]&gt;=31;&quot;Middle Age&quot;; IF([.L94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343" table:style-name="ce1">
            <text:p>1334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63" table:style-name="ce1">
            <text:p>63</text:p>
          </table:table-cell>
          <table:table-cell office:value-type="string" office:string-value="Old" table:formula="of:=IF([.L948]&gt;54;&quot;Old&quot;; IF([.L948]&gt;=31;&quot;Middle Age&quot;; IF([.L948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303" table:style-name="ce1">
            <text:p>1130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949]&gt;54;&quot;Old&quot;; IF([.L949]&gt;=31;&quot;Middle Age&quot;; IF([.L94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693" table:style-name="ce1">
            <text:p>21693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950]&gt;54;&quot;Old&quot;; IF([.L950]&gt;=31;&quot;Middle Age&quot;; IF([.L95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056" table:style-name="ce1">
            <text:p>2805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951]&gt;54;&quot;Old&quot;; IF([.L951]&gt;=31;&quot;Middle Age&quot;; IF([.L95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788" table:style-name="ce1">
            <text:p>11788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4" table:style-name="ce1">
            <text:p>34</text:p>
          </table:table-cell>
          <table:table-cell office:value-type="string" office:string-value="Middle Age" table:formula="of:=IF([.L952]&gt;54;&quot;Old&quot;; IF([.L952]&gt;=31;&quot;Middle Age&quot;; IF([.L95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296" table:style-name="ce1">
            <text:p>2229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953]&gt;54;&quot;Old&quot;; IF([.L953]&gt;=31;&quot;Middle Age&quot;; IF([.L95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5319" table:style-name="ce1">
            <text:p>1531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9" table:style-name="ce1">
            <text:p>59</text:p>
          </table:table-cell>
          <table:table-cell office:value-type="string" office:string-value="Old" table:formula="of:=IF([.L954]&gt;54;&quot;Old&quot;; IF([.L954]&gt;=31;&quot;Middle Age&quot;; IF([.L954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654" table:style-name="ce1">
            <text:p>1765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955]&gt;54;&quot;Old&quot;; IF([.L955]&gt;=31;&quot;Middle Age&quot;; IF([.L955]&lt; 31;&quot;Adolscent&quot;;&quot;Invalid&quot;)))" table:style-name="ce1">
            <text:p>Adolscent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4662" table:style-name="ce1">
            <text:p>1466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956]&gt;54;&quot;Old&quot;; IF([.L956]&gt;=31;&quot;Middle Age&quot;; IF([.L95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7541" table:style-name="ce1">
            <text:p>1754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3" table:style-name="ce1">
            <text:p>43</text:p>
          </table:table-cell>
          <table:table-cell office:value-type="string" office:string-value="Middle Age" table:formula="of:=IF([.L957]&gt;54;&quot;Old&quot;; IF([.L957]&gt;=31;&quot;Middle Age&quot;; IF([.L95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3886" table:style-name="ce1">
            <text:p>1388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958]&gt;54;&quot;Old&quot;; IF([.L958]&gt;=31;&quot;Middle Age&quot;; IF([.L95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073" table:style-name="ce1">
            <text:p>1307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0" table:style-name="ce1">
            <text:p>30</text:p>
          </table:table-cell>
          <table:table-cell office:value-type="string" office:string-value="Adolscent" table:formula="of:=IF([.L959]&gt;54;&quot;Old&quot;; IF([.L959]&gt;=31;&quot;Middle Age&quot;; IF([.L959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1940" table:style-name="ce1">
            <text:p>2194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960]&gt;54;&quot;Old&quot;; IF([.L960]&gt;=31;&quot;Middle Age&quot;; IF([.L960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196" table:style-name="ce1">
            <text:p>2019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961]&gt;54;&quot;Old&quot;; IF([.L961]&gt;=31;&quot;Middle Age&quot;; IF([.L96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3491" table:style-name="ce1">
            <text:p>2349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962]&gt;54;&quot;Old&quot;; IF([.L962]&gt;=31;&quot;Middle Age&quot;; IF([.L96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651" table:style-name="ce1">
            <text:p>1665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120000" table:style-name="ce4">
            <text:p>$12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62" table:style-name="ce1">
            <text:p>62</text:p>
          </table:table-cell>
          <table:table-cell office:value-type="string" office:string-value="Old" table:formula="of:=IF([.L963]&gt;54;&quot;Old&quot;; IF([.L963]&gt;=31;&quot;Middle Age&quot;; IF([.L963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813" table:style-name="ce1">
            <text:p>16813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5" table:style-name="ce1">
            <text:p>55</text:p>
          </table:table-cell>
          <table:table-cell office:value-type="string" office:string-value="Old" table:formula="of:=IF([.L964]&gt;54;&quot;Old&quot;; IF([.L964]&gt;=31;&quot;Middle Age&quot;; IF([.L964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6007" table:style-name="ce1">
            <text:p>1600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965]&gt;54;&quot;Old&quot;; IF([.L965]&gt;=31;&quot;Middle Age&quot;; IF([.L965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7434" table:style-name="ce1">
            <text:p>2743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966]&gt;54;&quot;Old&quot;; IF([.L966]&gt;=31;&quot;Middle Age&quot;; IF([.L966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7756" table:style-name="ce1">
            <text:p>27756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967]&gt;54;&quot;Old&quot;; IF([.L967]&gt;=31;&quot;Middle Age&quot;; IF([.L96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818" table:style-name="ce1">
            <text:p>2381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3" table:style-name="ce1">
            <text:p>33</text:p>
          </table:table-cell>
          <table:table-cell office:value-type="string" office:string-value="Middle Age" table:formula="of:=IF([.L968]&gt;54;&quot;Old&quot;; IF([.L968]&gt;=31;&quot;Middle Age&quot;; IF([.L96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9012" table:style-name="ce1">
            <text:p>1901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6" table:style-name="ce1">
            <text:p>56</text:p>
          </table:table-cell>
          <table:table-cell office:value-type="string" office:string-value="Old" table:formula="of:=IF([.L969]&gt;54;&quot;Old&quot;; IF([.L969]&gt;=31;&quot;Middle Age&quot;; IF([.L96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329" table:style-name="ce1">
            <text:p>18329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7" table:style-name="ce1">
            <text:p>27</text:p>
          </table:table-cell>
          <table:table-cell office:value-type="string" office:string-value="Adolscent" table:formula="of:=IF([.L970]&gt;54;&quot;Old&quot;; IF([.L970]&gt;=31;&quot;Middle Age&quot;; IF([.L970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037" table:style-name="ce1">
            <text:p>2903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9" table:style-name="ce1">
            <text:p>39</text:p>
          </table:table-cell>
          <table:table-cell office:value-type="string" office:string-value="Middle Age" table:formula="of:=IF([.L971]&gt;54;&quot;Old&quot;; IF([.L971]&gt;=31;&quot;Middle Age&quot;; IF([.L97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6576" table:style-name="ce1">
            <text:p>2657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972]&gt;54;&quot;Old&quot;; IF([.L972]&gt;=31;&quot;Middle Age&quot;; IF([.L972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2192" table:style-name="ce1">
            <text:p>1219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51" table:style-name="ce1">
            <text:p>51</text:p>
          </table:table-cell>
          <table:table-cell office:value-type="string" office:string-value="Middle Age" table:formula="of:=IF([.L973]&gt;54;&quot;Old&quot;; IF([.L973]&gt;=31;&quot;Middle Age&quot;; IF([.L97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887" table:style-name="ce1">
            <text:p>14887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2" table:style-name="ce1">
            <text:p>52</text:p>
          </table:table-cell>
          <table:table-cell office:value-type="string" office:string-value="Middle Age" table:formula="of:=IF([.L974]&gt;54;&quot;Old&quot;; IF([.L974]&gt;=31;&quot;Middle Age&quot;; IF([.L974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1734" table:style-name="ce1">
            <text:p>1173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975]&gt;54;&quot;Old&quot;; IF([.L975]&gt;=31;&quot;Middle Age&quot;; IF([.L97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462" table:style-name="ce1">
            <text:p>1746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976]&gt;54;&quot;Old&quot;; IF([.L976]&gt;=31;&quot;Middle Age&quot;; IF([.L97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0659" table:style-name="ce1">
            <text:p>2065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977]&gt;54;&quot;Old&quot;; IF([.L977]&gt;=31;&quot;Middle Age&quot;; IF([.L97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004" table:style-name="ce1">
            <text:p>2800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978]&gt;54;&quot;Old&quot;; IF([.L978]&gt;=31;&quot;Middle Age&quot;; IF([.L978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741" table:style-name="ce1">
            <text:p>1974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65" table:style-name="ce1">
            <text:p>65</text:p>
          </table:table-cell>
          <table:table-cell office:value-type="string" office:string-value="Old" table:formula="of:=IF([.L979]&gt;54;&quot;Old&quot;; IF([.L979]&gt;=31;&quot;Middle Age&quot;; IF([.L97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450" table:style-name="ce1">
            <text:p>1745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5" table:style-name="ce1">
            <text:p>45</text:p>
          </table:table-cell>
          <table:table-cell office:value-type="string" office:string-value="Middle Age" table:formula="of:=IF([.L980]&gt;54;&quot;Old&quot;; IF([.L980]&gt;=31;&quot;Middle Age&quot;; IF([.L98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7337" table:style-name="ce1">
            <text:p>1733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31" table:style-name="ce1">
            <text:p>31</text:p>
          </table:table-cell>
          <table:table-cell office:value-type="string" office:string-value="Middle Age" table:formula="of:=IF([.L981]&gt;54;&quot;Old&quot;; IF([.L981]&gt;=31;&quot;Middle Age&quot;; IF([.L98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8594" table:style-name="ce1">
            <text:p>1859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40" table:style-name="ce1">
            <text:p>40</text:p>
          </table:table-cell>
          <table:table-cell office:value-type="string" office:string-value="Middle Age" table:formula="of:=IF([.L982]&gt;54;&quot;Old&quot;; IF([.L982]&gt;=31;&quot;Middle Age&quot;; IF([.L982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5982" table:style-name="ce1">
            <text:p>15982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10000" table:style-name="ce4">
            <text:p>$11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983]&gt;54;&quot;Old&quot;; IF([.L983]&gt;=31;&quot;Middle Age&quot;; IF([.L983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8625" table:style-name="ce1">
            <text:p>28625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Clerical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7" table:style-name="ce1">
            <text:p>47</text:p>
          </table:table-cell>
          <table:table-cell office:value-type="string" office:string-value="Middle Age" table:formula="of:=IF([.L984]&gt;54;&quot;Old&quot;; IF([.L984]&gt;=31;&quot;Middle Age&quot;; IF([.L98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1269" table:style-name="ce1">
            <text:p>1126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130000" table:style-name="ce4">
            <text:p>$13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1" table:style-name="ce1">
            <text:p>41</text:p>
          </table:table-cell>
          <table:table-cell office:value-type="string" office:string-value="Middle Age" table:formula="of:=IF([.L985]&gt;54;&quot;Old&quot;; IF([.L985]&gt;=31;&quot;Middle Age&quot;; IF([.L985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5148" table:style-name="ce1">
            <text:p>25148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8" table:style-name="ce1">
            <text:p>48</text:p>
          </table:table-cell>
          <table:table-cell office:value-type="string" office:string-value="Middle Age" table:formula="of:=IF([.L986]&gt;54;&quot;Old&quot;; IF([.L986]&gt;=31;&quot;Middle Age&quot;; IF([.L986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3920" table:style-name="ce1">
            <text:p>13920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50000" table:style-name="ce4">
            <text:p>$5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987]&gt;54;&quot;Old&quot;; IF([.L987]&gt;=31;&quot;Middle Age&quot;; IF([.L987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3704" table:style-name="ce1">
            <text:p>2370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40000" table:style-name="ce4">
            <text:p>$4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0" table:style-name="ce1">
            <text:p>60</text:p>
          </table:table-cell>
          <table:table-cell office:value-type="string" office:string-value="Old" table:formula="of:=IF([.L988]&gt;54;&quot;Old&quot;; IF([.L988]&gt;=31;&quot;Middle Age&quot;; IF([.L988]&lt; 31;&quot;Adolscent&quot;;&quot;Invalid&quot;)))" table:style-name="ce1">
            <text:p>Old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8972" table:style-name="ce1">
            <text:p>2897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6" table:style-name="ce1">
            <text:p>66</text:p>
          </table:table-cell>
          <table:table-cell office:value-type="string" office:string-value="Old" table:formula="of:=IF([.L989]&gt;54;&quot;Old&quot;; IF([.L989]&gt;=31;&quot;Middle Age&quot;; IF([.L989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2730" table:style-name="ce1">
            <text:p>22730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63" table:style-name="ce1">
            <text:p>63</text:p>
          </table:table-cell>
          <table:table-cell office:value-type="string" office:string-value="Old" table:formula="of:=IF([.L990]&gt;54;&quot;Old&quot;; IF([.L990]&gt;=31;&quot;Middle Age&quot;; IF([.L990]&lt; 31;&quot;Adolscent&quot;;&quot;Invalid&quot;)))" table:style-name="ce1">
            <text:p>Old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29134" table:style-name="ce1">
            <text:p>2913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42" table:style-name="ce1">
            <text:p>42</text:p>
          </table:table-cell>
          <table:table-cell office:value-type="string" office:string-value="Middle Age" table:formula="of:=IF([.L991]&gt;54;&quot;Old&quot;; IF([.L991]&gt;=31;&quot;Middle Age&quot;; IF([.L991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4332" table:style-name="ce1">
            <text:p>1433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30000" table:style-name="ce4">
            <text:p>$30,0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26" table:style-name="ce1">
            <text:p>26</text:p>
          </table:table-cell>
          <table:table-cell office:value-type="string" office:string-value="Adolscent" table:formula="of:=IF([.L992]&gt;54;&quot;Old&quot;; IF([.L992]&gt;=31;&quot;Middle Age&quot;; IF([.L992]&lt; 31;&quot;Adolscent&quot;;&quot;Invalid&quot;)))" table:style-name="ce1">
            <text:p>Adolscent</text:p>
          </table:table-cell>
          <table:table-cell office:value-type="string" table:style-name="ce1">
            <text:p>No</text:p>
          </table:table-cell>
          <table:table-cell table:number-columns-repeated="16370"/>
        </table:table-row>
        <table:table-row table:style-name="ro1">
          <table:table-cell office:value-type="float" office:value="19117" table:style-name="ce1">
            <text:p>19117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Fe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6" table:style-name="ce1">
            <text:p>36</text:p>
          </table:table-cell>
          <table:table-cell office:value-type="string" office:string-value="Middle Age" table:formula="of:=IF([.L993]&gt;54;&quot;Old&quot;; IF([.L993]&gt;=31;&quot;Middle Age&quot;; IF([.L993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 office:value-type="float" office:value="22864" table:style-name="ce1">
            <text:p>22864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90000" table:style-name="ce4">
            <text:p>$9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-10 Miles</text:p>
          </table:table-cell>
          <table:table-cell office:value-type="string" table:style-name="ce1">
            <text:p>North America</text:p>
          </table:table-cell>
          <table:table-cell office:value-type="float" office:value="49" table:style-name="ce1">
            <text:p>49</text:p>
          </table:table-cell>
          <table:table-cell office:value-type="string" office:string-value="Middle Age" table:formula="of:=IF([.L994]&gt;54;&quot;Old&quot;; IF([.L994]&gt;=31;&quot;Middle Age&quot;; IF([.L994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 office:value-type="float" office:value="11292" table:style-name="ce1">
            <text:p>1129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50000" table:style-name="ce4">
            <text:p>$150,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44" table:style-name="ce1">
            <text:p>44</text:p>
          </table:table-cell>
          <table:table-cell office:value-type="string" office:string-value="Middle Age" table:formula="of:=IF([.L995]&gt;54;&quot;Old&quot;; IF([.L995]&gt;=31;&quot;Middle Age&quot;; IF([.L995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 office:value-type="float" office:value="13466" table:style-name="ce1">
            <text:p>13466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80000" table:style-name="ce4">
            <text:p>$80,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rtial Colleg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46" table:style-name="ce1">
            <text:p>46</text:p>
          </table:table-cell>
          <table:table-cell office:value-type="string" office:string-value="Middle Age" table:formula="of:=IF([.L996]&gt;54;&quot;Old&quot;; IF([.L996]&gt;=31;&quot;Middle Age&quot;; IF([.L996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 table:style-name="ce1"/>
        </table:table-row>
        <table:table-row table:style-name="ro1">
          <table:table-cell office:value-type="float" office:value="23731" table:style-name="ce1">
            <text:p>23731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54" table:style-name="ce1">
            <text:p>54</text:p>
          </table:table-cell>
          <table:table-cell office:value-type="string" office:string-value="Middle Age" table:formula="of:=IF([.L997]&gt;54;&quot;Old&quot;; IF([.L997]&gt;=31;&quot;Middle Age&quot;; IF([.L997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 office:value-type="float" office:value="28672" table:style-name="ce1">
            <text:p>28672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70000" table:style-name="ce4">
            <text:p>$70,0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aduate Degree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-5 Miles</text:p>
          </table:table-cell>
          <table:table-cell office:value-type="string" table:style-name="ce1">
            <text:p>North America</text:p>
          </table:table-cell>
          <table:table-cell office:value-type="float" office:value="35" table:style-name="ce1">
            <text:p>35</text:p>
          </table:table-cell>
          <table:table-cell office:value-type="string" office:string-value="Middle Age" table:formula="of:=IF([.L998]&gt;54;&quot;Old&quot;; IF([.L998]&gt;=31;&quot;Middle Age&quot;; IF([.L998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 office:value-type="float" office:value="11809" table:style-name="ce1">
            <text:p>11809</text:p>
          </table:table-cell>
          <table:table-cell office:value-type="string" table:style-name="ce1">
            <text:p>Married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Skilled Manual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-1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999]&gt;54;&quot;Old&quot;; IF([.L999]&gt;=31;&quot;Middle Age&quot;; IF([.L999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 office:value-type="float" office:value="19664" table:style-name="ce1">
            <text:p>19664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100000" table:style-name="ce4">
            <text:p>$10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helors</text:p>
          </table:table-cell>
          <table:table-cell office:value-type="string" table:style-name="ce1">
            <text:p>Management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-2 Miles</text:p>
          </table:table-cell>
          <table:table-cell office:value-type="string" table:style-name="ce1">
            <text:p>North America</text:p>
          </table:table-cell>
          <table:table-cell office:value-type="float" office:value="38" table:style-name="ce1">
            <text:p>38</text:p>
          </table:table-cell>
          <table:table-cell office:value-type="string" office:string-value="Middle Age" table:formula="of:=IF([.L1000]&gt;54;&quot;Old&quot;; IF([.L1000]&gt;=31;&quot;Middle Age&quot;; IF([.L1000]&lt; 31;&quot;Adolscent&quot;;&quot;Invalid&quot;)))" table:style-name="ce1">
            <text:p>Middle Age</text:p>
          </table:table-cell>
          <table:table-cell office:value-type="string" table:style-name="ce1">
            <text:p>No</text:p>
          </table:table-cell>
          <table:table-cell table:number-columns-repeated="16370" table:style-name="ce1"/>
        </table:table-row>
        <table:table-row table:style-name="ro1">
          <table:table-cell office:value-type="float" office:value="12121" table:style-name="ce1">
            <text:p>12121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ale</text:p>
          </table:table-cell>
          <table:table-cell office:value-type="currency" office:value="60000" table:style-name="ce4">
            <text:p>$60,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gh School</text:p>
          </table:table-cell>
          <table:table-cell office:value-type="string" table:style-name="ce1">
            <text:p>Professional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+ Miles</text:p>
          </table:table-cell>
          <table:table-cell office:value-type="string" table:style-name="ce1">
            <text:p>North America</text:p>
          </table:table-cell>
          <table:table-cell office:value-type="float" office:value="53" table:style-name="ce1">
            <text:p>53</text:p>
          </table:table-cell>
          <table:table-cell office:value-type="string" office:string-value="Middle Age" table:formula="of:=IF([.L1001]&gt;54;&quot;Old&quot;; IF([.L1001]&gt;=31;&quot;Middle Age&quot;; IF([.L1001]&lt; 31;&quot;Adolscent&quot;;&quot;Invalid&quot;)))" table:style-name="ce1">
            <text:p>Middle Age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4"/>
          <table:table-cell table:number-columns-repeated="11" table:style-name="ce1"/>
          <table:table-cell office:value-type="string" table:style-name="ce3">
            <text:p/>
          </table:table-cell>
          <table:table-cell table:number-columns-repeated="16368"/>
        </table:table-row>
        <table:table-row table:number-rows-repeated="1047571" table:style-name="ro1">
          <table:table-cell table:number-columns-repeated="16384"/>
        </table:table-row>
      </table:table>
      <table:table table:name="Pivot_Tables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6">
            <text:p>Average of Income</text:p>
          </table:table-cell>
          <table:table-cell office:value-type="string" table:style-name="ce6">
            <text:p>Column Labels</text:p>
          </table:table-cell>
          <table:table-cell table:number-columns-repeated="4" table:style-name="ce1"/>
          <table:table-cell table:style-name="ce1">
            <draw:frame draw:z-index="1" draw:id="id0" draw:style-name="a0" draw:name="Chart 2" svg:x="0.19167in" svg:y="0.0083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6">
            <text:p>Row Label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Grand Total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Female</text:p>
          </table:table-cell>
          <table:table-cell office:value-type="float" office:value="23333.333333333332" table:style-name="ce5">
            <text:p>23333.33333</text:p>
          </table:table-cell>
          <table:table-cell table:style-name="ce5"/>
          <table:table-cell office:value-type="float" office:value="23333.333333333332" table:style-name="ce5">
            <text:p>23333.3333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Male</text:p>
          </table:table-cell>
          <table:table-cell office:value-type="float" office:value="51111.111111111109" table:style-name="ce5">
            <text:p>51111.11111</text:p>
          </table:table-cell>
          <table:table-cell office:value-type="float" office:value="60000" table:style-name="ce5">
            <text:p>60000</text:p>
          </table:table-cell>
          <table:table-cell office:value-type="float" office:value="52000" table:style-name="ce5">
            <text:p>52000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44166.666666666664" table:style-name="ce5">
            <text:p>44166.66667</text:p>
          </table:table-cell>
          <table:table-cell office:value-type="float" office:value="60000" table:style-name="ce5">
            <text:p>60000</text:p>
          </table:table-cell>
          <table:table-cell office:value-type="float" office:value="45384.615384615383" table:style-name="ce5">
            <text:p>45384.61538</text:p>
          </table:table-cell>
          <table:table-cell table:number-columns-repeated="16380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Count of Purchased Bike</text:p>
          </table:table-cell>
          <table:table-cell office:value-type="string" table:style-name="ce6">
            <text:p>Column Label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">
            <text:p>Row Label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rand Tot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0-1 Miles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10+ Miles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/>
          <table:table-cell table:style-name="ce1">
            <draw:frame draw:z-index="2" draw:id="id1" draw:style-name="a1" draw:name="Chart 3" svg:x="0.51667in" svg:y="0.191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-2 Miles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2-5 Miles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5-10 Miles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Grand Total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6">
            <text:p>Count of Purchased Bike</text:p>
          </table:table-cell>
          <table:table-cell office:value-type="string" table:style-name="ce6">
            <text:p>Column Label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Row Label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rand Total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Adolscent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Middle Age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table:style-name="ce1">
            <draw:frame draw:z-index="3" draw:id="id2" draw:style-name="a2" draw:name="Chart 4" svg:x="0.05833in" svg:y="0.1416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7">
            <text:p>Ol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  <table:table table:name="DashBoard" table:style-name="ta1">
        <table:table-column table:style-name="co9" table:number-columns-repeated="16384" table:default-cell-style-name="ce1"/>
        <table:table-row table:number-rows-repeated="5" table:style-name="ro1">
          <table:table-cell table:number-columns-repeated="16" table:style-name="ce9"/>
          <table:table-cell table:number-columns-repeated="16368"/>
        </table:table-row>
        <table:table-row table:style-name="ro2">
          <table:table-cell table:number-columns-repeated="5" table:style-name="ce9"/>
          <table:table-cell office:value-type="string" table:style-name="ce10">
            <text:p>Bike Sales Dashboard</text:p>
          </table:table-cell>
          <table:table-cell table:number-columns-repeated="10" table:style-name="ce9"/>
          <table:table-cell table:number-columns-repeated="16368"/>
        </table:table-row>
        <table:table-row table:style-name="ro1">
          <table:table-cell table:number-columns-repeated="2" table:style-name="ce9"/>
          <table:table-cell table:style-name="ce9">
            <draw:frame draw:z-index="1" draw:id="id3" draw:style-name="a3" draw:name="Chart 1" svg:x="0.53366in" svg:y="0.18983in" svg:width="5.03267in" svg:height="2.7603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3" table:style-name="ce9"/>
          <table:table-cell table:number-columns-repeated="16368"/>
        </table:table-row>
        <table:table-row table:style-name="ro1">
          <table:table-cell table:style-name="ce1"/>
          <table:table-cell table:number-columns-repeated="9"/>
          <table:table-cell table:style-name="ce1">
            <draw:frame draw:z-index="3" draw:id="id5" draw:style-name="a5" draw:name="Chart 3" svg:x="0.2292in" svg:y="0.01144in" svg:width="4.84349in" svg:height="2.7780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6383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2" draw:id="id4" draw:style-name="a4" draw:name="Chart 2" svg:x="0.47619in" svg:y="0.05783in" svg:width="10.23994in" svg:height="2.9677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6383"/>
        </table:table-row>
        <table:table-row table:number-rows-repeated="1048552" table:style-name="ro1">
          <table:table-cell table:number-columns-repeated="16384"/>
        </table:table-row>
      </table:table>
      <table:named-expressions>
        <table:named-expression table:name="Slicer_Education" table:expression="of:=&quot;&quot;" table:base-cell-address="bike_buyers.$A$1"/>
        <table:named-expression table:name="Slicer_Marital_Status" table:expression="of:=&quot;&quot;" table:base-cell-address="bike_buyers.$A$1"/>
        <table:named-expression table:name="Slicer_Region" table:expression="of:=&quot;&quot;" table:base-cell-address="bike_buyers.$A$1"/>
      </table:named-expressions>
      <table:data-pilot-tables>
        <table:data-pilot-table table:name="PivotTable4" table:target-range-address="Pivot_Tables.A35:Pivot_Tables.D40" table:show-filter-button="false" table:buttons="Pivot_Tables.A36 Pivot_Tables.B35">
          <table:source-cell-range table:cell-range-address="bike_buyers.A1:bike_buyers.N1001"/>
          <table:data-pilot-field table:source-field-name="Purchased Bike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 Bracket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urchased Bik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rital 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ingle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end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nco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hildre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duc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Bachelors" table:display="false" table:show-details="true"/>
                <table:data-pilot-member table:name="Graduate Degree" table:display="false" table:show-details="true"/>
                <table:data-pilot-member table:name="High School" table:display="false" table:show-details="true"/>
                <table:data-pilot-member table:name="Partial College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ccup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Home Own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mmute Dista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rope" table:display="false" table:show-details="true"/>
                <table:data-pilot-member table:name="Pacific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Pivot_Tables.B18:Pivot_Tables.E25" table:show-filter-button="false" table:buttons="Pivot_Tables.B19 Pivot_Tables.C18">
          <table:source-cell-range table:cell-range-address="bike_buyers.A1:bike_buyers.N1001"/>
          <table:data-pilot-field table:source-field-name="Purchased Bike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mmute Distanc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urchased Bik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rital 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ingle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end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nco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hildre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duc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Bachelors" table:display="false" table:show-details="true"/>
                <table:data-pilot-member table:name="Graduate Degree" table:display="false" table:show-details="true"/>
                <table:data-pilot-member table:name="High School" table:display="false" table:show-details="true"/>
                <table:data-pilot-member table:name="Partial College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ccup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Home Own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rope" table:display="false" table:show-details="true"/>
                <table:data-pilot-member table:name="Pacific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 Bracket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Pivot_Tables.A1:Pivot_Tables.D5" table:show-filter-button="false" table:buttons="Pivot_Tables.A2 Pivot_Tables.B1">
          <table:source-cell-range table:cell-range-address="bike_buyers.A1:bike_buyers.N1001"/>
          <table:data-pilot-field table:source-field-name="Purchased Bike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end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ncome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rital 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ingle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hildre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duc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Bachelors" table:display="false" table:show-details="true"/>
                <table:data-pilot-member table:name="Graduate Degree" table:display="false" table:show-details="true"/>
                <table:data-pilot-member table:name="High School" table:display="false" table:show-details="true"/>
                <table:data-pilot-member table:name="Partial College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ccup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Home Own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mmute Dista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rope" table:display="false" table:show-details="true"/>
                <table:data-pilot-member table:name="Pacific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 Bracket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40">
      <number:currency-symbol>$</number:currency-symbol>
      <number:number number:decimal-places="0" number:min-integer-digits="1" number:grouping="true"/>
    </number:currency-style>
    <number:number-style style:name="N4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Tahir Kadiwala</meta:initial-creator>
    <dc:creator>Tahir Kadiwala</dc:creator>
    <meta:creation-date>2022-03-18T02:50:57Z</meta:creation-date>
    <dc:date>2023-10-05T09:04:2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o</text:p>
              </table:table-cell>
              <table:table-cell office:value-type="string">
                <text:p>Yes</text:p>
              </table:table-cell>
            </table:table-row>
          </table:table-header-rows>
          <table:table-row>
            <table:table-cell office:value-type="string">
              <text:p>Female</text:p>
            </table:table-cell>
            <table:table-cell office:value-type="float" office:value="23333.333333333332"/>
            <table:table-cell/>
          </table:table-row>
          <table:table-row>
            <table:table-cell office:value-type="string">
              <text:p>Male</text:p>
            </table:table-cell>
            <table:table-cell office:value-type="float" office:value="51111.111111111109"/>
            <table:table-cell office:value-type="float" office:value="6000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ommute Customer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Commute Distance</text:p>
            </chart:title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o</text:p>
              </table:table-cell>
              <table:table-cell office:value-type="string">
                <text:p>Yes</text:p>
              </table:table-cell>
            </table:table-row>
          </table:table-header-rows>
          <table:table-row>
            <table:table-cell office:value-type="string">
              <text:p>0-1 Miles</text:p>
            </table:table-cell>
            <table:table-cell office:value-type="float" office:value="5"/>
            <table:table-cell/>
          </table:table-row>
          <table:table-row>
            <table:table-cell office:value-type="string">
              <text:p>10+ Miles</text:p>
            </table:table-cell>
            <table:table-cell office:value-type="float" office:value="2"/>
            <table:table-cell/>
          </table:table-row>
          <table:table-row>
            <table:table-cell office:value-type="string">
              <text:p>1-2 Miles</text:p>
            </table:table-cell>
            <table:table-cell office:value-type="float" office:value="2"/>
            <table:table-cell/>
          </table:table-row>
          <table:table-row>
            <table:table-cell office:value-type="string">
              <text:p>2-5 Miles</text:p>
            </table:table-cell>
            <table:table-cell office:value-type="float" office:value="1"/>
            <table:table-cell/>
          </table:table-row>
          <table:table-row>
            <table:table-cell office:value-type="string">
              <text:p>5-10 Miles</text:p>
            </table:table-cell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ustomer Age Bracket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Age Brackets</text:p>
            </chart:title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o</text:p>
              </table:table-cell>
              <table:table-cell office:value-type="string">
                <text:p>Yes</text:p>
              </table:table-cell>
            </table:table-row>
          </table:table-header-rows>
          <table:table-row>
            <table:table-cell office:value-type="string">
              <text:p>Adolscent</text:p>
            </table:table-cell>
            <table:table-cell office:value-type="float" office:value="2"/>
            <table:table-cell/>
          </table:table-row>
          <table:table-row>
            <table:table-cell office:value-type="string">
              <text:p>Middle Age</text:p>
            </table:table-cell>
            <table:table-cell office:value-type="float" office:value="9"/>
            <table:table-cell office:value-type="float" office:value="1"/>
          </table:table-row>
          <table:table-row>
            <table:table-cell office:value-type="string">
              <text:p>Old</text:p>
            </table:table-cell>
            <table:table-cell office:value-type="float" office:value="1"/>
            <table:table-cell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8.7458267716536pt" svg:width="362.351968503937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o</text:p>
              </table:table-cell>
              <table:table-cell office:value-type="string">
                <text:p>Yes</text:p>
              </table:table-cell>
            </table:table-row>
          </table:table-header-rows>
          <table:table-row>
            <table:table-cell office:value-type="string">
              <text:p>Female</text:p>
            </table:table-cell>
            <table:table-cell office:value-type="float" office:value="23333.333333333332"/>
            <table:table-cell/>
          </table:table-row>
          <table:table-row>
            <table:table-cell office:value-type="string">
              <text:p>Male</text:p>
            </table:table-cell>
            <table:table-cell office:value-type="float" office:value="51111.111111111109"/>
            <table:table-cell office:value-type="float" office:value="6000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3.6762204724409pt" svg:width="737.2753543307086pt" chart:style-name="Crt0">
        <chart:title chart:style-name="CT00">
          <text:p text:style-name="a0" text:class-names="" text:cond-style-name="">Commute Customer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Commute Distance</text:p>
            </chart:title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o</text:p>
              </table:table-cell>
              <table:table-cell office:value-type="string">
                <text:p>Yes</text:p>
              </table:table-cell>
            </table:table-row>
          </table:table-header-rows>
          <table:table-row>
            <table:table-cell office:value-type="string">
              <text:p>0-1 Miles</text:p>
            </table:table-cell>
            <table:table-cell office:value-type="float" office:value="5"/>
            <table:table-cell/>
          </table:table-row>
          <table:table-row>
            <table:table-cell office:value-type="string">
              <text:p>10+ Miles</text:p>
            </table:table-cell>
            <table:table-cell office:value-type="float" office:value="2"/>
            <table:table-cell/>
          </table:table-row>
          <table:table-row>
            <table:table-cell office:value-type="string">
              <text:p>1-2 Miles</text:p>
            </table:table-cell>
            <table:table-cell office:value-type="float" office:value="2"/>
            <table:table-cell/>
          </table:table-row>
          <table:table-row>
            <table:table-cell office:value-type="string">
              <text:p>2-5 Miles</text:p>
            </table:table-cell>
            <table:table-cell office:value-type="float" office:value="1"/>
            <table:table-cell/>
          </table:table-row>
          <table:table-row>
            <table:table-cell office:value-type="string">
              <text:p>5-10 Miles</text:p>
            </table:table-cell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00.0174015748032pt" svg:width="348.7310236220472pt" chart:style-name="Crt0">
        <chart:title chart:style-name="CT00">
          <text:p text:style-name="a0" text:class-names="" text:cond-style-name="">Customer Age Bracket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Age Brackets</text:p>
            </chart:title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o</text:p>
              </table:table-cell>
              <table:table-cell office:value-type="string">
                <text:p>Yes</text:p>
              </table:table-cell>
            </table:table-row>
          </table:table-header-rows>
          <table:table-row>
            <table:table-cell office:value-type="string">
              <text:p>Adolscent</text:p>
            </table:table-cell>
            <table:table-cell office:value-type="float" office:value="2"/>
            <table:table-cell/>
          </table:table-row>
          <table:table-row>
            <table:table-cell office:value-type="string">
              <text:p>Middle Age</text:p>
            </table:table-cell>
            <table:table-cell office:value-type="float" office:value="9"/>
            <table:table-cell office:value-type="float" office:value="1"/>
          </table:table-row>
          <table:table-row>
            <table:table-cell office:value-type="string">
              <text:p>Old</text:p>
            </table:table-cell>
            <table:table-cell office:value-type="float" office:value="1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